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" svg:font-family="Menlo-Bold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7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.7pt"/>
    </style:style>
    <style:style style:name="co4" style:family="table-column">
      <style:table-column-properties fo:break-before="auto" style:column-width="77.9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1">
      <style:text-properties style:text-outline="false" style:text-line-through-style="none" style:text-line-through-type="none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  <style:style style:name="ce3" style:family="table-cell" style:parent-style-name="Default" style:data-style-name="N3">
      <style:text-properties style:text-outline="false" style:text-line-through-style="none" style:text-line-through-type="none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3">
      <style:text-properties style:text-outline="false" style:text-line-through-style="none" style:text-line-through-type="none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/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5">
      <style:text-properties style:text-outline="false" style:text-line-through-style="none" style:text-line-through-type="none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320x240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ultiProcessing of find_lane_in(320x240image) on Pi3B four cores 1.2GHz “load 57%”</text:p>
          </table:table-cell>
          <table:table-cell table:style-name="ce3"/>
          <table:table-cell table:number-columns-repeated="2"/>
          <table:table-cell table:style-name="ce1"/>
          <table:table-cell table:style-name="ce3"/>
          <table:table-cell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In Order</text:p>
          </table:table-cell>
          <table:table-cell table:style-name="ce3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>
            <text:p>By Process</text:p>
          </table:table-cell>
          <table:table-cell table:style-name="ce3" office:value-type="string" calcext:value-type="string">
            <text:p>Average</text:p>
          </table:table-cell>
          <table:table-cell/>
        </table:table-row>
        <table:table-row table:style-name="ro1">
          <table:table-cell table:style-name="ce1"/>
          <table:table-cell table:style-name="ce3" table:formula="of:=AVERAGE([.B7:.B44])" office:value-type="float" office:value="35.3684210524846" calcext:value-type="float">
            <text:p>35</text:p>
          </table:table-cell>
          <table:table-cell office:value-type="string" calcext:value-type="string">
            <text:p>ms</text:p>
          </table:table-cell>
          <table:table-cell/>
          <table:table-cell table:style-name="ce1"/>
          <table:table-cell table:style-name="ce3" table:formula="of:=AVERAGE([.F7:.F44])" office:value-type="float" office:value="142.078947368563" calcext:value-type="float">
            <text:p>14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style-name="ce1" office:value-type="string" calcext:value-type="string">
            <text:p>DateTIme</text:p>
          </table:table-cell>
          <table:table-cell table:style-name="ce4" office:value-type="string" calcext:value-type="string">
            <text:p>inter frame</text:p>
          </table:table-cell>
          <table:table-cell table:style-name="ce6" office:value-type="string" calcext:value-type="string">
            <text:p>PID</text:p>
          </table:table-cell>
          <table:table-cell/>
          <table:table-cell table:style-name="ce1" office:value-type="string" calcext:value-type="string">
            <text:p>DateTime</text:p>
          </table:table-cell>
          <table:table-cell table:style-name="ce4" office:value-type="string" calcext:value-type="string">
            <text:p>one frame</text:p>
          </table:table-cell>
          <table:table-cell table:style-name="ce6" office:value-type="string" calcext:value-type="string">
            <text:p>PID</text:p>
          </table:table-cell>
        </table:table-row>
        <table:table-row table:style-name="ro1">
          <table:table-cell table:style-name="ce1" office:value-type="time" office:time-value="PT11H19M26.516S" calcext:value-type="time">
            <text:p>11:19:26.516</text:p>
          </table:table-cell>
          <table:table-cell table:style-name="ce4"/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6.615S" calcext:value-type="time">
            <text:p>11:19:26.615</text:p>
          </table:table-cell>
          <table:table-cell table:style-name="ce3"/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615S" calcext:value-type="time">
            <text:p>11:19:26.615</text:p>
          </table:table-cell>
          <table:table-cell table:style-name="ce3" table:formula="of:=([.A7]-[.A6])*24*60*60*1000" office:value-type="float" office:value="98.9999999946534" calcext:value-type="float">
            <text:p>99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6.882S" calcext:value-type="time">
            <text:p>11:19:26.882</text:p>
          </table:table-cell>
          <table:table-cell table:style-name="ce3" table:formula="of:=([.E7]-[.E6])*24*60*60*1000" office:value-type="float" office:value="266.999999995754" calcext:value-type="float">
            <text:p>267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633S" calcext:value-type="time">
            <text:p>11:19:26.633</text:p>
          </table:table-cell>
          <table:table-cell table:style-name="ce3" table:formula="of:=([.A8]-[.A7])*24*60*60*1000" office:value-type="float" office:value="18.000000002516" calcext:value-type="float">
            <text:p>18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7.015S" calcext:value-type="time">
            <text:p>11:19:27.015</text:p>
          </table:table-cell>
          <table:table-cell table:style-name="ce3" table:formula="of:=([.E8]-[.E7])*24*60*60*1000" office:value-type="float" office:value="133.00000000207" calcext:value-type="float">
            <text:p>133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639S" calcext:value-type="time">
            <text:p>11:19:26.639</text:p>
          </table:table-cell>
          <table:table-cell table:style-name="ce3" table:formula="of:=([.A9]-[.A8])*24*60*60*1000" office:value-type="float" office:value="6.00000000243739" calcext:value-type="float">
            <text:p>6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7.167S" calcext:value-type="time">
            <text:p>11:19:27.167</text:p>
          </table:table-cell>
          <table:table-cell table:style-name="ce3" table:formula="of:=([.E9]-[.E8])*24*60*60*1000" office:value-type="float" office:value="152.000000005792" calcext:value-type="float">
            <text:p>152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739S" calcext:value-type="time">
            <text:p>11:19:26.739</text:p>
          </table:table-cell>
          <table:table-cell table:style-name="ce3" table:formula="of:=([.A10]-[.A9])*24*60*60*1000" office:value-type="float" office:value="99.999999995859" calcext:value-type="float">
            <text:p>100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7.301S" calcext:value-type="time">
            <text:p>11:19:27.301</text:p>
          </table:table-cell>
          <table:table-cell table:style-name="ce3" table:formula="of:=([.E10]-[.E9])*24*60*60*1000" office:value-type="float" office:value="133.99999999848" calcext:value-type="float">
            <text:p>134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782S" calcext:value-type="time">
            <text:p>11:19:26.782</text:p>
          </table:table-cell>
          <table:table-cell table:style-name="ce3" table:formula="of:=([.A11]-[.A10])*24*60*60*1000" office:value-type="float" office:value="42.9999999990827" calcext:value-type="float">
            <text:p>43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7.442S" calcext:value-type="time">
            <text:p>11:19:27.442</text:p>
          </table:table-cell>
          <table:table-cell table:style-name="ce3" table:formula="of:=([.E11]-[.E10])*24*60*60*1000" office:value-type="float" office:value="141.000000002123" calcext:value-type="float">
            <text:p>141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783S" calcext:value-type="time">
            <text:p>11:19:26.783</text:p>
          </table:table-cell>
          <table:table-cell table:style-name="ce3" table:formula="of:=([.A12]-[.A11])*24*60*60*1000" office:value-type="float" office:value="1.00000000120559" calcext:value-type="float">
            <text:p>1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7.587S" calcext:value-type="time">
            <text:p>11:19:27.587</text:p>
          </table:table-cell>
          <table:table-cell table:style-name="ce3" table:formula="of:=([.E12]-[.E11])*24*60*60*1000" office:value-type="float" office:value="144.999999997353" calcext:value-type="float">
            <text:p>145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861S" calcext:value-type="time">
            <text:p>11:19:26.861</text:p>
          </table:table-cell>
          <table:table-cell table:style-name="ce3" table:formula="of:=([.A13]-[.A12])*24*60*60*1000" office:value-type="float" office:value="77.9999999981129" calcext:value-type="float">
            <text:p>78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7.731S" calcext:value-type="time">
            <text:p>11:19:27.731</text:p>
          </table:table-cell>
          <table:table-cell table:style-name="ce3" table:formula="of:=([.E13]-[.E12])*24*60*60*1000" office:value-type="float" office:value="144.000000000943" calcext:value-type="float">
            <text:p>144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882S" calcext:value-type="time">
            <text:p>11:19:26.882</text:p>
          </table:table-cell>
          <table:table-cell table:style-name="ce3" table:formula="of:=([.A14]-[.A13])*24*60*60*1000" office:value-type="float" office:value="20.9999999965405" calcext:value-type="float">
            <text:p>21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7.96S" calcext:value-type="time">
            <text:p>11:19:27.960</text:p>
          </table:table-cell>
          <table:table-cell table:style-name="ce3" table:formula="of:=([.E14]-[.E13])*24*60*60*1000" office:value-type="float" office:value="228.999999997903" calcext:value-type="float">
            <text:p>229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905S" calcext:value-type="time">
            <text:p>11:19:26.905</text:p>
          </table:table-cell>
          <table:table-cell table:style-name="ce3" table:formula="of:=([.A15]-[.A14])*24*60*60*1000" office:value-type="float" office:value="23.0000000037478" calcext:value-type="float">
            <text:p>23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8.088S" calcext:value-type="time">
            <text:p>11:19:28.088</text:p>
          </table:table-cell>
          <table:table-cell table:style-name="ce3" table:formula="of:=([.E15]-[.E14])*24*60*60*1000" office:value-type="float" office:value="128.000000005635" calcext:value-type="float">
            <text:p>128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909S" calcext:value-type="time">
            <text:p>11:19:26.909</text:p>
          </table:table-cell>
          <table:table-cell table:style-name="ce3" table:formula="of:=([.A16]-[.A15])*24*60*60*1000" office:value-type="float" office:value="4.00000000002621" calcext:value-type="float">
            <text:p>4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8.223S" calcext:value-type="time">
            <text:p>11:19:28.223</text:p>
          </table:table-cell>
          <table:table-cell table:style-name="ce3" table:formula="of:=([.E16]-[.E15])*24*60*60*1000" office:value-type="float" office:value="134.999999990093" calcext:value-type="float">
            <text:p>135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6.981S" calcext:value-type="time">
            <text:p>11:19:26.981</text:p>
          </table:table-cell>
          <table:table-cell table:style-name="ce3" table:formula="of:=([.A17]-[.A16])*24*60*60*1000" office:value-type="float" office:value="72.0000000004717" calcext:value-type="float">
            <text:p>72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8.388S" calcext:value-type="time">
            <text:p>11:19:28.388</text:p>
          </table:table-cell>
          <table:table-cell table:style-name="ce3" table:formula="of:=([.E17]-[.E16])*24*60*60*1000" office:value-type="float" office:value="165.00000000228" calcext:value-type="float">
            <text:p>165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015S" calcext:value-type="time">
            <text:p>11:19:27.015</text:p>
          </table:table-cell>
          <table:table-cell table:style-name="ce3" table:formula="of:=([.A18]-[.A17])*24*60*60*1000" office:value-type="float" office:value="33.9999999978247" calcext:value-type="float">
            <text:p>34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8.519S" calcext:value-type="time">
            <text:p>11:19:28.519</text:p>
          </table:table-cell>
          <table:table-cell table:style-name="ce3" table:formula="of:=([.E18]-[.E17])*24*60*60*1000" office:value-type="float" office:value="131.000000004455" calcext:value-type="float">
            <text:p>131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032S" calcext:value-type="time">
            <text:p>11:19:27.032</text:p>
          </table:table-cell>
          <table:table-cell table:style-name="ce3" table:formula="of:=([.A19]-[.A18])*24*60*60*1000" office:value-type="float" office:value="17.0000000013104" calcext:value-type="float">
            <text:p>17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8.647S" calcext:value-type="time">
            <text:p>11:19:28.647</text:p>
          </table:table-cell>
          <table:table-cell table:style-name="ce3" table:formula="of:=([.E19]-[.E18])*24*60*60*1000" office:value-type="float" office:value="127.999999996042" calcext:value-type="float">
            <text:p>128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038S" calcext:value-type="time">
            <text:p>11:19:27.038</text:p>
          </table:table-cell>
          <table:table-cell table:style-name="ce3" table:formula="of:=([.A20]-[.A19])*24*60*60*1000" office:value-type="float" office:value="6.00000000243739" calcext:value-type="float">
            <text:p>6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8.781S" calcext:value-type="time">
            <text:p>11:19:28.781</text:p>
          </table:table-cell>
          <table:table-cell table:style-name="ce3" table:formula="of:=([.E20]-[.E19])*24*60*60*1000" office:value-type="float" office:value="134.000000003276" calcext:value-type="float">
            <text:p>134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103S" calcext:value-type="time">
            <text:p>11:19:27.103</text:p>
          </table:table-cell>
          <table:table-cell table:style-name="ce3" table:formula="of:=([.A21]-[.A20])*24*60*60*1000" office:value-type="float" office:value="65.0000000016249" calcext:value-type="float">
            <text:p>65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8.905S" calcext:value-type="time">
            <text:p>11:19:28.905</text:p>
          </table:table-cell>
          <table:table-cell table:style-name="ce3" table:formula="of:=([.E21]-[.E20])*24*60*60*1000" office:value-type="float" office:value="123.999999996016" calcext:value-type="float">
            <text:p>124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158S" calcext:value-type="time">
            <text:p>11:19:27.158</text:p>
          </table:table-cell>
          <table:table-cell table:style-name="ce3" table:formula="of:=([.A22]-[.A21])*24*60*60*1000" office:value-type="float" office:value="54.9999999991613" calcext:value-type="float">
            <text:p>55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9.041S" calcext:value-type="time">
            <text:p>11:19:29.041</text:p>
          </table:table-cell>
          <table:table-cell table:style-name="ce3" table:formula="of:=([.E22]-[.E21])*24*60*60*1000" office:value-type="float" office:value="136.000000000891" calcext:value-type="float">
            <text:p>136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166S" calcext:value-type="time">
            <text:p>11:19:27.166</text:p>
          </table:table-cell>
          <table:table-cell table:style-name="ce3" table:formula="of:=([.A23]-[.A22])*24*60*60*1000" office:value-type="float" office:value="7.99999999525625" calcext:value-type="float">
            <text:p>8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9.186S" calcext:value-type="time">
            <text:p>11:19:29.186</text:p>
          </table:table-cell>
          <table:table-cell table:style-name="ce3" table:formula="of:=([.E23]-[.E22])*24*60*60*1000" office:value-type="float" office:value="145.000000002149" calcext:value-type="float">
            <text:p>145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167S" calcext:value-type="time">
            <text:p>11:19:27.167</text:p>
          </table:table-cell>
          <table:table-cell table:style-name="ce3" table:formula="of:=([.A24]-[.A23])*24*60*60*1000" office:value-type="float" office:value="1.00000000600176" calcext:value-type="float">
            <text:p>1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9.317S" calcext:value-type="time">
            <text:p>11:19:29.317</text:p>
          </table:table-cell>
          <table:table-cell table:style-name="ce3" table:formula="of:=([.E24]-[.E23])*24*60*60*1000" office:value-type="float" office:value="130.999999999659" calcext:value-type="float">
            <text:p>131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224S" calcext:value-type="time">
            <text:p>11:19:27.224</text:p>
          </table:table-cell>
          <table:table-cell table:style-name="ce3" table:formula="of:=([.A25]-[.A24])*24*60*60*1000" office:value-type="float" office:value="56.9999999967763" calcext:value-type="float">
            <text:p>57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9.444S" calcext:value-type="time">
            <text:p>11:19:29.444</text:p>
          </table:table-cell>
          <table:table-cell table:style-name="ce3" table:formula="of:=([.E25]-[.E24])*24*60*60*1000" office:value-type="float" office:value="127.000000004429" calcext:value-type="float">
            <text:p>127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284S" calcext:value-type="time">
            <text:p>11:19:27.284</text:p>
          </table:table-cell>
          <table:table-cell table:style-name="ce3" table:formula="of:=([.A26]-[.A25])*24*60*60*1000" office:value-type="float" office:value="60.0000000003931" calcext:value-type="float">
            <text:p>60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9.581S" calcext:value-type="time">
            <text:p>11:19:29.581</text:p>
          </table:table-cell>
          <table:table-cell table:style-name="ce3" table:formula="of:=([.E26]-[.E25])*24*60*60*1000" office:value-type="float" office:value="136.999999992504" calcext:value-type="float">
            <text:p>137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29S" calcext:value-type="time">
            <text:p>11:19:27.290</text:p>
          </table:table-cell>
          <table:table-cell table:style-name="ce3" table:formula="of:=([.A27]-[.A26])*24*60*60*1000" office:value-type="float" office:value="6.00000000243739" calcext:value-type="float">
            <text:p>6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9.717S" calcext:value-type="time">
            <text:p>11:19:29.717</text:p>
          </table:table-cell>
          <table:table-cell table:style-name="ce3" table:formula="of:=([.E27]-[.E26])*24*60*60*1000" office:value-type="float" office:value="136.000000000891" calcext:value-type="float">
            <text:p>136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301S" calcext:value-type="time">
            <text:p>11:19:27.301</text:p>
          </table:table-cell>
          <table:table-cell table:style-name="ce3" table:formula="of:=([.A28]-[.A27])*24*60*60*1000" office:value-type="float" office:value="10.999999998873" calcext:value-type="float">
            <text:p>11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9.878S" calcext:value-type="time">
            <text:p>11:19:29.878</text:p>
          </table:table-cell>
          <table:table-cell table:style-name="ce3" table:formula="of:=([.E28]-[.E27])*24*60*60*1000" office:value-type="float" office:value="160.999999997458" calcext:value-type="float">
            <text:p>161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349S" calcext:value-type="time">
            <text:p>11:19:27.349</text:p>
          </table:table-cell>
          <table:table-cell table:style-name="ce3" table:formula="of:=([.A29]-[.A28])*24*60*60*1000" office:value-type="float" office:value="48.0000000003145" calcext:value-type="float">
            <text:p>48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0.015S" calcext:value-type="time">
            <text:p>11:19:30.015</text:p>
          </table:table-cell>
          <table:table-cell table:style-name="ce3" table:formula="of:=([.E29]-[.E28])*24*60*60*1000" office:value-type="float" office:value="137.000000002097" calcext:value-type="float">
            <text:p>137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415S" calcext:value-type="time">
            <text:p>11:19:27.415</text:p>
          </table:table-cell>
          <table:table-cell table:style-name="ce3" table:formula="of:=([.A30]-[.A29])*24*60*60*1000" office:value-type="float" office:value="65.9999999980343" calcext:value-type="float">
            <text:p>66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0.145S" calcext:value-type="time">
            <text:p>11:19:30.145</text:p>
          </table:table-cell>
          <table:table-cell table:style-name="ce3" table:formula="of:=([.E30]-[.E29])*24*60*60*1000" office:value-type="float" office:value="129.999999998454" calcext:value-type="float">
            <text:p>130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42S" calcext:value-type="time">
            <text:p>11:19:27.420</text:p>
          </table:table-cell>
          <table:table-cell table:style-name="ce3" table:formula="of:=([.A31]-[.A30])*24*60*60*1000" office:value-type="float" office:value="4.99999999643563" calcext:value-type="float">
            <text:p>5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0.276S" calcext:value-type="time">
            <text:p>11:19:30.276</text:p>
          </table:table-cell>
          <table:table-cell table:style-name="ce3" table:formula="of:=([.E31]-[.E30])*24*60*60*1000" office:value-type="float" office:value="130.999999999659" calcext:value-type="float">
            <text:p>131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442S" calcext:value-type="time">
            <text:p>11:19:27.442</text:p>
          </table:table-cell>
          <table:table-cell table:style-name="ce3" table:formula="of:=([.A32]-[.A31])*24*60*60*1000" office:value-type="float" office:value="22.0000000073384" calcext:value-type="float">
            <text:p>22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0.405S" calcext:value-type="time">
            <text:p>11:19:30.405</text:p>
          </table:table-cell>
          <table:table-cell table:style-name="ce3" table:formula="of:=([.E32]-[.E31])*24*60*60*1000" office:value-type="float" office:value="129.000000002044" calcext:value-type="float">
            <text:p>129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474S" calcext:value-type="time">
            <text:p>11:19:27.474</text:p>
          </table:table-cell>
          <table:table-cell table:style-name="ce3" table:formula="of:=([.A33]-[.A32])*24*60*60*1000" office:value-type="float" office:value="32.0000000002096" calcext:value-type="float">
            <text:p>32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0.536S" calcext:value-type="time">
            <text:p>11:19:30.536</text:p>
          </table:table-cell>
          <table:table-cell table:style-name="ce3" table:formula="of:=([.E33]-[.E32])*24*60*60*1000" office:value-type="float" office:value="130.999999999659" calcext:value-type="float">
            <text:p>131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567S" calcext:value-type="time">
            <text:p>11:19:27.567</text:p>
          </table:table-cell>
          <table:table-cell table:style-name="ce3" table:formula="of:=([.A34]-[.A33])*24*60*60*1000" office:value-type="float" office:value="92.9999999970121" calcext:value-type="float">
            <text:p>93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0.671S" calcext:value-type="time">
            <text:p>11:19:30.671</text:p>
          </table:table-cell>
          <table:table-cell table:style-name="ce3" table:formula="of:=([.E34]-[.E33])*24*60*60*1000" office:value-type="float" office:value="135.000000004482" calcext:value-type="float">
            <text:p>135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579S" calcext:value-type="time">
            <text:p>11:19:27.579</text:p>
          </table:table-cell>
          <table:table-cell table:style-name="ce3" table:formula="of:=([.A35]-[.A34])*24*60*60*1000" office:value-type="float" office:value="11.9999999952825" calcext:value-type="float">
            <text:p>12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0.826S" calcext:value-type="time">
            <text:p>11:19:30.826</text:p>
          </table:table-cell>
          <table:table-cell table:style-name="ce3" table:formula="of:=([.E35]-[.E34])*24*60*60*1000" office:value-type="float" office:value="154.999999999816" calcext:value-type="float">
            <text:p>155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587S" calcext:value-type="time">
            <text:p>11:19:27.587</text:p>
          </table:table-cell>
          <table:table-cell table:style-name="ce3" table:formula="of:=([.A36]-[.A35])*24*60*60*1000" office:value-type="float" office:value="8.00000000484857" calcext:value-type="float">
            <text:p>8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0.951S" calcext:value-type="time">
            <text:p>11:19:30.951</text:p>
          </table:table-cell>
          <table:table-cell table:style-name="ce3" table:formula="of:=([.E36]-[.E35])*24*60*60*1000" office:value-type="float" office:value="124.999999997222" calcext:value-type="float">
            <text:p>125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597S" calcext:value-type="time">
            <text:p>11:19:27.597</text:p>
          </table:table-cell>
          <table:table-cell table:style-name="ce3" table:formula="of:=([.A37]-[.A36])*24*60*60*1000" office:value-type="float" office:value="10.0000000024636" calcext:value-type="float">
            <text:p>10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1.082S" calcext:value-type="time">
            <text:p>11:19:31.082</text:p>
          </table:table-cell>
          <table:table-cell table:style-name="ce3" table:formula="of:=([.E37]-[.E36])*24*60*60*1000" office:value-type="float" office:value="131.000000004455" calcext:value-type="float">
            <text:p>131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694S" calcext:value-type="time">
            <text:p>11:19:27.694</text:p>
          </table:table-cell>
          <table:table-cell table:style-name="ce3" table:formula="of:=([.A38]-[.A37])*24*60*60*1000" office:value-type="float" office:value="97.0000000018345" calcext:value-type="float">
            <text:p>97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1.212S" calcext:value-type="time">
            <text:p>11:19:31.212</text:p>
          </table:table-cell>
          <table:table-cell table:style-name="ce3" table:formula="of:=([.E38]-[.E37])*24*60*60*1000" office:value-type="float" office:value="129.999999993657" calcext:value-type="float">
            <text:p>130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717S" calcext:value-type="time">
            <text:p>11:19:27.717</text:p>
          </table:table-cell>
          <table:table-cell table:style-name="ce3" table:formula="of:=([.A39]-[.A38])*24*60*60*1000" office:value-type="float" office:value="22.9999999893593" calcext:value-type="float">
            <text:p>23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1.338S" calcext:value-type="time">
            <text:p>11:19:31.338</text:p>
          </table:table-cell>
          <table:table-cell table:style-name="ce3" table:formula="of:=([.E39]-[.E38])*24*60*60*1000" office:value-type="float" office:value="126.00000000802" calcext:value-type="float">
            <text:p>126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723S" calcext:value-type="time">
            <text:p>11:19:27.723</text:p>
          </table:table-cell>
          <table:table-cell table:style-name="ce3" table:formula="of:=([.A40]-[.A39])*24*60*60*1000" office:value-type="float" office:value="6.00000000243739" calcext:value-type="float">
            <text:p>6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1.467S" calcext:value-type="time">
            <text:p>11:19:31.467</text:p>
          </table:table-cell>
          <table:table-cell table:style-name="ce3" table:formula="of:=([.E40]-[.E39])*24*60*60*1000" office:value-type="float" office:value="128.999999992452" calcext:value-type="float">
            <text:p>129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731S" calcext:value-type="time">
            <text:p>11:19:27.731</text:p>
          </table:table-cell>
          <table:table-cell table:style-name="ce3" table:formula="of:=([.A41]-[.A40])*24*60*60*1000" office:value-type="float" office:value="8.00000000484857" calcext:value-type="float">
            <text:p>8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1.618S" calcext:value-type="time">
            <text:p>11:19:31.618</text:p>
          </table:table-cell>
          <table:table-cell table:style-name="ce3" table:formula="of:=([.E41]-[.E40])*24*60*60*1000" office:value-type="float" office:value="151.000000004586" calcext:value-type="float">
            <text:p>151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817S" calcext:value-type="time">
            <text:p>11:19:27.817</text:p>
          </table:table-cell>
          <table:table-cell table:style-name="ce3" table:formula="of:=([.A42]-[.A41])*24*60*60*1000" office:value-type="float" office:value="86.0000000029615" calcext:value-type="float">
            <text:p>86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1.743S" calcext:value-type="time">
            <text:p>11:19:31.743</text:p>
          </table:table-cell>
          <table:table-cell table:style-name="ce3" table:formula="of:=([.E42]-[.E41])*24*60*60*1000" office:value-type="float" office:value="125.000000002018" calcext:value-type="float">
            <text:p>125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85S" calcext:value-type="time">
            <text:p>11:19:27.850</text:p>
          </table:table-cell>
          <table:table-cell table:style-name="ce3" table:formula="of:=([.A43]-[.A42])*24*60*60*1000" office:value-type="float" office:value="32.9999999918229" calcext:value-type="float">
            <text:p>33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1.869S" calcext:value-type="time">
            <text:p>11:19:31.869</text:p>
          </table:table-cell>
          <table:table-cell table:style-name="ce3" table:formula="of:=([.E43]-[.E42])*24*60*60*1000" office:value-type="float" office:value="125.999999993631" calcext:value-type="float">
            <text:p>126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86S" calcext:value-type="time">
            <text:p>11:19:27.860</text:p>
          </table:table-cell>
          <table:table-cell table:style-name="ce3" table:formula="of:=([.A44]-[.A43])*24*60*60*1000" office:value-type="float" office:value="10.0000000024636" calcext:value-type="float">
            <text:p>10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2.014S" calcext:value-type="time">
            <text:p>11:19:32.014</text:p>
          </table:table-cell>
          <table:table-cell table:style-name="ce3" table:formula="of:=([.E44]-[.E43])*24*60*60*1000" office:value-type="float" office:value="145.000000006945" calcext:value-type="float">
            <text:p>145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ce1" office:value-type="time" office:time-value="PT11H19M27.94S" calcext:value-type="time">
            <text:p>11:19:27.940</text:p>
          </table:table-cell>
          <table:table-cell table:style-name="ce3" table:formula="of:=([.A45]-[.A44])*24*60*60*1000" office:value-type="float" office:value="80.0000000005241" calcext:value-type="float">
            <text:p>80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6.516S" calcext:value-type="time">
            <text:p>11:19:26.516</text:p>
          </table:table-cell>
          <table:table-cell table:style-name="ce4"/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7.96S" calcext:value-type="time">
            <text:p>11:19:27.960</text:p>
          </table:table-cell>
          <table:table-cell table:style-name="ce3" table:formula="of:=([.A46]-[.A45])*24*60*60*1000" office:value-type="float" office:value="20.000000000131" calcext:value-type="float">
            <text:p>20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6.739S" calcext:value-type="time">
            <text:p>11:19:26.739</text:p>
          </table:table-cell>
          <table:table-cell table:style-name="ce3" table:formula="of:=([.E46]-[.E45])*24*60*60*1000" office:value-type="float" office:value="222.999999995466" calcext:value-type="float">
            <text:p>223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7.975S" calcext:value-type="time">
            <text:p>11:19:27.975</text:p>
          </table:table-cell>
          <table:table-cell table:style-name="ce3" table:formula="of:=([.A47]-[.A46])*24*60*60*1000" office:value-type="float" office:value="14.9999999988992" calcext:value-type="float">
            <text:p>15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6.861S" calcext:value-type="time">
            <text:p>11:19:26.861</text:p>
          </table:table-cell>
          <table:table-cell table:style-name="ce3" table:formula="of:=([.E47]-[.E46])*24*60*60*1000" office:value-type="float" office:value="121.999999998401" calcext:value-type="float">
            <text:p>122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7.987S" calcext:value-type="time">
            <text:p>11:19:27.987</text:p>
          </table:table-cell>
          <table:table-cell table:style-name="ce3" table:formula="of:=([.A48]-[.A47])*24*60*60*1000" office:value-type="float" office:value="12.0000000000786" calcext:value-type="float">
            <text:p>12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6.981S" calcext:value-type="time">
            <text:p>11:19:26.981</text:p>
          </table:table-cell>
          <table:table-cell table:style-name="ce3" table:formula="of:=([.E48]-[.E47])*24*60*60*1000" office:value-type="float" office:value="120.000000000786" calcext:value-type="float">
            <text:p>120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065S" calcext:value-type="time">
            <text:p>11:19:28.065</text:p>
          </table:table-cell>
          <table:table-cell table:style-name="ce3" table:formula="of:=([.A49]-[.A48])*24*60*60*1000" office:value-type="float" office:value="78.0000000029091" calcext:value-type="float">
            <text:p>78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7.103S" calcext:value-type="time">
            <text:p>11:19:27.103</text:p>
          </table:table-cell>
          <table:table-cell table:style-name="ce3" table:formula="of:=([.E49]-[.E48])*24*60*60*1000" office:value-type="float" office:value="122.000000003197" calcext:value-type="float">
            <text:p>122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088S" calcext:value-type="time">
            <text:p>11:19:28.088</text:p>
          </table:table-cell>
          <table:table-cell table:style-name="ce3" table:formula="of:=([.A50]-[.A49])*24*60*60*1000" office:value-type="float" office:value="23.0000000037478" calcext:value-type="float">
            <text:p>23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7.224S" calcext:value-type="time">
            <text:p>11:19:27.224</text:p>
          </table:table-cell>
          <table:table-cell table:style-name="ce3" table:formula="of:=([.E50]-[.E49])*24*60*60*1000" office:value-type="float" office:value="120.999999997196" calcext:value-type="float">
            <text:p>121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1S" calcext:value-type="time">
            <text:p>11:19:28.100</text:p>
          </table:table-cell>
          <table:table-cell table:style-name="ce3" table:formula="of:=([.A51]-[.A50])*24*60*60*1000" office:value-type="float" office:value="11.9999999904863" calcext:value-type="float">
            <text:p>12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7.349S" calcext:value-type="time">
            <text:p>11:19:27.349</text:p>
          </table:table-cell>
          <table:table-cell table:style-name="ce3" table:formula="of:=([.E51]-[.E50])*24*60*60*1000" office:value-type="float" office:value="125.000000002018" calcext:value-type="float">
            <text:p>125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115S" calcext:value-type="time">
            <text:p>11:19:28.115</text:p>
          </table:table-cell>
          <table:table-cell table:style-name="ce3" table:formula="of:=([.A52]-[.A51])*24*60*60*1000" office:value-type="float" office:value="15.0000000036954" calcext:value-type="float">
            <text:p>15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7.474S" calcext:value-type="time">
            <text:p>11:19:27.474</text:p>
          </table:table-cell>
          <table:table-cell table:style-name="ce3" table:formula="of:=([.E52]-[.E51])*24*60*60*1000" office:value-type="float" office:value="125.000000002018" calcext:value-type="float">
            <text:p>125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193S" calcext:value-type="time">
            <text:p>11:19:28.193</text:p>
          </table:table-cell>
          <table:table-cell table:style-name="ce3" table:formula="of:=([.A53]-[.A52])*24*60*60*1000" office:value-type="float" office:value="77.9999999981129" calcext:value-type="float">
            <text:p>78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7.597S" calcext:value-type="time">
            <text:p>11:19:27.597</text:p>
          </table:table-cell>
          <table:table-cell table:style-name="ce3" table:formula="of:=([.E53]-[.E52])*24*60*60*1000" office:value-type="float" office:value="122.999999999607" calcext:value-type="float">
            <text:p>123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223S" calcext:value-type="time">
            <text:p>11:19:28.223</text:p>
          </table:table-cell>
          <table:table-cell table:style-name="ce3" table:formula="of:=([.A54]-[.A53])*24*60*60*1000" office:value-type="float" office:value="29.9999999977985" calcext:value-type="float">
            <text:p>30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7.723S" calcext:value-type="time">
            <text:p>11:19:27.723</text:p>
          </table:table-cell>
          <table:table-cell table:style-name="ce3" table:formula="of:=([.E54]-[.E53])*24*60*60*1000" office:value-type="float" office:value="125.999999993631" calcext:value-type="float">
            <text:p>126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238S" calcext:value-type="time">
            <text:p>11:19:28.238</text:p>
          </table:table-cell>
          <table:table-cell table:style-name="ce3" table:formula="of:=([.A55]-[.A54])*24*60*60*1000" office:value-type="float" office:value="15.0000000036954" calcext:value-type="float">
            <text:p>15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7.85S" calcext:value-type="time">
            <text:p>11:19:27.850</text:p>
          </table:table-cell>
          <table:table-cell table:style-name="ce3" table:formula="of:=([.E55]-[.E54])*24*60*60*1000" office:value-type="float" office:value="126.999999999633" calcext:value-type="float">
            <text:p>127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257S" calcext:value-type="time">
            <text:p>11:19:28.257</text:p>
          </table:table-cell>
          <table:table-cell table:style-name="ce3" table:formula="of:=([.A56]-[.A55])*24*60*60*1000" office:value-type="float" office:value="18.9999999989254" calcext:value-type="float">
            <text:p>19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7.975S" calcext:value-type="time">
            <text:p>11:19:27.975</text:p>
          </table:table-cell>
          <table:table-cell table:style-name="ce3" table:formula="of:=([.E56]-[.E55])*24*60*60*1000" office:value-type="float" office:value="125.000000002018" calcext:value-type="float">
            <text:p>125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358S" calcext:value-type="time">
            <text:p>11:19:28.358</text:p>
          </table:table-cell>
          <table:table-cell table:style-name="ce3" table:formula="of:=([.A57]-[.A56])*24*60*60*1000" office:value-type="float" office:value="101.000000001861" calcext:value-type="float">
            <text:p>101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8.1S" calcext:value-type="time">
            <text:p>11:19:28.100</text:p>
          </table:table-cell>
          <table:table-cell table:style-name="ce3" table:formula="of:=([.E57]-[.E56])*24*60*60*1000" office:value-type="float" office:value="124.999999997222" calcext:value-type="float">
            <text:p>125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377S" calcext:value-type="time">
            <text:p>11:19:28.377</text:p>
          </table:table-cell>
          <table:table-cell table:style-name="ce3" table:formula="of:=([.A58]-[.A57])*24*60*60*1000" office:value-type="float" office:value="18.9999999989254" calcext:value-type="float">
            <text:p>19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8.238S" calcext:value-type="time">
            <text:p>11:19:28.238</text:p>
          </table:table-cell>
          <table:table-cell table:style-name="ce3" table:formula="of:=([.E58]-[.E57])*24*60*60*1000" office:value-type="float" office:value="138.000000003302" calcext:value-type="float">
            <text:p>138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388S" calcext:value-type="time">
            <text:p>11:19:28.388</text:p>
          </table:table-cell>
          <table:table-cell table:style-name="ce3" table:formula="of:=([.A59]-[.A58])*24*60*60*1000" office:value-type="float" office:value="10.999999998873" calcext:value-type="float">
            <text:p>11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8.377S" calcext:value-type="time">
            <text:p>11:19:28.377</text:p>
          </table:table-cell>
          <table:table-cell table:style-name="ce3" table:formula="of:=([.E59]-[.E58])*24*60*60*1000" office:value-type="float" office:value="138.999999999712" calcext:value-type="float">
            <text:p>139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396S" calcext:value-type="time">
            <text:p>11:19:28.396</text:p>
          </table:table-cell>
          <table:table-cell table:style-name="ce3" table:formula="of:=([.A60]-[.A59])*24*60*60*1000" office:value-type="float" office:value="8.00000000484857" calcext:value-type="float">
            <text:p>8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8.508S" calcext:value-type="time">
            <text:p>11:19:28.508</text:p>
          </table:table-cell>
          <table:table-cell table:style-name="ce3" table:formula="of:=([.E60]-[.E59])*24*60*60*1000" office:value-type="float" office:value="131.000000004455" calcext:value-type="float">
            <text:p>131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492S" calcext:value-type="time">
            <text:p>11:19:28.492</text:p>
          </table:table-cell>
          <table:table-cell table:style-name="ce3" table:formula="of:=([.A61]-[.A60])*24*60*60*1000" office:value-type="float" office:value="95.9999999958328" calcext:value-type="float">
            <text:p>96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8.646S" calcext:value-type="time">
            <text:p>11:19:28.646</text:p>
          </table:table-cell>
          <table:table-cell table:style-name="ce3" table:formula="of:=([.E61]-[.E60])*24*60*60*1000" office:value-type="float" office:value="137.999999998506" calcext:value-type="float">
            <text:p>138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508S" calcext:value-type="time">
            <text:p>11:19:28.508</text:p>
          </table:table-cell>
          <table:table-cell table:style-name="ce3" table:formula="of:=([.A62]-[.A61])*24*60*60*1000" office:value-type="float" office:value="16.000000004901" calcext:value-type="float">
            <text:p>16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8.775S" calcext:value-type="time">
            <text:p>11:19:28.775</text:p>
          </table:table-cell>
          <table:table-cell table:style-name="ce3" table:formula="of:=([.E62]-[.E61])*24*60*60*1000" office:value-type="float" office:value="128.999999997248" calcext:value-type="float">
            <text:p>129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519S" calcext:value-type="time">
            <text:p>11:19:28.519</text:p>
          </table:table-cell>
          <table:table-cell table:style-name="ce3" table:formula="of:=([.A63]-[.A62])*24*60*60*1000" office:value-type="float" office:value="10.999999998873" calcext:value-type="float">
            <text:p>11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9.027S" calcext:value-type="time">
            <text:p>11:19:29.027</text:p>
          </table:table-cell>
          <table:table-cell table:style-name="ce3" table:formula="of:=([.E63]-[.E62])*24*60*60*1000" office:value-type="float" office:value="252.000000001651" calcext:value-type="float">
            <text:p>252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521S" calcext:value-type="time">
            <text:p>11:19:28.521</text:p>
          </table:table-cell>
          <table:table-cell table:style-name="ce3" table:formula="of:=([.A64]-[.A63])*24*60*60*1000" office:value-type="float" office:value="1.99999999761502" calcext:value-type="float">
            <text:p>2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9.18S" calcext:value-type="time">
            <text:p>11:19:29.180</text:p>
          </table:table-cell>
          <table:table-cell table:style-name="ce3" table:formula="of:=([.E64]-[.E63])*24*60*60*1000" office:value-type="float" office:value="152.999999997405" calcext:value-type="float">
            <text:p>153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619S" calcext:value-type="time">
            <text:p>11:19:28.619</text:p>
          </table:table-cell>
          <table:table-cell table:style-name="ce3" table:formula="of:=([.A65]-[.A64])*24*60*60*1000" office:value-type="float" office:value="97.9999999982439" calcext:value-type="float">
            <text:p>98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9.308S" calcext:value-type="time">
            <text:p>11:19:29.308</text:p>
          </table:table-cell>
          <table:table-cell table:style-name="ce3" table:formula="of:=([.E65]-[.E64])*24*60*60*1000" office:value-type="float" office:value="128.000000000839" calcext:value-type="float">
            <text:p>128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646S" calcext:value-type="time">
            <text:p>11:19:28.646</text:p>
          </table:table-cell>
          <table:table-cell table:style-name="ce3" table:formula="of:=([.A66]-[.A65])*24*60*60*1000" office:value-type="float" office:value="27.000000003774" calcext:value-type="float">
            <text:p>27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9.439S" calcext:value-type="time">
            <text:p>11:19:29.439</text:p>
          </table:table-cell>
          <table:table-cell table:style-name="ce3" table:formula="of:=([.E66]-[.E65])*24*60*60*1000" office:value-type="float" office:value="130.999999999659" calcext:value-type="float">
            <text:p>131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647S" calcext:value-type="time">
            <text:p>11:19:28.647</text:p>
          </table:table-cell>
          <table:table-cell table:style-name="ce3" table:formula="of:=([.A67]-[.A66])*24*60*60*1000" office:value-type="float" office:value="0.999999996409429" calcext:value-type="float">
            <text:p>1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9.57S" calcext:value-type="time">
            <text:p>11:19:29.570</text:p>
          </table:table-cell>
          <table:table-cell table:style-name="ce3" table:formula="of:=([.E67]-[.E66])*24*60*60*1000" office:value-type="float" office:value="130.999999999659" calcext:value-type="float">
            <text:p>131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744S" calcext:value-type="time">
            <text:p>11:19:28.744</text:p>
          </table:table-cell>
          <table:table-cell table:style-name="ce3" table:formula="of:=([.A68]-[.A67])*24*60*60*1000" office:value-type="float" office:value="97.0000000018345" calcext:value-type="float">
            <text:p>97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9.709S" calcext:value-type="time">
            <text:p>11:19:29.709</text:p>
          </table:table-cell>
          <table:table-cell table:style-name="ce3" table:formula="of:=([.E68]-[.E67])*24*60*60*1000" office:value-type="float" office:value="139.000000004508" calcext:value-type="float">
            <text:p>139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748S" calcext:value-type="time">
            <text:p>11:19:28.748</text:p>
          </table:table-cell>
          <table:table-cell table:style-name="ce3" table:formula="of:=([.A69]-[.A68])*24*60*60*1000" office:value-type="float" office:value="4.00000000002621" calcext:value-type="float">
            <text:p>4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9.843S" calcext:value-type="time">
            <text:p>11:19:29.843</text:p>
          </table:table-cell>
          <table:table-cell table:style-name="ce3" table:formula="of:=([.E69]-[.E68])*24*60*60*1000" office:value-type="float" office:value="133.99999999848" calcext:value-type="float">
            <text:p>134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775S" calcext:value-type="time">
            <text:p>11:19:28.775</text:p>
          </table:table-cell>
          <table:table-cell table:style-name="ce3" table:formula="of:=([.A70]-[.A69])*24*60*60*1000" office:value-type="float" office:value="26.9999999989778" calcext:value-type="float">
            <text:p>27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9.991S" calcext:value-type="time">
            <text:p>11:19:29.991</text:p>
          </table:table-cell>
          <table:table-cell table:style-name="ce3" table:formula="of:=([.E70]-[.E69])*24*60*60*1000" office:value-type="float" office:value="148.00000000097" calcext:value-type="float">
            <text:p>148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781S" calcext:value-type="time">
            <text:p>11:19:28.781</text:p>
          </table:table-cell>
          <table:table-cell table:style-name="ce3" table:formula="of:=([.A71]-[.A70])*24*60*60*1000" office:value-type="float" office:value="6.00000000243739" calcext:value-type="float">
            <text:p>6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0.116S" calcext:value-type="time">
            <text:p>11:19:30.116</text:p>
          </table:table-cell>
          <table:table-cell table:style-name="ce3" table:formula="of:=([.E71]-[.E70])*24*60*60*1000" office:value-type="float" office:value="124.999999997222" calcext:value-type="float">
            <text:p>125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873S" calcext:value-type="time">
            <text:p>11:19:28.873</text:p>
          </table:table-cell>
          <table:table-cell table:style-name="ce3" table:formula="of:=([.A72]-[.A71])*24*60*60*1000" office:value-type="float" office:value="91.9999999958066" calcext:value-type="float">
            <text:p>92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0.244S" calcext:value-type="time">
            <text:p>11:19:30.244</text:p>
          </table:table-cell>
          <table:table-cell table:style-name="ce3" table:formula="of:=([.E72]-[.E71])*24*60*60*1000" office:value-type="float" office:value="128.000000000839" calcext:value-type="float">
            <text:p>128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905S" calcext:value-type="time">
            <text:p>11:19:28.905</text:p>
          </table:table-cell>
          <table:table-cell table:style-name="ce3" table:formula="of:=([.A73]-[.A72])*24*60*60*1000" office:value-type="float" office:value="32.0000000002096" calcext:value-type="float">
            <text:p>32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0.37S" calcext:value-type="time">
            <text:p>11:19:30.370</text:p>
          </table:table-cell>
          <table:table-cell table:style-name="ce3" table:formula="of:=([.E73]-[.E72])*24*60*60*1000" office:value-type="float" office:value="126.000000003224" calcext:value-type="float">
            <text:p>126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8.973S" calcext:value-type="time">
            <text:p>11:19:28.973</text:p>
          </table:table-cell>
          <table:table-cell table:style-name="ce3" table:formula="of:=([.A74]-[.A73])*24*60*60*1000" office:value-type="float" office:value="68.0000000004455" calcext:value-type="float">
            <text:p>68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0.496S" calcext:value-type="time">
            <text:p>11:19:30.496</text:p>
          </table:table-cell>
          <table:table-cell table:style-name="ce3" table:formula="of:=([.E74]-[.E73])*24*60*60*1000" office:value-type="float" office:value="125.999999993631" calcext:value-type="float">
            <text:p>126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001S" calcext:value-type="time">
            <text:p>11:19:29.001</text:p>
          </table:table-cell>
          <table:table-cell table:style-name="ce3" table:formula="of:=([.A75]-[.A74])*24*60*60*1000" office:value-type="float" office:value="28.0000000001834" calcext:value-type="float">
            <text:p>28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0.626S" calcext:value-type="time">
            <text:p>11:19:30.626</text:p>
          </table:table-cell>
          <table:table-cell table:style-name="ce3" table:formula="of:=([.E75]-[.E74])*24*60*60*1000" office:value-type="float" office:value="129.999999998454" calcext:value-type="float">
            <text:p>130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027S" calcext:value-type="time">
            <text:p>11:19:29.027</text:p>
          </table:table-cell>
          <table:table-cell table:style-name="ce3" table:formula="of:=([.A76]-[.A75])*24*60*60*1000" office:value-type="float" office:value="26.0000000025684" calcext:value-type="float">
            <text:p>26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0.794S" calcext:value-type="time">
            <text:p>11:19:30.794</text:p>
          </table:table-cell>
          <table:table-cell table:style-name="ce3" table:formula="of:=([.E76]-[.E75])*24*60*60*1000" office:value-type="float" office:value="168.000000005897" calcext:value-type="float">
            <text:p>168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041S" calcext:value-type="time">
            <text:p>11:19:29.041</text:p>
          </table:table-cell>
          <table:table-cell table:style-name="ce3" table:formula="of:=([.A77]-[.A76])*24*60*60*1000" office:value-type="float" office:value="13.9999999976936" calcext:value-type="float">
            <text:p>14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0.931S" calcext:value-type="time">
            <text:p>11:19:30.931</text:p>
          </table:table-cell>
          <table:table-cell table:style-name="ce3" table:formula="of:=([.E77]-[.E76])*24*60*60*1000" office:value-type="float" office:value="136.9999999973" calcext:value-type="float">
            <text:p>137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097S" calcext:value-type="time">
            <text:p>11:19:29.097</text:p>
          </table:table-cell>
          <table:table-cell table:style-name="ce3" table:formula="of:=([.A78]-[.A77])*24*60*60*1000" office:value-type="float" office:value="56.000000005163" calcext:value-type="float">
            <text:p>56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1.057S" calcext:value-type="time">
            <text:p>11:19:31.057</text:p>
          </table:table-cell>
          <table:table-cell table:style-name="ce3" table:formula="of:=([.E78]-[.E77])*24*60*60*1000" office:value-type="float" office:value="126.000000003224" calcext:value-type="float">
            <text:p>126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143S" calcext:value-type="time">
            <text:p>11:19:29.143</text:p>
          </table:table-cell>
          <table:table-cell table:style-name="ce3" table:formula="of:=([.A79]-[.A78])*24*60*60*1000" office:value-type="float" office:value="45.9999999931071" calcext:value-type="float">
            <text:p>46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1.181S" calcext:value-type="time">
            <text:p>11:19:31.181</text:p>
          </table:table-cell>
          <table:table-cell table:style-name="ce3" table:formula="of:=([.E79]-[.E78])*24*60*60*1000" office:value-type="float" office:value="123.999999996016" calcext:value-type="float">
            <text:p>124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18S" calcext:value-type="time">
            <text:p>11:19:29.180</text:p>
          </table:table-cell>
          <table:table-cell table:style-name="ce3" table:formula="of:=([.A80]-[.A79])*24*60*60*1000" office:value-type="float" office:value="37.0000000014414" calcext:value-type="float">
            <text:p>37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1.306S" calcext:value-type="time">
            <text:p>11:19:31.306</text:p>
          </table:table-cell>
          <table:table-cell table:style-name="ce3" table:formula="of:=([.E80]-[.E79])*24*60*60*1000" office:value-type="float" office:value="124.999999997222" calcext:value-type="float">
            <text:p>125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186S" calcext:value-type="time">
            <text:p>11:19:29.186</text:p>
          </table:table-cell>
          <table:table-cell table:style-name="ce3" table:formula="of:=([.A81]-[.A80])*24*60*60*1000" office:value-type="float" office:value="6.00000000243739" calcext:value-type="float">
            <text:p>6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1.429S" calcext:value-type="time">
            <text:p>11:19:31.429</text:p>
          </table:table-cell>
          <table:table-cell table:style-name="ce3" table:formula="of:=([.E81]-[.E80])*24*60*60*1000" office:value-type="float" office:value="122.999999999607" calcext:value-type="float">
            <text:p>123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221S" calcext:value-type="time">
            <text:p>11:19:29.221</text:p>
          </table:table-cell>
          <table:table-cell table:style-name="ce3" table:formula="of:=([.A82]-[.A81])*24*60*60*1000" office:value-type="float" office:value="34.9999999990303" calcext:value-type="float">
            <text:p>35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1.57S" calcext:value-type="time">
            <text:p>11:19:31.570</text:p>
          </table:table-cell>
          <table:table-cell table:style-name="ce3" table:formula="of:=([.E82]-[.E81])*24*60*60*1000" office:value-type="float" office:value="141.000000002123" calcext:value-type="float">
            <text:p>141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267S" calcext:value-type="time">
            <text:p>11:19:29.267</text:p>
          </table:table-cell>
          <table:table-cell table:style-name="ce3" table:formula="of:=([.A83]-[.A82])*24*60*60*1000" office:value-type="float" office:value="45.9999999979033" calcext:value-type="float">
            <text:p>46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1.695S" calcext:value-type="time">
            <text:p>11:19:31.695</text:p>
          </table:table-cell>
          <table:table-cell table:style-name="ce3" table:formula="of:=([.E83]-[.E82])*24*60*60*1000" office:value-type="float" office:value="125.000000002018" calcext:value-type="float">
            <text:p>125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308S" calcext:value-type="time">
            <text:p>11:19:29.308</text:p>
          </table:table-cell>
          <table:table-cell table:style-name="ce3" table:formula="of:=([.A84]-[.A83])*24*60*60*1000" office:value-type="float" office:value="41.0000000014676" calcext:value-type="float">
            <text:p>41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1.818S" calcext:value-type="time">
            <text:p>11:19:31.818</text:p>
          </table:table-cell>
          <table:table-cell table:style-name="ce3" table:formula="of:=([.E84]-[.E83])*24*60*60*1000" office:value-type="float" office:value="122.999999999607" calcext:value-type="float">
            <text:p>123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317S" calcext:value-type="time">
            <text:p>11:19:29.317</text:p>
          </table:table-cell>
          <table:table-cell table:style-name="ce3" table:formula="of:=([.A85]-[.A84])*24*60*60*1000" office:value-type="float" office:value="9.000000001258" calcext:value-type="float">
            <text:p>9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1.944S" calcext:value-type="time">
            <text:p>11:19:31.944</text:p>
          </table:table-cell>
          <table:table-cell table:style-name="ce3" table:formula="of:=([.E85]-[.E84])*24*60*60*1000" office:value-type="float" office:value="126.000000003224" calcext:value-type="float">
            <text:p>126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346S" calcext:value-type="time">
            <text:p>11:19:29.346</text:p>
          </table:table-cell>
          <table:table-cell table:style-name="ce3" table:formula="of:=([.A86]-[.A85])*24*60*60*1000" office:value-type="float" office:value="28.9999999965929" calcext:value-type="float">
            <text:p>29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2.068S" calcext:value-type="time">
            <text:p>11:19:32.068</text:p>
          </table:table-cell>
          <table:table-cell table:style-name="ce3" table:formula="of:=([.E86]-[.E85])*24*60*60*1000" office:value-type="float" office:value="123.999999996016" calcext:value-type="float">
            <text:p>124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table:style-name="ce1" office:value-type="time" office:time-value="PT11H19M29.394S" calcext:value-type="time">
            <text:p>11:19:29.394</text:p>
          </table:table-cell>
          <table:table-cell table:style-name="ce3" table:formula="of:=([.A87]-[.A86])*24*60*60*1000" office:value-type="float" office:value="48.0000000051106" calcext:value-type="float">
            <text:p>48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6.633S" calcext:value-type="time">
            <text:p>11:19:26.633</text:p>
          </table:table-cell>
          <table:table-cell table:style-name="ce3"/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439S" calcext:value-type="time">
            <text:p>11:19:29.439</text:p>
          </table:table-cell>
          <table:table-cell table:style-name="ce3" table:formula="of:=([.A88]-[.A87])*24*60*60*1000" office:value-type="float" office:value="44.9999999966977" calcext:value-type="float">
            <text:p>45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6.783S" calcext:value-type="time">
            <text:p>11:19:26.783</text:p>
          </table:table-cell>
          <table:table-cell table:style-name="ce3" table:formula="of:=([.E88]-[.E87])*24*60*60*1000" office:value-type="float" office:value="149.999999998585" calcext:value-type="float">
            <text:p>150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444S" calcext:value-type="time">
            <text:p>11:19:29.444</text:p>
          </table:table-cell>
          <table:table-cell table:style-name="ce3" table:formula="of:=([.A89]-[.A88])*24*60*60*1000" office:value-type="float" office:value="5.00000000602796" calcext:value-type="float">
            <text:p>5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6.909S" calcext:value-type="time">
            <text:p>11:19:26.909</text:p>
          </table:table-cell>
          <table:table-cell table:style-name="ce3" table:formula="of:=([.E89]-[.E88])*24*60*60*1000" office:value-type="float" office:value="125.999999998427" calcext:value-type="float">
            <text:p>126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471S" calcext:value-type="time">
            <text:p>11:19:29.471</text:p>
          </table:table-cell>
          <table:table-cell table:style-name="ce3" table:formula="of:=([.A90]-[.A89])*24*60*60*1000" office:value-type="float" office:value="26.9999999941817" calcext:value-type="float">
            <text:p>27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7.038S" calcext:value-type="time">
            <text:p>11:19:27.038</text:p>
          </table:table-cell>
          <table:table-cell table:style-name="ce3" table:formula="of:=([.E90]-[.E89])*24*60*60*1000" office:value-type="float" office:value="129.000000002044" calcext:value-type="float">
            <text:p>129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522S" calcext:value-type="time">
            <text:p>11:19:29.522</text:p>
          </table:table-cell>
          <table:table-cell table:style-name="ce3" table:formula="of:=([.A91]-[.A90])*24*60*60*1000" office:value-type="float" office:value="50.9999999991351" calcext:value-type="float">
            <text:p>51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7.166S" calcext:value-type="time">
            <text:p>11:19:27.166</text:p>
          </table:table-cell>
          <table:table-cell table:style-name="ce3" table:formula="of:=([.E91]-[.E90])*24*60*60*1000" office:value-type="float" office:value="127.999999996042" calcext:value-type="float">
            <text:p>128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57S" calcext:value-type="time">
            <text:p>11:19:29.570</text:p>
          </table:table-cell>
          <table:table-cell table:style-name="ce3" table:formula="of:=([.A92]-[.A91])*24*60*60*1000" office:value-type="float" office:value="48.0000000003145" calcext:value-type="float">
            <text:p>48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7.29S" calcext:value-type="time">
            <text:p>11:19:27.290</text:p>
          </table:table-cell>
          <table:table-cell table:style-name="ce3" table:formula="of:=([.E92]-[.E91])*24*60*60*1000" office:value-type="float" office:value="124.000000005609" calcext:value-type="float">
            <text:p>124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581S" calcext:value-type="time">
            <text:p>11:19:29.581</text:p>
          </table:table-cell>
          <table:table-cell table:style-name="ce3" table:formula="of:=([.A93]-[.A92])*24*60*60*1000" office:value-type="float" office:value="10.999999998873" calcext:value-type="float">
            <text:p>11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7.42S" calcext:value-type="time">
            <text:p>11:19:27.420</text:p>
          </table:table-cell>
          <table:table-cell table:style-name="ce3" table:formula="of:=([.E93]-[.E92])*24*60*60*1000" office:value-type="float" office:value="129.999999993657" calcext:value-type="float">
            <text:p>130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595S" calcext:value-type="time">
            <text:p>11:19:29.595</text:p>
          </table:table-cell>
          <table:table-cell table:style-name="ce3" table:formula="of:=([.A94]-[.A93])*24*60*60*1000" office:value-type="float" office:value="14.0000000024898" calcext:value-type="float">
            <text:p>14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7.567S" calcext:value-type="time">
            <text:p>11:19:27.567</text:p>
          </table:table-cell>
          <table:table-cell table:style-name="ce3" table:formula="of:=([.E94]-[.E93])*24*60*60*1000" office:value-type="float" office:value="147.00000000456" calcext:value-type="float">
            <text:p>147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646S" calcext:value-type="time">
            <text:p>11:19:29.646</text:p>
          </table:table-cell>
          <table:table-cell table:style-name="ce3" table:formula="of:=([.A95]-[.A94])*24*60*60*1000" office:value-type="float" office:value="50.9999999991351" calcext:value-type="float">
            <text:p>51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7.694S" calcext:value-type="time">
            <text:p>11:19:27.694</text:p>
          </table:table-cell>
          <table:table-cell table:style-name="ce3" table:formula="of:=([.E95]-[.E94])*24*60*60*1000" office:value-type="float" office:value="127.000000004429" calcext:value-type="float">
            <text:p>127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709S" calcext:value-type="time">
            <text:p>11:19:29.709</text:p>
          </table:table-cell>
          <table:table-cell table:style-name="ce3" table:formula="of:=([.A96]-[.A95])*24*60*60*1000" office:value-type="float" office:value="63.0000000040099" calcext:value-type="float">
            <text:p>63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7.817S" calcext:value-type="time">
            <text:p>11:19:27.817</text:p>
          </table:table-cell>
          <table:table-cell table:style-name="ce3" table:formula="of:=([.E96]-[.E95])*24*60*60*1000" office:value-type="float" office:value="122.999999999607" calcext:value-type="float">
            <text:p>123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717S" calcext:value-type="time">
            <text:p>11:19:29.717</text:p>
          </table:table-cell>
          <table:table-cell table:style-name="ce3" table:formula="of:=([.A97]-[.A96])*24*60*60*1000" office:value-type="float" office:value="7.99999999525625" calcext:value-type="float">
            <text:p>8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7.94S" calcext:value-type="time">
            <text:p>11:19:27.940</text:p>
          </table:table-cell>
          <table:table-cell table:style-name="ce3" table:formula="of:=([.E97]-[.E96])*24*60*60*1000" office:value-type="float" office:value="122.999999994811" calcext:value-type="float">
            <text:p>123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721S" calcext:value-type="time">
            <text:p>11:19:29.721</text:p>
          </table:table-cell>
          <table:table-cell table:style-name="ce3" table:formula="of:=([.A98]-[.A97])*24*60*60*1000" office:value-type="float" office:value="4.00000000002621" calcext:value-type="float">
            <text:p>4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8.065S" calcext:value-type="time">
            <text:p>11:19:28.065</text:p>
          </table:table-cell>
          <table:table-cell table:style-name="ce3" table:formula="of:=([.E98]-[.E97])*24*60*60*1000" office:value-type="float" office:value="125.000000002018" calcext:value-type="float">
            <text:p>125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769S" calcext:value-type="time">
            <text:p>11:19:29.769</text:p>
          </table:table-cell>
          <table:table-cell table:style-name="ce3" table:formula="of:=([.A99]-[.A98])*24*60*60*1000" office:value-type="float" office:value="48.0000000003145" calcext:value-type="float">
            <text:p>48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8.193S" calcext:value-type="time">
            <text:p>11:19:28.193</text:p>
          </table:table-cell>
          <table:table-cell table:style-name="ce3" table:formula="of:=([.E99]-[.E98])*24*60*60*1000" office:value-type="float" office:value="127.999999996042" calcext:value-type="float">
            <text:p>128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843S" calcext:value-type="time">
            <text:p>11:19:29.843</text:p>
          </table:table-cell>
          <table:table-cell table:style-name="ce3" table:formula="of:=([.A100]-[.A99])*24*60*60*1000" office:value-type="float" office:value="74.0000000028829" calcext:value-type="float">
            <text:p>74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8.358S" calcext:value-type="time">
            <text:p>11:19:28.358</text:p>
          </table:table-cell>
          <table:table-cell table:style-name="ce3" table:formula="of:=([.E100]-[.E99])*24*60*60*1000" office:value-type="float" office:value="165.00000000228" calcext:value-type="float">
            <text:p>165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859S" calcext:value-type="time">
            <text:p>11:19:29.859</text:p>
          </table:table-cell>
          <table:table-cell table:style-name="ce3" table:formula="of:=([.A101]-[.A100])*24*60*60*1000" office:value-type="float" office:value="15.9999999953087" calcext:value-type="float">
            <text:p>16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8.492S" calcext:value-type="time">
            <text:p>11:19:28.492</text:p>
          </table:table-cell>
          <table:table-cell table:style-name="ce3" table:formula="of:=([.E101]-[.E100])*24*60*60*1000" office:value-type="float" office:value="133.99999999848" calcext:value-type="float">
            <text:p>134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878S" calcext:value-type="time">
            <text:p>11:19:29.878</text:p>
          </table:table-cell>
          <table:table-cell table:style-name="ce3" table:formula="of:=([.A102]-[.A101])*24*60*60*1000" office:value-type="float" office:value="18.9999999989254" calcext:value-type="float">
            <text:p>19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8.619S" calcext:value-type="time">
            <text:p>11:19:28.619</text:p>
          </table:table-cell>
          <table:table-cell table:style-name="ce3" table:formula="of:=([.E102]-[.E101])*24*60*60*1000" office:value-type="float" office:value="126.999999999633" calcext:value-type="float">
            <text:p>127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9S" calcext:value-type="time">
            <text:p>11:19:29.900</text:p>
          </table:table-cell>
          <table:table-cell table:style-name="ce3" table:formula="of:=([.A103]-[.A102])*24*60*60*1000" office:value-type="float" office:value="22.0000000073384" calcext:value-type="float">
            <text:p>22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8.744S" calcext:value-type="time">
            <text:p>11:19:28.744</text:p>
          </table:table-cell>
          <table:table-cell table:style-name="ce3" table:formula="of:=([.E103]-[.E102])*24*60*60*1000" office:value-type="float" office:value="125.000000002018" calcext:value-type="float">
            <text:p>125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29.991S" calcext:value-type="time">
            <text:p>11:19:29.991</text:p>
          </table:table-cell>
          <table:table-cell table:style-name="ce3" table:formula="of:=([.A104]-[.A103])*24*60*60*1000" office:value-type="float" office:value="90.9999999993971" calcext:value-type="float">
            <text:p>91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8.873S" calcext:value-type="time">
            <text:p>11:19:28.873</text:p>
          </table:table-cell>
          <table:table-cell table:style-name="ce3" table:formula="of:=([.E104]-[.E103])*24*60*60*1000" office:value-type="float" office:value="128.999999997248" calcext:value-type="float">
            <text:p>129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015S" calcext:value-type="time">
            <text:p>11:19:30.015</text:p>
          </table:table-cell>
          <table:table-cell table:style-name="ce3" table:formula="of:=([.A105]-[.A104])*24*60*60*1000" office:value-type="float" office:value="23.9999999953611" calcext:value-type="float">
            <text:p>24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9.001S" calcext:value-type="time">
            <text:p>11:19:29.001</text:p>
          </table:table-cell>
          <table:table-cell table:style-name="ce3" table:formula="of:=([.E105]-[.E104])*24*60*60*1000" office:value-type="float" office:value="128.000000000839" calcext:value-type="float">
            <text:p>128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019S" calcext:value-type="time">
            <text:p>11:19:30.019</text:p>
          </table:table-cell>
          <table:table-cell table:style-name="ce3" table:formula="of:=([.A106]-[.A105])*24*60*60*1000" office:value-type="float" office:value="4.00000000002621" calcext:value-type="float">
            <text:p>4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9.143S" calcext:value-type="time">
            <text:p>11:19:29.143</text:p>
          </table:table-cell>
          <table:table-cell table:style-name="ce3" table:formula="of:=([.E106]-[.E105])*24*60*60*1000" office:value-type="float" office:value="141.999999998532" calcext:value-type="float">
            <text:p>142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032S" calcext:value-type="time">
            <text:p>11:19:30.032</text:p>
          </table:table-cell>
          <table:table-cell table:style-name="ce3" table:formula="of:=([.A107]-[.A106])*24*60*60*1000" office:value-type="float" office:value="13.0000000012842" calcext:value-type="float">
            <text:p>13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9.267S" calcext:value-type="time">
            <text:p>11:19:29.267</text:p>
          </table:table-cell>
          <table:table-cell table:style-name="ce3" table:formula="of:=([.E107]-[.E106])*24*60*60*1000" office:value-type="float" office:value="124.000000000812" calcext:value-type="float">
            <text:p>124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116S" calcext:value-type="time">
            <text:p>11:19:30.116</text:p>
          </table:table-cell>
          <table:table-cell table:style-name="ce3" table:formula="of:=([.A108]-[.A107])*24*60*60*1000" office:value-type="float" office:value="84.0000000005503" calcext:value-type="float">
            <text:p>84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9.394S" calcext:value-type="time">
            <text:p>11:19:29.394</text:p>
          </table:table-cell>
          <table:table-cell table:style-name="ce3" table:formula="of:=([.E108]-[.E107])*24*60*60*1000" office:value-type="float" office:value="127.000000004429" calcext:value-type="float">
            <text:p>127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145S" calcext:value-type="time">
            <text:p>11:19:30.145</text:p>
          </table:table-cell>
          <table:table-cell table:style-name="ce3" table:formula="of:=([.A109]-[.A108])*24*60*60*1000" office:value-type="float" office:value="28.9999999965929" calcext:value-type="float">
            <text:p>29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9.522S" calcext:value-type="time">
            <text:p>11:19:29.522</text:p>
          </table:table-cell>
          <table:table-cell table:style-name="ce3" table:formula="of:=([.E109]-[.E108])*24*60*60*1000" office:value-type="float" office:value="127.999999996042" calcext:value-type="float">
            <text:p>128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154S" calcext:value-type="time">
            <text:p>11:19:30.154</text:p>
          </table:table-cell>
          <table:table-cell table:style-name="ce3" table:formula="of:=([.A110]-[.A109])*24*60*60*1000" office:value-type="float" office:value="9.00000000605417" calcext:value-type="float">
            <text:p>9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9.646S" calcext:value-type="time">
            <text:p>11:19:29.646</text:p>
          </table:table-cell>
          <table:table-cell table:style-name="ce3" table:formula="of:=([.E110]-[.E109])*24*60*60*1000" office:value-type="float" office:value="124.000000000812" calcext:value-type="float">
            <text:p>124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161S" calcext:value-type="time">
            <text:p>11:19:30.161</text:p>
          </table:table-cell>
          <table:table-cell table:style-name="ce3" table:formula="of:=([.A111]-[.A110])*24*60*60*1000" office:value-type="float" office:value="6.99999999884682" calcext:value-type="float">
            <text:p>7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9.769S" calcext:value-type="time">
            <text:p>11:19:29.769</text:p>
          </table:table-cell>
          <table:table-cell table:style-name="ce3" table:formula="of:=([.E111]-[.E110])*24*60*60*1000" office:value-type="float" office:value="122.999999999607" calcext:value-type="float">
            <text:p>123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244S" calcext:value-type="time">
            <text:p>11:19:30.244</text:p>
          </table:table-cell>
          <table:table-cell table:style-name="ce3" table:formula="of:=([.A112]-[.A111])*24*60*60*1000" office:value-type="float" office:value="82.9999999993447" calcext:value-type="float">
            <text:p>83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9.9S" calcext:value-type="time">
            <text:p>11:19:29.900</text:p>
          </table:table-cell>
          <table:table-cell table:style-name="ce3" table:formula="of:=([.E112]-[.E111])*24*60*60*1000" office:value-type="float" office:value="131.000000004455" calcext:value-type="float">
            <text:p>131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276S" calcext:value-type="time">
            <text:p>11:19:30.276</text:p>
          </table:table-cell>
          <table:table-cell table:style-name="ce3" table:formula="of:=([.A113]-[.A112])*24*60*60*1000" office:value-type="float" office:value="31.9999999954135" calcext:value-type="float">
            <text:p>32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0.032S" calcext:value-type="time">
            <text:p>11:19:30.032</text:p>
          </table:table-cell>
          <table:table-cell table:style-name="ce3" table:formula="of:=([.E113]-[.E112])*24*60*60*1000" office:value-type="float" office:value="131.999999996069" calcext:value-type="float">
            <text:p>132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284S" calcext:value-type="time">
            <text:p>11:19:30.284</text:p>
          </table:table-cell>
          <table:table-cell table:style-name="ce3" table:formula="of:=([.A114]-[.A113])*24*60*60*1000" office:value-type="float" office:value="8.00000000484857" calcext:value-type="float">
            <text:p>8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0.161S" calcext:value-type="time">
            <text:p>11:19:30.161</text:p>
          </table:table-cell>
          <table:table-cell table:style-name="ce3" table:formula="of:=([.E114]-[.E113])*24*60*60*1000" office:value-type="float" office:value="129.000000002044" calcext:value-type="float">
            <text:p>129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288S" calcext:value-type="time">
            <text:p>11:19:30.288</text:p>
          </table:table-cell>
          <table:table-cell table:style-name="ce3" table:formula="of:=([.A115]-[.A114])*24*60*60*1000" office:value-type="float" office:value="4.00000000002621" calcext:value-type="float">
            <text:p>4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0.288S" calcext:value-type="time">
            <text:p>11:19:30.288</text:p>
          </table:table-cell>
          <table:table-cell table:style-name="ce3" table:formula="of:=([.E115]-[.E114])*24*60*60*1000" office:value-type="float" office:value="126.999999999633" calcext:value-type="float">
            <text:p>127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37S" calcext:value-type="time">
            <text:p>11:19:30.370</text:p>
          </table:table-cell>
          <table:table-cell table:style-name="ce3" table:formula="of:=([.A116]-[.A115])*24*60*60*1000" office:value-type="float" office:value="82.0000000029353" calcext:value-type="float">
            <text:p>82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0.417S" calcext:value-type="time">
            <text:p>11:19:30.417</text:p>
          </table:table-cell>
          <table:table-cell table:style-name="ce3" table:formula="of:=([.E116]-[.E115])*24*60*60*1000" office:value-type="float" office:value="129.000000002044" calcext:value-type="float">
            <text:p>129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405S" calcext:value-type="time">
            <text:p>11:19:30.405</text:p>
          </table:table-cell>
          <table:table-cell table:style-name="ce3" table:formula="of:=([.A117]-[.A116])*24*60*60*1000" office:value-type="float" office:value="34.9999999942341" calcext:value-type="float">
            <text:p>35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0.548S" calcext:value-type="time">
            <text:p>11:19:30.548</text:p>
          </table:table-cell>
          <table:table-cell table:style-name="ce3" table:formula="of:=([.E117]-[.E116])*24*60*60*1000" office:value-type="float" office:value="130.999999999659" calcext:value-type="float">
            <text:p>131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417S" calcext:value-type="time">
            <text:p>11:19:30.417</text:p>
          </table:table-cell>
          <table:table-cell table:style-name="ce3" table:formula="of:=([.A118]-[.A117])*24*60*60*1000" office:value-type="float" office:value="12.0000000048748" calcext:value-type="float">
            <text:p>12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0.686S" calcext:value-type="time">
            <text:p>11:19:30.686</text:p>
          </table:table-cell>
          <table:table-cell table:style-name="ce3" table:formula="of:=([.E118]-[.E117])*24*60*60*1000" office:value-type="float" office:value="137.999999998506" calcext:value-type="float">
            <text:p>138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421S" calcext:value-type="time">
            <text:p>11:19:30.421</text:p>
          </table:table-cell>
          <table:table-cell table:style-name="ce3" table:formula="of:=([.A119]-[.A118])*24*60*60*1000" office:value-type="float" office:value="4.00000000002621" calcext:value-type="float">
            <text:p>4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0.831S" calcext:value-type="time">
            <text:p>11:19:30.831</text:p>
          </table:table-cell>
          <table:table-cell table:style-name="ce3" table:formula="of:=([.E119]-[.E118])*24*60*60*1000" office:value-type="float" office:value="144.999999997353" calcext:value-type="float">
            <text:p>145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496S" calcext:value-type="time">
            <text:p>11:19:30.496</text:p>
          </table:table-cell>
          <table:table-cell table:style-name="ce3" table:formula="of:=([.A120]-[.A119])*24*60*60*1000" office:value-type="float" office:value="74.9999999944961" calcext:value-type="float">
            <text:p>75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0.969S" calcext:value-type="time">
            <text:p>11:19:30.969</text:p>
          </table:table-cell>
          <table:table-cell table:style-name="ce3" table:formula="of:=([.E120]-[.E119])*24*60*60*1000" office:value-type="float" office:value="137.999999998506" calcext:value-type="float">
            <text:p>138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536S" calcext:value-type="time">
            <text:p>11:19:30.536</text:p>
          </table:table-cell>
          <table:table-cell table:style-name="ce3" table:formula="of:=([.A121]-[.A120])*24*60*60*1000" office:value-type="float" office:value="40.0000000002621" calcext:value-type="float">
            <text:p>40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1.099S" calcext:value-type="time">
            <text:p>11:19:31.099</text:p>
          </table:table-cell>
          <table:table-cell table:style-name="ce3" table:formula="of:=([.E121]-[.E120])*24*60*60*1000" office:value-type="float" office:value="130.00000000325" calcext:value-type="float">
            <text:p>130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548S" calcext:value-type="time">
            <text:p>11:19:30.548</text:p>
          </table:table-cell>
          <table:table-cell table:style-name="ce3" table:formula="of:=([.A122]-[.A121])*24*60*60*1000" office:value-type="float" office:value="12.0000000048748" calcext:value-type="float">
            <text:p>12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1.225S" calcext:value-type="time">
            <text:p>11:19:31.225</text:p>
          </table:table-cell>
          <table:table-cell table:style-name="ce3" table:formula="of:=([.E122]-[.E121])*24*60*60*1000" office:value-type="float" office:value="125.999999998427" calcext:value-type="float">
            <text:p>126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626S" calcext:value-type="time">
            <text:p>11:19:30.626</text:p>
          </table:table-cell>
          <table:table-cell table:style-name="ce3" table:formula="of:=([.A123]-[.A122])*24*60*60*1000" office:value-type="float" office:value="77.9999999933168" calcext:value-type="float">
            <text:p>78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1.358S" calcext:value-type="time">
            <text:p>11:19:31.358</text:p>
          </table:table-cell>
          <table:table-cell table:style-name="ce3" table:formula="of:=([.E123]-[.E122])*24*60*60*1000" office:value-type="float" office:value="133.00000000207" calcext:value-type="float">
            <text:p>133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653S" calcext:value-type="time">
            <text:p>11:19:30.653</text:p>
          </table:table-cell>
          <table:table-cell table:style-name="ce3" table:formula="of:=([.A124]-[.A123])*24*60*60*1000" office:value-type="float" office:value="27.000000003774" calcext:value-type="float">
            <text:p>27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1.499S" calcext:value-type="time">
            <text:p>11:19:31.499</text:p>
          </table:table-cell>
          <table:table-cell table:style-name="ce3" table:formula="of:=([.E124]-[.E123])*24*60*60*1000" office:value-type="float" office:value="141.000000002123" calcext:value-type="float">
            <text:p>141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671S" calcext:value-type="time">
            <text:p>11:19:30.671</text:p>
          </table:table-cell>
          <table:table-cell table:style-name="ce3" table:formula="of:=([.A125]-[.A124])*24*60*60*1000" office:value-type="float" office:value="18.000000002516" calcext:value-type="float">
            <text:p>18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1.641S" calcext:value-type="time">
            <text:p>11:19:31.641</text:p>
          </table:table-cell>
          <table:table-cell table:style-name="ce3" table:formula="of:=([.E125]-[.E124])*24*60*60*1000" office:value-type="float" office:value="141.999999998532" calcext:value-type="float">
            <text:p>142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686S" calcext:value-type="time">
            <text:p>11:19:30.686</text:p>
          </table:table-cell>
          <table:table-cell table:style-name="ce3" table:formula="of:=([.A126]-[.A125])*24*60*60*1000" office:value-type="float" office:value="14.9999999988992" calcext:value-type="float">
            <text:p>15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1.765S" calcext:value-type="time">
            <text:p>11:19:31.765</text:p>
          </table:table-cell>
          <table:table-cell table:style-name="ce3" table:formula="of:=([.E126]-[.E125])*24*60*60*1000" office:value-type="float" office:value="123.999999996016" calcext:value-type="float">
            <text:p>124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794S" calcext:value-type="time">
            <text:p>11:19:30.794</text:p>
          </table:table-cell>
          <table:table-cell table:style-name="ce3" table:formula="of:=([.A127]-[.A126])*24*60*60*1000" office:value-type="float" office:value="108.000000000708" calcext:value-type="float">
            <text:p>108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1.89S" calcext:value-type="time">
            <text:p>11:19:31.890</text:p>
          </table:table-cell>
          <table:table-cell table:style-name="ce3" table:formula="of:=([.E127]-[.E126])*24*60*60*1000" office:value-type="float" office:value="125.000000002018" calcext:value-type="float">
            <text:p>125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81S" calcext:value-type="time">
            <text:p>11:19:30.810</text:p>
          </table:table-cell>
          <table:table-cell table:style-name="ce3" table:formula="of:=([.A128]-[.A127])*24*60*60*1000" office:value-type="float" office:value="15.9999999953087" calcext:value-type="float">
            <text:p>16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2.015S" calcext:value-type="time">
            <text:p>11:19:32.015</text:p>
          </table:table-cell>
          <table:table-cell table:style-name="ce3" table:formula="of:=([.E128]-[.E127])*24*60*60*1000" office:value-type="float" office:value="125.000000002018" calcext:value-type="float">
            <text:p>125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table:style-name="ce1" office:value-type="time" office:time-value="PT11H19M30.826S" calcext:value-type="time">
            <text:p>11:19:30.826</text:p>
          </table:table-cell>
          <table:table-cell table:style-name="ce3" table:formula="of:=([.A129]-[.A128])*24*60*60*1000" office:value-type="float" office:value="16.000000004901" calcext:value-type="float">
            <text:p>16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6.639S" calcext:value-type="time">
            <text:p>11:19:26.639</text:p>
          </table:table-cell>
          <table:table-cell table:style-name="ce3"/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0.831S" calcext:value-type="time">
            <text:p>11:19:30.831</text:p>
          </table:table-cell>
          <table:table-cell table:style-name="ce3" table:formula="of:=([.A130]-[.A129])*24*60*60*1000" office:value-type="float" office:value="4.99999999643563" calcext:value-type="float">
            <text:p>5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6.782S" calcext:value-type="time">
            <text:p>11:19:26.782</text:p>
          </table:table-cell>
          <table:table-cell table:style-name="ce3" table:formula="of:=([.E130]-[.E129])*24*60*60*1000" office:value-type="float" office:value="142.999999994942" calcext:value-type="float">
            <text:p>143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0.931S" calcext:value-type="time">
            <text:p>11:19:30.931</text:p>
          </table:table-cell>
          <table:table-cell table:style-name="ce3" table:formula="of:=([.A131]-[.A130])*24*60*60*1000" office:value-type="float" office:value="100.000000000655" calcext:value-type="float">
            <text:p>100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6.905S" calcext:value-type="time">
            <text:p>11:19:26.905</text:p>
          </table:table-cell>
          <table:table-cell table:style-name="ce3" table:formula="of:=([.E131]-[.E130])*24*60*60*1000" office:value-type="float" office:value="122.999999999607" calcext:value-type="float">
            <text:p>123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0.951S" calcext:value-type="time">
            <text:p>11:19:30.951</text:p>
          </table:table-cell>
          <table:table-cell table:style-name="ce3" table:formula="of:=([.A132]-[.A131])*24*60*60*1000" office:value-type="float" office:value="20.000000000131" calcext:value-type="float">
            <text:p>20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7.032S" calcext:value-type="time">
            <text:p>11:19:27.032</text:p>
          </table:table-cell>
          <table:table-cell table:style-name="ce3" table:formula="of:=([.E132]-[.E131])*24*60*60*1000" office:value-type="float" office:value="126.999999999633" calcext:value-type="float">
            <text:p>127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0.951S" calcext:value-type="time">
            <text:p>11:19:30.951</text:p>
          </table:table-cell>
          <table:table-cell table:style-name="ce3" table:formula="of:=([.A133]-[.A132])*24*60*60*1000" office:value-type="float" office:value="0" calcext:value-type="float">
            <text:p>0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7.158S" calcext:value-type="time">
            <text:p>11:19:27.158</text:p>
          </table:table-cell>
          <table:table-cell table:style-name="ce3" table:formula="of:=([.E133]-[.E132])*24*60*60*1000" office:value-type="float" office:value="126.000000003224" calcext:value-type="float">
            <text:p>126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0.969S" calcext:value-type="time">
            <text:p>11:19:30.969</text:p>
          </table:table-cell>
          <table:table-cell table:style-name="ce3" table:formula="of:=([.A134]-[.A133])*24*60*60*1000" office:value-type="float" office:value="17.9999999977198" calcext:value-type="float">
            <text:p>18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7.284S" calcext:value-type="time">
            <text:p>11:19:27.284</text:p>
          </table:table-cell>
          <table:table-cell table:style-name="ce3" table:formula="of:=([.E134]-[.E133])*24*60*60*1000" office:value-type="float" office:value="125.999999998427" calcext:value-type="float">
            <text:p>126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057S" calcext:value-type="time">
            <text:p>11:19:31.057</text:p>
          </table:table-cell>
          <table:table-cell table:style-name="ce3" table:formula="of:=([.A135]-[.A134])*24*60*60*1000" office:value-type="float" office:value="88.0000000053727" calcext:value-type="float">
            <text:p>88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7.415S" calcext:value-type="time">
            <text:p>11:19:27.415</text:p>
          </table:table-cell>
          <table:table-cell table:style-name="ce3" table:formula="of:=([.E135]-[.E134])*24*60*60*1000" office:value-type="float" office:value="130.999999999659" calcext:value-type="float">
            <text:p>131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082S" calcext:value-type="time">
            <text:p>11:19:31.082</text:p>
          </table:table-cell>
          <table:table-cell table:style-name="ce3" table:formula="of:=([.A136]-[.A135])*24*60*60*1000" office:value-type="float" office:value="25.0000000013628" calcext:value-type="float">
            <text:p>25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7.579S" calcext:value-type="time">
            <text:p>11:19:27.579</text:p>
          </table:table-cell>
          <table:table-cell table:style-name="ce3" table:formula="of:=([.E136]-[.E135])*24*60*60*1000" office:value-type="float" office:value="163.999999996278" calcext:value-type="float">
            <text:p>164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092S" calcext:value-type="time">
            <text:p>11:19:31.092</text:p>
          </table:table-cell>
          <table:table-cell table:style-name="ce3" table:formula="of:=([.A137]-[.A136])*24*60*60*1000" office:value-type="float" office:value="9.99999999287127" calcext:value-type="float">
            <text:p>10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7.717S" calcext:value-type="time">
            <text:p>11:19:27.717</text:p>
          </table:table-cell>
          <table:table-cell table:style-name="ce3" table:formula="of:=([.E137]-[.E136])*24*60*60*1000" office:value-type="float" office:value="137.999999998506" calcext:value-type="float">
            <text:p>138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099S" calcext:value-type="time">
            <text:p>11:19:31.099</text:p>
          </table:table-cell>
          <table:table-cell table:style-name="ce3" table:formula="of:=([.A138]-[.A137])*24*60*60*1000" office:value-type="float" office:value="7.00000000364298" calcext:value-type="float">
            <text:p>7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7.86S" calcext:value-type="time">
            <text:p>11:19:27.860</text:p>
          </table:table-cell>
          <table:table-cell table:style-name="ce3" table:formula="of:=([.E138]-[.E137])*24*60*60*1000" office:value-type="float" office:value="143.000000004534" calcext:value-type="float">
            <text:p>143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181S" calcext:value-type="time">
            <text:p>11:19:31.181</text:p>
          </table:table-cell>
          <table:table-cell table:style-name="ce3" table:formula="of:=([.A139]-[.A138])*24*60*60*1000" office:value-type="float" office:value="81.9999999981391" calcext:value-type="float">
            <text:p>82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7.987S" calcext:value-type="time">
            <text:p>11:19:27.987</text:p>
          </table:table-cell>
          <table:table-cell table:style-name="ce3" table:formula="of:=([.E139]-[.E138])*24*60*60*1000" office:value-type="float" office:value="126.999999999633" calcext:value-type="float">
            <text:p>127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212S" calcext:value-type="time">
            <text:p>11:19:31.212</text:p>
          </table:table-cell>
          <table:table-cell table:style-name="ce3" table:formula="of:=([.A140]-[.A139])*24*60*60*1000" office:value-type="float" office:value="30.999999999004" calcext:value-type="float">
            <text:p>31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8.115S" calcext:value-type="time">
            <text:p>11:19:28.115</text:p>
          </table:table-cell>
          <table:table-cell table:style-name="ce3" table:formula="of:=([.E140]-[.E139])*24*60*60*1000" office:value-type="float" office:value="128.000000000839" calcext:value-type="float">
            <text:p>128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225S" calcext:value-type="time">
            <text:p>11:19:31.225</text:p>
          </table:table-cell>
          <table:table-cell table:style-name="ce3" table:formula="of:=([.A141]-[.A140])*24*60*60*1000" office:value-type="float" office:value="13.0000000012842" calcext:value-type="float">
            <text:p>13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8.257S" calcext:value-type="time">
            <text:p>11:19:28.257</text:p>
          </table:table-cell>
          <table:table-cell table:style-name="ce3" table:formula="of:=([.E141]-[.E140])*24*60*60*1000" office:value-type="float" office:value="141.999999998532" calcext:value-type="float">
            <text:p>142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234S" calcext:value-type="time">
            <text:p>11:19:31.234</text:p>
          </table:table-cell>
          <table:table-cell table:style-name="ce3" table:formula="of:=([.A142]-[.A141])*24*60*60*1000" office:value-type="float" office:value="8.99999999646184" calcext:value-type="float">
            <text:p>9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8.396S" calcext:value-type="time">
            <text:p>11:19:28.396</text:p>
          </table:table-cell>
          <table:table-cell table:style-name="ce3" table:formula="of:=([.E142]-[.E141])*24*60*60*1000" office:value-type="float" office:value="139.000000004508" calcext:value-type="float">
            <text:p>139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306S" calcext:value-type="time">
            <text:p>11:19:31.306</text:p>
          </table:table-cell>
          <table:table-cell table:style-name="ce3" table:formula="of:=([.A143]-[.A142])*24*60*60*1000" office:value-type="float" office:value="72.0000000004717" calcext:value-type="float">
            <text:p>72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8.521S" calcext:value-type="time">
            <text:p>11:19:28.521</text:p>
          </table:table-cell>
          <table:table-cell table:style-name="ce3" table:formula="of:=([.E143]-[.E142])*24*60*60*1000" office:value-type="float" office:value="124.999999997222" calcext:value-type="float">
            <text:p>125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338S" calcext:value-type="time">
            <text:p>11:19:31.338</text:p>
          </table:table-cell>
          <table:table-cell table:style-name="ce3" table:formula="of:=([.A144]-[.A143])*24*60*60*1000" office:value-type="float" office:value="32.000000009802" calcext:value-type="float">
            <text:p>32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8.748S" calcext:value-type="time">
            <text:p>11:19:28.748</text:p>
          </table:table-cell>
          <table:table-cell table:style-name="ce3" table:formula="of:=([.E144]-[.E143])*24*60*60*1000" office:value-type="float" office:value="227.000000000288" calcext:value-type="float">
            <text:p>227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358S" calcext:value-type="time">
            <text:p>11:19:31.358</text:p>
          </table:table-cell>
          <table:table-cell table:style-name="ce3" table:formula="of:=([.A145]-[.A144])*24*60*60*1000" office:value-type="float" office:value="19.9999999953349" calcext:value-type="float">
            <text:p>20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8.973S" calcext:value-type="time">
            <text:p>11:19:28.973</text:p>
          </table:table-cell>
          <table:table-cell table:style-name="ce3" table:formula="of:=([.E145]-[.E144])*24*60*60*1000" office:value-type="float" office:value="224.999999997877" calcext:value-type="float">
            <text:p>225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362S" calcext:value-type="time">
            <text:p>11:19:31.362</text:p>
          </table:table-cell>
          <table:table-cell table:style-name="ce3" table:formula="of:=([.A146]-[.A145])*24*60*60*1000" office:value-type="float" office:value="4.00000000002621" calcext:value-type="float">
            <text:p>4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9.097S" calcext:value-type="time">
            <text:p>11:19:29.097</text:p>
          </table:table-cell>
          <table:table-cell table:style-name="ce3" table:formula="of:=([.E146]-[.E145])*24*60*60*1000" office:value-type="float" office:value="124.000000005609" calcext:value-type="float">
            <text:p>124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429S" calcext:value-type="time">
            <text:p>11:19:31.429</text:p>
          </table:table-cell>
          <table:table-cell table:style-name="ce3" table:formula="of:=([.A147]-[.A146])*24*60*60*1000" office:value-type="float" office:value="66.9999999944437" calcext:value-type="float">
            <text:p>67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9.221S" calcext:value-type="time">
            <text:p>11:19:29.221</text:p>
          </table:table-cell>
          <table:table-cell table:style-name="ce3" table:formula="of:=([.E147]-[.E146])*24*60*60*1000" office:value-type="float" office:value="123.999999996016" calcext:value-type="float">
            <text:p>124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467S" calcext:value-type="time">
            <text:p>11:19:31.467</text:p>
          </table:table-cell>
          <table:table-cell table:style-name="ce3" table:formula="of:=([.A148]-[.A147])*24*60*60*1000" office:value-type="float" office:value="38.000000002647" calcext:value-type="float">
            <text:p>38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9.346S" calcext:value-type="time">
            <text:p>11:19:29.346</text:p>
          </table:table-cell>
          <table:table-cell table:style-name="ce3" table:formula="of:=([.E148]-[.E147])*24*60*60*1000" office:value-type="float" office:value="124.999999997222" calcext:value-type="float">
            <text:p>125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491S" calcext:value-type="time">
            <text:p>11:19:31.491</text:p>
          </table:table-cell>
          <table:table-cell table:style-name="ce3" table:formula="of:=([.A149]-[.A148])*24*60*60*1000" office:value-type="float" office:value="24.0000000049534" calcext:value-type="float">
            <text:p>24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29.471S" calcext:value-type="time">
            <text:p>11:19:29.471</text:p>
          </table:table-cell>
          <table:table-cell table:style-name="ce3" table:formula="of:=([.E149]-[.E148])*24*60*60*1000" office:value-type="float" office:value="125.000000002018" calcext:value-type="float">
            <text:p>125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499S" calcext:value-type="time">
            <text:p>11:19:31.499</text:p>
          </table:table-cell>
          <table:table-cell table:style-name="ce3" table:formula="of:=([.A150]-[.A149])*24*60*60*1000" office:value-type="float" office:value="8.00000000005241" calcext:value-type="float">
            <text:p>8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29.595S" calcext:value-type="time">
            <text:p>11:19:29.595</text:p>
          </table:table-cell>
          <table:table-cell table:style-name="ce3" table:formula="of:=([.E150]-[.E149])*24*60*60*1000" office:value-type="float" office:value="124.000000000812" calcext:value-type="float">
            <text:p>124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57S" calcext:value-type="time">
            <text:p>11:19:31.570</text:p>
          </table:table-cell>
          <table:table-cell table:style-name="ce3" table:formula="of:=([.A151]-[.A150])*24*60*60*1000" office:value-type="float" office:value="70.9999999944699" calcext:value-type="float">
            <text:p>71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29.721S" calcext:value-type="time">
            <text:p>11:19:29.721</text:p>
          </table:table-cell>
          <table:table-cell table:style-name="ce3" table:formula="of:=([.E151]-[.E150])*24*60*60*1000" office:value-type="float" office:value="125.999999998427" calcext:value-type="float">
            <text:p>126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618S" calcext:value-type="time">
            <text:p>11:19:31.618</text:p>
          </table:table-cell>
          <table:table-cell table:style-name="ce3" table:formula="of:=([.A152]-[.A151])*24*60*60*1000" office:value-type="float" office:value="48.0000000051106" calcext:value-type="float">
            <text:p>48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29.859S" calcext:value-type="time">
            <text:p>11:19:29.859</text:p>
          </table:table-cell>
          <table:table-cell table:style-name="ce3" table:formula="of:=([.E152]-[.E151])*24*60*60*1000" office:value-type="float" office:value="137.999999998506" calcext:value-type="float">
            <text:p>138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641S" calcext:value-type="time">
            <text:p>11:19:31.641</text:p>
          </table:table-cell>
          <table:table-cell table:style-name="ce3" table:formula="of:=([.A153]-[.A152])*24*60*60*1000" office:value-type="float" office:value="22.9999999989516" calcext:value-type="float">
            <text:p>23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0.019S" calcext:value-type="time">
            <text:p>11:19:30.019</text:p>
          </table:table-cell>
          <table:table-cell table:style-name="ce3" table:formula="of:=([.E153]-[.E152])*24*60*60*1000" office:value-type="float" office:value="160.000000001048" calcext:value-type="float">
            <text:p>160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645S" calcext:value-type="time">
            <text:p>11:19:31.645</text:p>
          </table:table-cell>
          <table:table-cell table:style-name="ce3" table:formula="of:=([.A154]-[.A153])*24*60*60*1000" office:value-type="float" office:value="3.99999999523004" calcext:value-type="float">
            <text:p>4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0.154S" calcext:value-type="time">
            <text:p>11:19:30.154</text:p>
          </table:table-cell>
          <table:table-cell table:style-name="ce3" table:formula="of:=([.E154]-[.E153])*24*60*60*1000" office:value-type="float" office:value="135.000000004482" calcext:value-type="float">
            <text:p>135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695S" calcext:value-type="time">
            <text:p>11:19:31.695</text:p>
          </table:table-cell>
          <table:table-cell table:style-name="ce3" table:formula="of:=([.A155]-[.A154])*24*60*60*1000" office:value-type="float" office:value="50.0000000027256" calcext:value-type="float">
            <text:p>50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0.284S" calcext:value-type="time">
            <text:p>11:19:30.284</text:p>
          </table:table-cell>
          <table:table-cell table:style-name="ce3" table:formula="of:=([.E155]-[.E154])*24*60*60*1000" office:value-type="float" office:value="129.999999998454" calcext:value-type="float">
            <text:p>130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743S" calcext:value-type="time">
            <text:p>11:19:31.743</text:p>
          </table:table-cell>
          <table:table-cell table:style-name="ce3" table:formula="of:=([.A156]-[.A155])*24*60*60*1000" office:value-type="float" office:value="48.0000000051106" calcext:value-type="float">
            <text:p>48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0.421S" calcext:value-type="time">
            <text:p>11:19:30.421</text:p>
          </table:table-cell>
          <table:table-cell table:style-name="ce3" table:formula="of:=([.E156]-[.E155])*24*60*60*1000" office:value-type="float" office:value="137.000000002097" calcext:value-type="float">
            <text:p>137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765S" calcext:value-type="time">
            <text:p>11:19:31.765</text:p>
          </table:table-cell>
          <table:table-cell table:style-name="ce3" table:formula="of:=([.A157]-[.A156])*24*60*60*1000" office:value-type="float" office:value="21.9999999929499" calcext:value-type="float">
            <text:p>22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0.653S" calcext:value-type="time">
            <text:p>11:19:30.653</text:p>
          </table:table-cell>
          <table:table-cell table:style-name="ce3" table:formula="of:=([.E157]-[.E156])*24*60*60*1000" office:value-type="float" office:value="231.999999996724" calcext:value-type="float">
            <text:p>232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77S" calcext:value-type="time">
            <text:p>11:19:31.770</text:p>
          </table:table-cell>
          <table:table-cell table:style-name="ce3" table:formula="of:=([.A158]-[.A157])*24*60*60*1000" office:value-type="float" office:value="5.0000000012318" calcext:value-type="float">
            <text:p>5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0.81S" calcext:value-type="time">
            <text:p>11:19:30.810</text:p>
          </table:table-cell>
          <table:table-cell table:style-name="ce3" table:formula="of:=([.E158]-[.E157])*24*60*60*1000" office:value-type="float" office:value="156.999999997431" calcext:value-type="float">
            <text:p>157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818S" calcext:value-type="time">
            <text:p>11:19:31.818</text:p>
          </table:table-cell>
          <table:table-cell table:style-name="ce3" table:formula="of:=([.A159]-[.A158])*24*60*60*1000" office:value-type="float" office:value="48.0000000003145" calcext:value-type="float">
            <text:p>48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0.951S" calcext:value-type="time">
            <text:p>11:19:30.951</text:p>
          </table:table-cell>
          <table:table-cell table:style-name="ce3" table:formula="of:=([.E159]-[.E158])*24*60*60*1000" office:value-type="float" office:value="141.000000002123" calcext:value-type="float">
            <text:p>141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869S" calcext:value-type="time">
            <text:p>11:19:31.869</text:p>
          </table:table-cell>
          <table:table-cell table:style-name="ce3" table:formula="of:=([.A160]-[.A159])*24*60*60*1000" office:value-type="float" office:value="50.9999999991351" calcext:value-type="float">
            <text:p>51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1.092S" calcext:value-type="time">
            <text:p>11:19:31.092</text:p>
          </table:table-cell>
          <table:table-cell table:style-name="ce3" table:formula="of:=([.E160]-[.E159])*24*60*60*1000" office:value-type="float" office:value="140.999999997327" calcext:value-type="float">
            <text:p>141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89S" calcext:value-type="time">
            <text:p>11:19:31.890</text:p>
          </table:table-cell>
          <table:table-cell table:style-name="ce3" table:formula="of:=([.A161]-[.A160])*24*60*60*1000" office:value-type="float" office:value="21.0000000013366" calcext:value-type="float">
            <text:p>21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1.234S" calcext:value-type="time">
            <text:p>11:19:31.234</text:p>
          </table:table-cell>
          <table:table-cell table:style-name="ce3" table:formula="of:=([.E161]-[.E160])*24*60*60*1000" office:value-type="float" office:value="141.999999998532" calcext:value-type="float">
            <text:p>142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894S" calcext:value-type="time">
            <text:p>11:19:31.894</text:p>
          </table:table-cell>
          <table:table-cell table:style-name="ce3" table:formula="of:=([.A162]-[.A161])*24*60*60*1000" office:value-type="float" office:value="4.00000000002621" calcext:value-type="float">
            <text:p>4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1.362S" calcext:value-type="time">
            <text:p>11:19:31.362</text:p>
          </table:table-cell>
          <table:table-cell table:style-name="ce3" table:formula="of:=([.E162]-[.E161])*24*60*60*1000" office:value-type="float" office:value="128.000000005635" calcext:value-type="float">
            <text:p>128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1.944S" calcext:value-type="time">
            <text:p>11:19:31.944</text:p>
          </table:table-cell>
          <table:table-cell table:style-name="ce3" table:formula="of:=([.A163]-[.A162])*24*60*60*1000" office:value-type="float" office:value="50.0000000027256" calcext:value-type="float">
            <text:p>50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1.491S" calcext:value-type="time">
            <text:p>11:19:31.491</text:p>
          </table:table-cell>
          <table:table-cell table:style-name="ce3" table:formula="of:=([.E163]-[.E162])*24*60*60*1000" office:value-type="float" office:value="129.000000002044" calcext:value-type="float">
            <text:p>129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2.014S" calcext:value-type="time">
            <text:p>11:19:32.014</text:p>
          </table:table-cell>
          <table:table-cell table:style-name="ce3" table:formula="of:=([.A164]-[.A163])*24*60*60*1000" office:value-type="float" office:value="70.0000000028567" calcext:value-type="float">
            <text:p>70</text:p>
          </table:table-cell>
          <table:table-cell office:value-type="float" office:value="7378" calcext:value-type="float">
            <text:p>7378</text:p>
          </table:table-cell>
          <table:table-cell/>
          <table:table-cell table:style-name="ce1" office:value-type="time" office:time-value="PT11H19M31.645S" calcext:value-type="time">
            <text:p>11:19:31.645</text:p>
          </table:table-cell>
          <table:table-cell table:style-name="ce3" table:formula="of:=([.E164]-[.E163])*24*60*60*1000" office:value-type="float" office:value="153.999999993815" calcext:value-type="float">
            <text:p>154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2.015S" calcext:value-type="time">
            <text:p>11:19:32.015</text:p>
          </table:table-cell>
          <table:table-cell table:style-name="ce3" table:formula="of:=([.A165]-[.A164])*24*60*60*1000" office:value-type="float" office:value="0.999999996409429" calcext:value-type="float">
            <text:p>1</text:p>
          </table:table-cell>
          <table:table-cell office:value-type="float" office:value="7380" calcext:value-type="float">
            <text:p>7380</text:p>
          </table:table-cell>
          <table:table-cell/>
          <table:table-cell table:style-name="ce1" office:value-type="time" office:time-value="PT11H19M31.77S" calcext:value-type="time">
            <text:p>11:19:31.770</text:p>
          </table:table-cell>
          <table:table-cell table:style-name="ce3" table:formula="of:=([.E165]-[.E164])*24*60*60*1000" office:value-type="float" office:value="125.000000002018" calcext:value-type="float">
            <text:p>125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2.019S" calcext:value-type="time">
            <text:p>11:19:32.019</text:p>
          </table:table-cell>
          <table:table-cell table:style-name="ce3" table:formula="of:=([.A166]-[.A165])*24*60*60*1000" office:value-type="float" office:value="4.00000000002621" calcext:value-type="float">
            <text:p>4</text:p>
          </table:table-cell>
          <table:table-cell office:value-type="float" office:value="7381" calcext:value-type="float">
            <text:p>7381</text:p>
          </table:table-cell>
          <table:table-cell/>
          <table:table-cell table:style-name="ce1" office:value-type="time" office:time-value="PT11H19M31.894S" calcext:value-type="time">
            <text:p>11:19:31.894</text:p>
          </table:table-cell>
          <table:table-cell table:style-name="ce3" table:formula="of:=([.E166]-[.E165])*24*60*60*1000" office:value-type="float" office:value="124.000000000812" calcext:value-type="float">
            <text:p>124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table:style-name="ce1" office:value-type="time" office:time-value="PT11H19M32.068S" calcext:value-type="time">
            <text:p>11:19:32.068</text:p>
          </table:table-cell>
          <table:table-cell table:style-name="ce3" table:formula="of:=([.A167]-[.A166])*24*60*60*1000" office:value-type="float" office:value="48.9999999967239" calcext:value-type="float">
            <text:p>49</text:p>
          </table:table-cell>
          <table:table-cell office:value-type="float" office:value="7379" calcext:value-type="float">
            <text:p>7379</text:p>
          </table:table-cell>
          <table:table-cell/>
          <table:table-cell table:style-name="ce1" office:value-type="time" office:time-value="PT11H19M32.019S" calcext:value-type="time">
            <text:p>11:19:32.019</text:p>
          </table:table-cell>
          <table:table-cell table:style-name="ce3" table:formula="of:=([.E167]-[.E166])*24*60*60*1000" office:value-type="float" office:value="125.000000002018" calcext:value-type="float">
            <text:p>125</text:p>
          </table:table-cell>
          <table:table-cell office:value-type="float" office:value="7381" calcext:value-type="float">
            <text:p>7381</text:p>
          </table:table-cell>
        </table:table-row>
        <table:table-row table:style-name="ro2" table:number-rows-repeated="104840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VGA 640x480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ultiProcessing of find_lane_in(640x480image) on Pi3B four cores 1.2GHz “load 80%”</text:p>
          </table:table-cell>
          <table:table-cell table:style-name="ce3"/>
          <table:table-cell table:number-columns-repeated="2"/>
          <table:table-cell table:style-name="ce1"/>
          <table:table-cell table:style-name="ce3"/>
          <table:table-cell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In Order</text:p>
          </table:table-cell>
          <table:table-cell table:style-name="ce3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>
            <text:p>By Process</text:p>
          </table:table-cell>
          <table:table-cell table:style-name="ce3" office:value-type="string" calcext:value-type="string">
            <text:p>Average</text:p>
          </table:table-cell>
          <table:table-cell/>
        </table:table-row>
        <table:table-row table:style-name="ro1">
          <table:table-cell table:style-name="ce1"/>
          <table:table-cell table:style-name="ce3" table:formula="of:=AVERAGE([.B7:.B44])" office:value-type="float" office:value="47.6315789473649" calcext:value-type="float">
            <text:p>48</text:p>
          </table:table-cell>
          <table:table-cell office:value-type="string" calcext:value-type="string">
            <text:p>ms</text:p>
          </table:table-cell>
          <table:table-cell/>
          <table:table-cell table:style-name="ce1"/>
          <table:table-cell table:style-name="ce3" table:formula="of:=AVERAGE([.F7:.F44])" office:value-type="float" office:value="192.526315789473" calcext:value-type="float">
            <text:p>1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style-name="ce1" office:value-type="string" calcext:value-type="string">
            <text:p>DateTIme</text:p>
          </table:table-cell>
          <table:table-cell table:style-name="ce4" office:value-type="string" calcext:value-type="string">
            <text:p>inter frame</text:p>
          </table:table-cell>
          <table:table-cell table:style-name="ce6" office:value-type="string" calcext:value-type="string">
            <text:p>PID</text:p>
          </table:table-cell>
          <table:table-cell/>
          <table:table-cell table:style-name="ce1" office:value-type="string" calcext:value-type="string">
            <text:p>DateTime</text:p>
          </table:table-cell>
          <table:table-cell table:style-name="ce4" office:value-type="string" calcext:value-type="string">
            <text:p>one frame</text:p>
          </table:table-cell>
          <table:table-cell table:style-name="ce6" office:value-type="string" calcext:value-type="string">
            <text:p>PID</text:p>
          </table:table-cell>
        </table:table-row>
        <table:table-row table:style-name="ro1">
          <table:table-cell table:style-name="ce7" office:value-type="time" office:time-value="PT11H07M26.485S" calcext:value-type="time">
            <text:p>11:07:26.485</text:p>
          </table:table-cell>
          <table:table-cell table:style-name="ce3"/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6.578S" calcext:value-type="time">
            <text:p>11:07:26.578</text:p>
          </table:table-cell>
          <table:table-cell table:style-name="ce3"/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6.578S" calcext:value-type="time">
            <text:p>11:07:26.578</text:p>
          </table:table-cell>
          <table:table-cell table:style-name="ce3" table:formula="of:=([.A7]-[.A6])*24*60*60*1000" office:value-type="float" office:value="93.0000000018083" calcext:value-type="float">
            <text:p>9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6.786S" calcext:value-type="time">
            <text:p>11:07:26.786</text:p>
          </table:table-cell>
          <table:table-cell table:style-name="ce3" table:formula="of:=([.E7]-[.E6])*24*60*60*1000" office:value-type="float" office:value="208.000000001363" calcext:value-type="float">
            <text:p>20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6.607S" calcext:value-type="time">
            <text:p>11:07:26.607</text:p>
          </table:table-cell>
          <table:table-cell table:style-name="ce3" table:formula="of:=([.A8]-[.A7])*24*60*60*1000" office:value-type="float" office:value="29.000000001389" calcext:value-type="float">
            <text:p>29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6.949S" calcext:value-type="time">
            <text:p>11:07:26.949</text:p>
          </table:table-cell>
          <table:table-cell table:style-name="ce3" table:formula="of:=([.E8]-[.E7])*24*60*60*1000" office:value-type="float" office:value="162.999999999869" calcext:value-type="float">
            <text:p>163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6.607S" calcext:value-type="time">
            <text:p>11:07:26.607</text:p>
          </table:table-cell>
          <table:table-cell table:style-name="ce3" table:formula="of:=([.A9]-[.A8])*24*60*60*1000" office:value-type="float" office:value="0" calcext:value-type="float">
            <text:p>0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7.116S" calcext:value-type="time">
            <text:p>11:07:27.116</text:p>
          </table:table-cell>
          <table:table-cell table:style-name="ce3" table:formula="of:=([.E9]-[.E8])*24*60*60*1000" office:value-type="float" office:value="166.999999999895" calcext:value-type="float">
            <text:p>16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6.666S" calcext:value-type="time">
            <text:p>11:07:26.666</text:p>
          </table:table-cell>
          <table:table-cell table:style-name="ce3" table:formula="of:=([.A10]-[.A9])*24*60*60*1000" office:value-type="float" office:value="58.9999999943913" calcext:value-type="float">
            <text:p>59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7.283S" calcext:value-type="time">
            <text:p>11:07:27.283</text:p>
          </table:table-cell>
          <table:table-cell table:style-name="ce3" table:formula="of:=([.E10]-[.E9])*24*60*60*1000" office:value-type="float" office:value="166.999999999895" calcext:value-type="float">
            <text:p>16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6.786S" calcext:value-type="time">
            <text:p>11:07:26.786</text:p>
          </table:table-cell>
          <table:table-cell table:style-name="ce3" table:formula="of:=([.A11]-[.A10])*24*60*60*1000" office:value-type="float" office:value="120.000000005582" calcext:value-type="float">
            <text:p>120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7.451S" calcext:value-type="time">
            <text:p>11:07:27.451</text:p>
          </table:table-cell>
          <table:table-cell table:style-name="ce3" table:formula="of:=([.E11]-[.E10])*24*60*60*1000" office:value-type="float" office:value="168.000000001101" calcext:value-type="float">
            <text:p>16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6.846S" calcext:value-type="time">
            <text:p>11:07:26.846</text:p>
          </table:table-cell>
          <table:table-cell table:style-name="ce3" table:formula="of:=([.A12]-[.A11])*24*60*60*1000" office:value-type="float" office:value="59.9999999955969" calcext:value-type="float">
            <text:p>60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7.631S" calcext:value-type="time">
            <text:p>11:07:27.631</text:p>
          </table:table-cell>
          <table:table-cell table:style-name="ce3" table:formula="of:=([.E12]-[.E11])*24*60*60*1000" office:value-type="float" office:value="179.999999996383" calcext:value-type="float">
            <text:p>180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6.857S" calcext:value-type="time">
            <text:p>11:07:26.857</text:p>
          </table:table-cell>
          <table:table-cell table:style-name="ce3" table:formula="of:=([.A13]-[.A12])*24*60*60*1000" office:value-type="float" office:value="11.0000000036692" calcext:value-type="float">
            <text:p>1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7.812S" calcext:value-type="time">
            <text:p>11:07:27.812</text:p>
          </table:table-cell>
          <table:table-cell table:style-name="ce3" table:formula="of:=([.E13]-[.E12])*24*60*60*1000" office:value-type="float" office:value="180.999999997589" calcext:value-type="float">
            <text:p>181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6.898S" calcext:value-type="time">
            <text:p>11:07:26.898</text:p>
          </table:table-cell>
          <table:table-cell table:style-name="ce3" table:formula="of:=([.A14]-[.A13])*24*60*60*1000" office:value-type="float" office:value="41.0000000014676" calcext:value-type="float">
            <text:p>41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7.98S" calcext:value-type="time">
            <text:p>11:07:27.980</text:p>
          </table:table-cell>
          <table:table-cell table:style-name="ce3" table:formula="of:=([.E14]-[.E13])*24*60*60*1000" office:value-type="float" office:value="168.000000005897" calcext:value-type="float">
            <text:p>16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6.949S" calcext:value-type="time">
            <text:p>11:07:26.949</text:p>
          </table:table-cell>
          <table:table-cell table:style-name="ce3" table:formula="of:=([.A15]-[.A14])*24*60*60*1000" office:value-type="float" office:value="50.9999999991351" calcext:value-type="float">
            <text:p>51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8.148S" calcext:value-type="time">
            <text:p>11:07:28.148</text:p>
          </table:table-cell>
          <table:table-cell table:style-name="ce3" table:formula="of:=([.E15]-[.E14])*24*60*60*1000" office:value-type="float" office:value="167.999999996304" calcext:value-type="float">
            <text:p>16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024S" calcext:value-type="time">
            <text:p>11:07:27.024</text:p>
          </table:table-cell>
          <table:table-cell table:style-name="ce3" table:formula="of:=([.A16]-[.A15])*24*60*60*1000" office:value-type="float" office:value="74.9999999944961" calcext:value-type="float">
            <text:p>75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8.324S" calcext:value-type="time">
            <text:p>11:07:28.324</text:p>
          </table:table-cell>
          <table:table-cell table:style-name="ce3" table:formula="of:=([.E16]-[.E15])*24*60*60*1000" office:value-type="float" office:value="176.000000001153" calcext:value-type="float">
            <text:p>176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047S" calcext:value-type="time">
            <text:p>11:07:27.047</text:p>
          </table:table-cell>
          <table:table-cell table:style-name="ce3" table:formula="of:=([.A17]-[.A16])*24*60*60*1000" office:value-type="float" office:value="23.0000000037478" calcext:value-type="float">
            <text:p>23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8.531S" calcext:value-type="time">
            <text:p>11:07:28.531</text:p>
          </table:table-cell>
          <table:table-cell table:style-name="ce3" table:formula="of:=([.E17]-[.E16])*24*60*60*1000" office:value-type="float" office:value="207.000000000157" calcext:value-type="float">
            <text:p>20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076S" calcext:value-type="time">
            <text:p>11:07:27.076</text:p>
          </table:table-cell>
          <table:table-cell table:style-name="ce3" table:formula="of:=([.A18]-[.A17])*24*60*60*1000" office:value-type="float" office:value="29.000000001389" calcext:value-type="float">
            <text:p>29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8.739S" calcext:value-type="time">
            <text:p>11:07:28.739</text:p>
          </table:table-cell>
          <table:table-cell table:style-name="ce3" table:formula="of:=([.E18]-[.E17])*24*60*60*1000" office:value-type="float" office:value="208.000000001363" calcext:value-type="float">
            <text:p>20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116S" calcext:value-type="time">
            <text:p>11:07:27.116</text:p>
          </table:table-cell>
          <table:table-cell table:style-name="ce3" table:formula="of:=([.A19]-[.A18])*24*60*60*1000" office:value-type="float" office:value="40.0000000002621" calcext:value-type="float">
            <text:p>40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9.032S" calcext:value-type="time">
            <text:p>11:07:29.032</text:p>
          </table:table-cell>
          <table:table-cell table:style-name="ce3" table:formula="of:=([.E19]-[.E18])*24*60*60*1000" office:value-type="float" office:value="292.999999998322" calcext:value-type="float">
            <text:p>293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193S" calcext:value-type="time">
            <text:p>11:07:27.193</text:p>
          </table:table-cell>
          <table:table-cell table:style-name="ce3" table:formula="of:=([.A20]-[.A19])*24*60*60*1000" office:value-type="float" office:value="76.9999999969073" calcext:value-type="float">
            <text:p>77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9.2S" calcext:value-type="time">
            <text:p>11:07:29.200</text:p>
          </table:table-cell>
          <table:table-cell table:style-name="ce3" table:formula="of:=([.E20]-[.E19])*24*60*60*1000" office:value-type="float" office:value="167.999999996304" calcext:value-type="float">
            <text:p>16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223S" calcext:value-type="time">
            <text:p>11:07:27.223</text:p>
          </table:table-cell>
          <table:table-cell table:style-name="ce3" table:formula="of:=([.A21]-[.A20])*24*60*60*1000" office:value-type="float" office:value="29.9999999977985" calcext:value-type="float">
            <text:p>30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9.365S" calcext:value-type="time">
            <text:p>11:07:29.365</text:p>
          </table:table-cell>
          <table:table-cell table:style-name="ce3" table:formula="of:=([.E21]-[.E20])*24*60*60*1000" office:value-type="float" office:value="165.00000000228" calcext:value-type="float">
            <text:p>16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256S" calcext:value-type="time">
            <text:p>11:07:27.256</text:p>
          </table:table-cell>
          <table:table-cell table:style-name="ce3" table:formula="of:=([.A22]-[.A21])*24*60*60*1000" office:value-type="float" office:value="33.0000000062114" calcext:value-type="float">
            <text:p>33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9.632S" calcext:value-type="time">
            <text:p>11:07:29.632</text:p>
          </table:table-cell>
          <table:table-cell table:style-name="ce3" table:formula="of:=([.E22]-[.E21])*24*60*60*1000" office:value-type="float" office:value="267.00000000055" calcext:value-type="float">
            <text:p>26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283S" calcext:value-type="time">
            <text:p>11:07:27.283</text:p>
          </table:table-cell>
          <table:table-cell table:style-name="ce3" table:formula="of:=([.A23]-[.A22])*24*60*60*1000" office:value-type="float" office:value="26.9999999989778" calcext:value-type="float">
            <text:p>27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9.837S" calcext:value-type="time">
            <text:p>11:07:29.837</text:p>
          </table:table-cell>
          <table:table-cell table:style-name="ce3" table:formula="of:=([.E23]-[.E22])*24*60*60*1000" office:value-type="float" office:value="205.000000002542" calcext:value-type="float">
            <text:p>20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366S" calcext:value-type="time">
            <text:p>11:07:27.366</text:p>
          </table:table-cell>
          <table:table-cell table:style-name="ce3" table:formula="of:=([.A24]-[.A23])*24*60*60*1000" office:value-type="float" office:value="82.9999999993447" calcext:value-type="float">
            <text:p>8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0.052S" calcext:value-type="time">
            <text:p>11:07:30.052</text:p>
          </table:table-cell>
          <table:table-cell table:style-name="ce3" table:formula="of:=([.E24]-[.E23])*24*60*60*1000" office:value-type="float" office:value="215.000000000209" calcext:value-type="float">
            <text:p>21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395S" calcext:value-type="time">
            <text:p>11:07:27.395</text:p>
          </table:table-cell>
          <table:table-cell table:style-name="ce3" table:formula="of:=([.A25]-[.A24])*24*60*60*1000" office:value-type="float" office:value="28.9999999965929" calcext:value-type="float">
            <text:p>29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0.245S" calcext:value-type="time">
            <text:p>11:07:30.245</text:p>
          </table:table-cell>
          <table:table-cell table:style-name="ce3" table:formula="of:=([.E25]-[.E24])*24*60*60*1000" office:value-type="float" office:value="193.000000002463" calcext:value-type="float">
            <text:p>193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451S" calcext:value-type="time">
            <text:p>11:07:27.451</text:p>
          </table:table-cell>
          <table:table-cell table:style-name="ce3" table:formula="of:=([.A26]-[.A25])*24*60*60*1000" office:value-type="float" office:value="56.000000005163" calcext:value-type="float">
            <text:p>56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0.475S" calcext:value-type="time">
            <text:p>11:07:30.475</text:p>
          </table:table-cell>
          <table:table-cell table:style-name="ce3" table:formula="of:=([.E26]-[.E25])*24*60*60*1000" office:value-type="float" office:value="229.999999994313" calcext:value-type="float">
            <text:p>230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461S" calcext:value-type="time">
            <text:p>11:07:27.461</text:p>
          </table:table-cell>
          <table:table-cell table:style-name="ce3" table:formula="of:=([.A27]-[.A26])*24*60*60*1000" office:value-type="float" office:value="10.0000000024636" calcext:value-type="float">
            <text:p>10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0.754S" calcext:value-type="time">
            <text:p>11:07:30.754</text:p>
          </table:table-cell>
          <table:table-cell table:style-name="ce3" table:formula="of:=([.E27]-[.E26])*24*60*60*1000" office:value-type="float" office:value="279.000000000629" calcext:value-type="float">
            <text:p>279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535S" calcext:value-type="time">
            <text:p>11:07:27.535</text:p>
          </table:table-cell>
          <table:table-cell table:style-name="ce3" table:formula="of:=([.A28]-[.A27])*24*60*60*1000" office:value-type="float" office:value="73.9999999980867" calcext:value-type="float">
            <text:p>74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0.921S" calcext:value-type="time">
            <text:p>11:07:30.921</text:p>
          </table:table-cell>
          <table:table-cell table:style-name="ce3" table:formula="of:=([.E28]-[.E27])*24*60*60*1000" office:value-type="float" office:value="167.000000004691" calcext:value-type="float">
            <text:p>16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588S" calcext:value-type="time">
            <text:p>11:07:27.588</text:p>
          </table:table-cell>
          <table:table-cell table:style-name="ce3" table:formula="of:=([.A29]-[.A28])*24*60*60*1000" office:value-type="float" office:value="53.0000000015463" calcext:value-type="float">
            <text:p>53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1.09S" calcext:value-type="time">
            <text:p>11:07:31.090</text:p>
          </table:table-cell>
          <table:table-cell table:style-name="ce3" table:formula="of:=([.E29]-[.E28])*24*60*60*1000" office:value-type="float" office:value="168.999999992714" calcext:value-type="float">
            <text:p>169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631S" calcext:value-type="time">
            <text:p>11:07:27.631</text:p>
          </table:table-cell>
          <table:table-cell table:style-name="ce3" table:formula="of:=([.A30]-[.A29])*24*60*60*1000" office:value-type="float" office:value="42.9999999942865" calcext:value-type="float">
            <text:p>4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1.265S" calcext:value-type="time">
            <text:p>11:07:31.265</text:p>
          </table:table-cell>
          <table:table-cell table:style-name="ce3" table:formula="of:=([.E30]-[.E29])*24*60*60*1000" office:value-type="float" office:value="175.000000004744" calcext:value-type="float">
            <text:p>17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643S" calcext:value-type="time">
            <text:p>11:07:27.643</text:p>
          </table:table-cell>
          <table:table-cell table:style-name="ce3" table:formula="of:=([.A31]-[.A30])*24*60*60*1000" office:value-type="float" office:value="11.9999999952825" calcext:value-type="float">
            <text:p>1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1.462S" calcext:value-type="time">
            <text:p>11:07:31.462</text:p>
          </table:table-cell>
          <table:table-cell table:style-name="ce3" table:formula="of:=([.E31]-[.E30])*24*60*60*1000" office:value-type="float" office:value="196.999999997693" calcext:value-type="float">
            <text:p>19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704S" calcext:value-type="time">
            <text:p>11:07:27.704</text:p>
          </table:table-cell>
          <table:table-cell table:style-name="ce3" table:formula="of:=([.A32]-[.A31])*24*60*60*1000" office:value-type="float" office:value="61.0000000015987" calcext:value-type="float">
            <text:p>6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1.641S" calcext:value-type="time">
            <text:p>11:07:31.641</text:p>
          </table:table-cell>
          <table:table-cell table:style-name="ce3" table:formula="of:=([.E32]-[.E31])*24*60*60*1000" office:value-type="float" office:value="179.00000000477" calcext:value-type="float">
            <text:p>179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76S" calcext:value-type="time">
            <text:p>11:07:27.760</text:p>
          </table:table-cell>
          <table:table-cell table:style-name="ce3" table:formula="of:=([.A33]-[.A32])*24*60*60*1000" office:value-type="float" office:value="56.000000005163" calcext:value-type="float">
            <text:p>5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1.815S" calcext:value-type="time">
            <text:p>11:07:31.815</text:p>
          </table:table-cell>
          <table:table-cell table:style-name="ce3" table:formula="of:=([.E33]-[.E32])*24*60*60*1000" office:value-type="float" office:value="173.999999998742" calcext:value-type="float">
            <text:p>174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812S" calcext:value-type="time">
            <text:p>11:07:27.812</text:p>
          </table:table-cell>
          <table:table-cell table:style-name="ce3" table:formula="of:=([.A34]-[.A33])*24*60*60*1000" office:value-type="float" office:value="51.9999999955445" calcext:value-type="float">
            <text:p>52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2.007S" calcext:value-type="time">
            <text:p>11:07:32.007</text:p>
          </table:table-cell>
          <table:table-cell table:style-name="ce3" table:formula="of:=([.E34]-[.E33])*24*60*60*1000" office:value-type="float" office:value="191.999999996462" calcext:value-type="float">
            <text:p>192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867S" calcext:value-type="time">
            <text:p>11:07:27.867</text:p>
          </table:table-cell>
          <table:table-cell table:style-name="ce3" table:formula="of:=([.A35]-[.A34])*24*60*60*1000" office:value-type="float" office:value="54.9999999991613" calcext:value-type="float">
            <text:p>55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2.195S" calcext:value-type="time">
            <text:p>11:07:32.195</text:p>
          </table:table-cell>
          <table:table-cell table:style-name="ce3" table:formula="of:=([.E35]-[.E34])*24*60*60*1000" office:value-type="float" office:value="188.000000001232" calcext:value-type="float">
            <text:p>18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918S" calcext:value-type="time">
            <text:p>11:07:27.918</text:p>
          </table:table-cell>
          <table:table-cell table:style-name="ce3" table:formula="of:=([.A36]-[.A35])*24*60*60*1000" office:value-type="float" office:value="51.0000000039312" calcext:value-type="float">
            <text:p>51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2.382S" calcext:value-type="time">
            <text:p>11:07:32.382</text:p>
          </table:table-cell>
          <table:table-cell table:style-name="ce3" table:formula="of:=([.E36]-[.E35])*24*60*60*1000" office:value-type="float" office:value="186.99999999523" calcext:value-type="float">
            <text:p>18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929S" calcext:value-type="time">
            <text:p>11:07:27.929</text:p>
          </table:table-cell>
          <table:table-cell table:style-name="ce3" table:formula="of:=([.A37]-[.A36])*24*60*60*1000" office:value-type="float" office:value="10.999999998873" calcext:value-type="float">
            <text:p>11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2.59S" calcext:value-type="time">
            <text:p>11:07:32.590</text:p>
          </table:table-cell>
          <table:table-cell table:style-name="ce3" table:formula="of:=([.E37]-[.E36])*24*60*60*1000" office:value-type="float" office:value="208.000000001363" calcext:value-type="float">
            <text:p>20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7.98S" calcext:value-type="time">
            <text:p>11:07:27.980</text:p>
          </table:table-cell>
          <table:table-cell table:style-name="ce3" table:formula="of:=([.A38]-[.A37])*24*60*60*1000" office:value-type="float" office:value="51.0000000039312" calcext:value-type="float">
            <text:p>51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2.794S" calcext:value-type="time">
            <text:p>11:07:32.794</text:p>
          </table:table-cell>
          <table:table-cell table:style-name="ce3" table:formula="of:=([.E38]-[.E37])*24*60*60*1000" office:value-type="float" office:value="204.000000006133" calcext:value-type="float">
            <text:p>204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033S" calcext:value-type="time">
            <text:p>11:07:28.033</text:p>
          </table:table-cell>
          <table:table-cell table:style-name="ce3" table:formula="of:=([.A39]-[.A38])*24*60*60*1000" office:value-type="float" office:value="53.0000000015463" calcext:value-type="float">
            <text:p>5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3.021S" calcext:value-type="time">
            <text:p>11:07:33.021</text:p>
          </table:table-cell>
          <table:table-cell table:style-name="ce3" table:formula="of:=([.E39]-[.E38])*24*60*60*1000" office:value-type="float" office:value="226.999999995492" calcext:value-type="float">
            <text:p>22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104S" calcext:value-type="time">
            <text:p>11:07:28.104</text:p>
          </table:table-cell>
          <table:table-cell table:style-name="ce3" table:formula="of:=([.A40]-[.A39])*24*60*60*1000" office:value-type="float" office:value="70.9999999944699" calcext:value-type="float">
            <text:p>71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3.191S" calcext:value-type="time">
            <text:p>11:07:33.191</text:p>
          </table:table-cell>
          <table:table-cell table:style-name="ce3" table:formula="of:=([.E40]-[.E39])*24*60*60*1000" office:value-type="float" office:value="169.999999998716" calcext:value-type="float">
            <text:p>170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11S" calcext:value-type="time">
            <text:p>11:07:28.110</text:p>
          </table:table-cell>
          <table:table-cell table:style-name="ce3" table:formula="of:=([.A41]-[.A40])*24*60*60*1000" office:value-type="float" office:value="6.00000000243739" calcext:value-type="float">
            <text:p>6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3.368S" calcext:value-type="time">
            <text:p>11:07:33.368</text:p>
          </table:table-cell>
          <table:table-cell table:style-name="ce3" table:formula="of:=([.E41]-[.E40])*24*60*60*1000" office:value-type="float" office:value="177.000000007155" calcext:value-type="float">
            <text:p>17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148S" calcext:value-type="time">
            <text:p>11:07:28.148</text:p>
          </table:table-cell>
          <table:table-cell table:style-name="ce3" table:formula="of:=([.A42]-[.A41])*24*60*60*1000" office:value-type="float" office:value="37.9999999978509" calcext:value-type="float">
            <text:p>38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3.536S" calcext:value-type="time">
            <text:p>11:07:33.536</text:p>
          </table:table-cell>
          <table:table-cell table:style-name="ce3" table:formula="of:=([.E42]-[.E41])*24*60*60*1000" office:value-type="float" office:value="167.999999996304" calcext:value-type="float">
            <text:p>16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201S" calcext:value-type="time">
            <text:p>11:07:28.201</text:p>
          </table:table-cell>
          <table:table-cell table:style-name="ce3" table:formula="of:=([.A43]-[.A42])*24*60*60*1000" office:value-type="float" office:value="53.0000000015463" calcext:value-type="float">
            <text:p>5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3.717S" calcext:value-type="time">
            <text:p>11:07:33.717</text:p>
          </table:table-cell>
          <table:table-cell table:style-name="ce3" table:formula="of:=([.E43]-[.E42])*24*60*60*1000" office:value-type="float" office:value="180.999999997589" calcext:value-type="float">
            <text:p>181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295S" calcext:value-type="time">
            <text:p>11:07:28.295</text:p>
          </table:table-cell>
          <table:table-cell table:style-name="ce3" table:formula="of:=([.A44]-[.A43])*24*60*60*1000" office:value-type="float" office:value="93.9999999982177" calcext:value-type="float">
            <text:p>94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3.894S" calcext:value-type="time">
            <text:p>11:07:33.894</text:p>
          </table:table-cell>
          <table:table-cell table:style-name="ce3" table:formula="of:=([.E44]-[.E43])*24*60*60*1000" office:value-type="float" office:value="177.000000002359" calcext:value-type="float">
            <text:p>17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299S" calcext:value-type="time">
            <text:p>11:07:28.299</text:p>
          </table:table-cell>
          <table:table-cell table:style-name="ce3" table:formula="of:=([.A45]-[.A44])*24*60*60*1000" office:value-type="float" office:value="4.00000000002621" calcext:value-type="float">
            <text:p>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4.066S" calcext:value-type="time">
            <text:p>11:07:34.066</text:p>
          </table:table-cell>
          <table:table-cell table:style-name="ce3" table:formula="of:=([.E45]-[.E44])*24*60*60*1000" office:value-type="float" office:value="171.999999996331" calcext:value-type="float">
            <text:p>172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324S" calcext:value-type="time">
            <text:p>11:07:28.324</text:p>
          </table:table-cell>
          <table:table-cell table:style-name="ce3" table:formula="of:=([.A46]-[.A45])*24*60*60*1000" office:value-type="float" office:value="25.0000000013628" calcext:value-type="float">
            <text:p>25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4.262S" calcext:value-type="time">
            <text:p>11:07:34.262</text:p>
          </table:table-cell>
          <table:table-cell table:style-name="ce3" table:formula="of:=([.E46]-[.E45])*24*60*60*1000" office:value-type="float" office:value="196.00000000608" calcext:value-type="float">
            <text:p>196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368S" calcext:value-type="time">
            <text:p>11:07:28.368</text:p>
          </table:table-cell>
          <table:table-cell table:style-name="ce3" table:formula="of:=([.A47]-[.A46])*24*60*60*1000" office:value-type="float" office:value="44.0000000002883" calcext:value-type="float">
            <text:p>44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4.461S" calcext:value-type="time">
            <text:p>11:07:34.461</text:p>
          </table:table-cell>
          <table:table-cell table:style-name="ce3" table:formula="of:=([.E47]-[.E46])*24*60*60*1000" office:value-type="float" office:value="199.000000000105" calcext:value-type="float">
            <text:p>199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484S" calcext:value-type="time">
            <text:p>11:07:28.484</text:p>
          </table:table-cell>
          <table:table-cell table:style-name="ce3" table:formula="of:=([.A48]-[.A47])*24*60*60*1000" office:value-type="float" office:value="115.999999995964" calcext:value-type="float">
            <text:p>11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4.65S" calcext:value-type="time">
            <text:p>11:07:34.650</text:p>
          </table:table-cell>
          <table:table-cell table:style-name="ce3" table:formula="of:=([.E48]-[.E47])*24*60*60*1000" office:value-type="float" office:value="188.999999997641" calcext:value-type="float">
            <text:p>189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515S" calcext:value-type="time">
            <text:p>11:07:28.515</text:p>
          </table:table-cell>
          <table:table-cell table:style-name="ce3" table:formula="of:=([.A49]-[.A48])*24*60*60*1000" office:value-type="float" office:value="31.0000000038002" calcext:value-type="float">
            <text:p>31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4.82S" calcext:value-type="time">
            <text:p>11:07:34.820</text:p>
          </table:table-cell>
          <table:table-cell table:style-name="ce3" table:formula="of:=([.E49]-[.E48])*24*60*60*1000" office:value-type="float" office:value="169.999999998716" calcext:value-type="float">
            <text:p>170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531S" calcext:value-type="time">
            <text:p>11:07:28.531</text:p>
          </table:table-cell>
          <table:table-cell table:style-name="ce3" table:formula="of:=([.A50]-[.A49])*24*60*60*1000" office:value-type="float" office:value="16.0000000001048" calcext:value-type="float">
            <text:p>16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4.994S" calcext:value-type="time">
            <text:p>11:07:34.994</text:p>
          </table:table-cell>
          <table:table-cell table:style-name="ce3" table:formula="of:=([.E50]-[.E49])*24*60*60*1000" office:value-type="float" office:value="173.999999998742" calcext:value-type="float">
            <text:p>174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539S" calcext:value-type="time">
            <text:p>11:07:28.539</text:p>
          </table:table-cell>
          <table:table-cell table:style-name="ce3" table:formula="of:=([.A51]-[.A50])*24*60*60*1000" office:value-type="float" office:value="7.99999999525625" calcext:value-type="float">
            <text:p>8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5.161S" calcext:value-type="time">
            <text:p>11:07:35.161</text:p>
          </table:table-cell>
          <table:table-cell table:style-name="ce3" table:formula="of:=([.E51]-[.E50])*24*60*60*1000" office:value-type="float" office:value="166.999999999895" calcext:value-type="float">
            <text:p>16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703S" calcext:value-type="time">
            <text:p>11:07:28.703</text:p>
          </table:table-cell>
          <table:table-cell table:style-name="ce3" table:formula="of:=([.A52]-[.A51])*24*60*60*1000" office:value-type="float" office:value="164.000000005871" calcext:value-type="float">
            <text:p>16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5.359S" calcext:value-type="time">
            <text:p>11:07:35.359</text:p>
          </table:table-cell>
          <table:table-cell table:style-name="ce3" table:formula="of:=([.E52]-[.E51])*24*60*60*1000" office:value-type="float" office:value="197.999999998899" calcext:value-type="float">
            <text:p>19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712S" calcext:value-type="time">
            <text:p>11:07:28.712</text:p>
          </table:table-cell>
          <table:table-cell table:style-name="ce3" table:formula="of:=([.A53]-[.A52])*24*60*60*1000" office:value-type="float" office:value="8.99999999646184" calcext:value-type="float">
            <text:p>9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5.583S" calcext:value-type="time">
            <text:p>11:07:35.583</text:p>
          </table:table-cell>
          <table:table-cell table:style-name="ce3" table:formula="of:=([.E53]-[.E52])*24*60*60*1000" office:value-type="float" office:value="224.000000001467" calcext:value-type="float">
            <text:p>224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733S" calcext:value-type="time">
            <text:p>11:07:28.733</text:p>
          </table:table-cell>
          <table:table-cell table:style-name="ce3" table:formula="of:=([.A54]-[.A53])*24*60*60*1000" office:value-type="float" office:value="21.0000000013366" calcext:value-type="float">
            <text:p>2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5.759S" calcext:value-type="time">
            <text:p>11:07:35.759</text:p>
          </table:table-cell>
          <table:table-cell table:style-name="ce3" table:formula="of:=([.E54]-[.E53])*24*60*60*1000" office:value-type="float" office:value="176.000000001153" calcext:value-type="float">
            <text:p>176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739S" calcext:value-type="time">
            <text:p>11:07:28.739</text:p>
          </table:table-cell>
          <table:table-cell table:style-name="ce3" table:formula="of:=([.A55]-[.A54])*24*60*60*1000" office:value-type="float" office:value="6.00000000243739" calcext:value-type="float">
            <text:p>6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5.933S" calcext:value-type="time">
            <text:p>11:07:35.933</text:p>
          </table:table-cell>
          <table:table-cell table:style-name="ce3" table:formula="of:=([.E55]-[.E54])*24*60*60*1000" office:value-type="float" office:value="173.999999998742" calcext:value-type="float">
            <text:p>174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922S" calcext:value-type="time">
            <text:p>11:07:28.922</text:p>
          </table:table-cell>
          <table:table-cell table:style-name="ce3" table:formula="of:=([.A56]-[.A55])*24*60*60*1000" office:value-type="float" office:value="182.999999995204" calcext:value-type="float">
            <text:p>183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6.146S" calcext:value-type="time">
            <text:p>11:07:36.146</text:p>
          </table:table-cell>
          <table:table-cell table:style-name="ce3" table:formula="of:=([.E56]-[.E55])*24*60*60*1000" office:value-type="float" office:value="213.000000002594" calcext:value-type="float">
            <text:p>213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932S" calcext:value-type="time">
            <text:p>11:07:28.932</text:p>
          </table:table-cell>
          <table:table-cell table:style-name="ce3" table:formula="of:=([.A57]-[.A56])*24*60*60*1000" office:value-type="float" office:value="10.0000000024636" calcext:value-type="float">
            <text:p>10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6.355S" calcext:value-type="time">
            <text:p>11:07:36.355</text:p>
          </table:table-cell>
          <table:table-cell table:style-name="ce3" table:formula="of:=([.E57]-[.E56])*24*60*60*1000" office:value-type="float" office:value="209.000000002568" calcext:value-type="float">
            <text:p>209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8.968S" calcext:value-type="time">
            <text:p>11:07:28.968</text:p>
          </table:table-cell>
          <table:table-cell table:style-name="ce3" table:formula="of:=([.A58]-[.A57])*24*60*60*1000" office:value-type="float" office:value="36.0000000002358" calcext:value-type="float">
            <text:p>36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6.538S" calcext:value-type="time">
            <text:p>11:07:36.538</text:p>
          </table:table-cell>
          <table:table-cell table:style-name="ce3" table:formula="of:=([.E58]-[.E57])*24*60*60*1000" office:value-type="float" office:value="182.999999995204" calcext:value-type="float">
            <text:p>183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032S" calcext:value-type="time">
            <text:p>11:07:29.032</text:p>
          </table:table-cell>
          <table:table-cell table:style-name="ce3" table:formula="of:=([.A59]-[.A58])*24*60*60*1000" office:value-type="float" office:value="64.0000000004193" calcext:value-type="float">
            <text:p>64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6.715S" calcext:value-type="time">
            <text:p>11:07:36.715</text:p>
          </table:table-cell>
          <table:table-cell table:style-name="ce3" table:formula="of:=([.E59]-[.E58])*24*60*60*1000" office:value-type="float" office:value="176.999999997562" calcext:value-type="float">
            <text:p>17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104S" calcext:value-type="time">
            <text:p>11:07:29.104</text:p>
          </table:table-cell>
          <table:table-cell table:style-name="ce3" table:formula="of:=([.A60]-[.A59])*24*60*60*1000" office:value-type="float" office:value="72.0000000004717" calcext:value-type="float">
            <text:p>72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6.927S" calcext:value-type="time">
            <text:p>11:07:36.927</text:p>
          </table:table-cell>
          <table:table-cell table:style-name="ce3" table:formula="of:=([.E60]-[.E59])*24*60*60*1000" office:value-type="float" office:value="212.000000006185" calcext:value-type="float">
            <text:p>212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123S" calcext:value-type="time">
            <text:p>11:07:29.123</text:p>
          </table:table-cell>
          <table:table-cell table:style-name="ce3" table:formula="of:=([.A61]-[.A60])*24*60*60*1000" office:value-type="float" office:value="18.9999999989254" calcext:value-type="float">
            <text:p>19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7.108S" calcext:value-type="time">
            <text:p>11:07:37.108</text:p>
          </table:table-cell>
          <table:table-cell table:style-name="ce3" table:formula="of:=([.E61]-[.E60])*24*60*60*1000" office:value-type="float" office:value="180.999999997589" calcext:value-type="float">
            <text:p>181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153S" calcext:value-type="time">
            <text:p>11:07:29.153</text:p>
          </table:table-cell>
          <table:table-cell table:style-name="ce3" table:formula="of:=([.A62]-[.A61])*24*60*60*1000" office:value-type="float" office:value="29.9999999977985" calcext:value-type="float">
            <text:p>30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7.319S" calcext:value-type="time">
            <text:p>11:07:37.319</text:p>
          </table:table-cell>
          <table:table-cell table:style-name="ce3" table:formula="of:=([.E62]-[.E61])*24*60*60*1000" office:value-type="float" office:value="211.000000004979" calcext:value-type="float">
            <text:p>211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2S" calcext:value-type="time">
            <text:p>11:07:29.200</text:p>
          </table:table-cell>
          <table:table-cell table:style-name="ce3" table:formula="of:=([.A63]-[.A62])*24*60*60*1000" office:value-type="float" office:value="46.9999999991089" calcext:value-type="float">
            <text:p>47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7.495S" calcext:value-type="time">
            <text:p>11:07:37.495</text:p>
          </table:table-cell>
          <table:table-cell table:style-name="ce3" table:formula="of:=([.E63]-[.E62])*24*60*60*1000" office:value-type="float" office:value="175.999999996357" calcext:value-type="float">
            <text:p>176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277S" calcext:value-type="time">
            <text:p>11:07:29.277</text:p>
          </table:table-cell>
          <table:table-cell table:style-name="ce3" table:formula="of:=([.A64]-[.A63])*24*60*60*1000" office:value-type="float" office:value="77.0000000064997" calcext:value-type="float">
            <text:p>77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7.662S" calcext:value-type="time">
            <text:p>11:07:37.662</text:p>
          </table:table-cell>
          <table:table-cell table:style-name="ce3" table:formula="of:=([.E64]-[.E63])*24*60*60*1000" office:value-type="float" office:value="166.999999995099" calcext:value-type="float">
            <text:p>16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297S" calcext:value-type="time">
            <text:p>11:07:29.297</text:p>
          </table:table-cell>
          <table:table-cell table:style-name="ce3" table:formula="of:=([.A65]-[.A64])*24*60*60*1000" office:value-type="float" office:value="19.9999999953349" calcext:value-type="float">
            <text:p>20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7.825S" calcext:value-type="time">
            <text:p>11:07:37.825</text:p>
          </table:table-cell>
          <table:table-cell table:style-name="ce3" table:formula="of:=([.E65]-[.E64])*24*60*60*1000" office:value-type="float" office:value="162.999999999869" calcext:value-type="float">
            <text:p>163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336S" calcext:value-type="time">
            <text:p>11:07:29.336</text:p>
          </table:table-cell>
          <table:table-cell table:style-name="ce3" table:formula="of:=([.A66]-[.A65])*24*60*60*1000" office:value-type="float" office:value="39.0000000038526" calcext:value-type="float">
            <text:p>39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7.99S" calcext:value-type="time">
            <text:p>11:07:37.990</text:p>
          </table:table-cell>
          <table:table-cell table:style-name="ce3" table:formula="of:=([.E66]-[.E65])*24*60*60*1000" office:value-type="float" office:value="165.00000000228" calcext:value-type="float">
            <text:p>16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365S" calcext:value-type="time">
            <text:p>11:07:29.365</text:p>
          </table:table-cell>
          <table:table-cell table:style-name="ce3" table:formula="of:=([.A67]-[.A66])*24*60*60*1000" office:value-type="float" office:value="28.9999999965929" calcext:value-type="float">
            <text:p>29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8.156S" calcext:value-type="time">
            <text:p>11:07:38.156</text:p>
          </table:table-cell>
          <table:table-cell table:style-name="ce3" table:formula="of:=([.E67]-[.E66])*24*60*60*1000" office:value-type="float" office:value="166.000000003486" calcext:value-type="float">
            <text:p>166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453S" calcext:value-type="time">
            <text:p>11:07:29.453</text:p>
          </table:table-cell>
          <table:table-cell table:style-name="ce3" table:formula="of:=([.A68]-[.A67])*24*60*60*1000" office:value-type="float" office:value="88.0000000005765" calcext:value-type="float">
            <text:p>88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8.319S" calcext:value-type="time">
            <text:p>11:07:38.319</text:p>
          </table:table-cell>
          <table:table-cell table:style-name="ce3" table:formula="of:=([.E68]-[.E67])*24*60*60*1000" office:value-type="float" office:value="162.999999999869" calcext:value-type="float">
            <text:p>163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485S" calcext:value-type="time">
            <text:p>11:07:29.485</text:p>
          </table:table-cell>
          <table:table-cell table:style-name="ce3" table:formula="of:=([.A69]-[.A68])*24*60*60*1000" office:value-type="float" office:value="32.0000000002096" calcext:value-type="float">
            <text:p>3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8.486S" calcext:value-type="time">
            <text:p>11:07:38.486</text:p>
          </table:table-cell>
          <table:table-cell table:style-name="ce3" table:formula="of:=([.E69]-[.E68])*24*60*60*1000" office:value-type="float" office:value="166.999999995099" calcext:value-type="float">
            <text:p>16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526S" calcext:value-type="time">
            <text:p>11:07:29.526</text:p>
          </table:table-cell>
          <table:table-cell table:style-name="ce3" table:formula="of:=([.A70]-[.A69])*24*60*60*1000" office:value-type="float" office:value="40.9999999966715" calcext:value-type="float">
            <text:p>4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8.674S" calcext:value-type="time">
            <text:p>11:07:38.674</text:p>
          </table:table-cell>
          <table:table-cell table:style-name="ce3" table:formula="of:=([.E70]-[.E69])*24*60*60*1000" office:value-type="float" office:value="188.000000001232" calcext:value-type="float">
            <text:p>188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627S" calcext:value-type="time">
            <text:p>11:07:29.627</text:p>
          </table:table-cell>
          <table:table-cell table:style-name="ce3" table:formula="of:=([.A71]-[.A70])*24*60*60*1000" office:value-type="float" office:value="101.000000006657" calcext:value-type="float">
            <text:p>101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8.847S" calcext:value-type="time">
            <text:p>11:07:38.847</text:p>
          </table:table-cell>
          <table:table-cell table:style-name="ce3" table:formula="of:=([.E71]-[.E70])*24*60*60*1000" office:value-type="float" office:value="173.000000002332" calcext:value-type="float">
            <text:p>173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632S" calcext:value-type="time">
            <text:p>11:07:29.632</text:p>
          </table:table-cell>
          <table:table-cell table:style-name="ce3" table:formula="of:=([.A72]-[.A71])*24*60*60*1000" office:value-type="float" office:value="4.99999999643563" calcext:value-type="float">
            <text:p>5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9.078S" calcext:value-type="time">
            <text:p>11:07:39.078</text:p>
          </table:table-cell>
          <table:table-cell table:style-name="ce3" table:formula="of:=([.E72]-[.E71])*24*60*60*1000" office:value-type="float" office:value="231.000000000314" calcext:value-type="float">
            <text:p>231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671S" calcext:value-type="time">
            <text:p>11:07:29.671</text:p>
          </table:table-cell>
          <table:table-cell table:style-name="ce3" table:formula="of:=([.A73]-[.A72])*24*60*60*1000" office:value-type="float" office:value="39.0000000038526" calcext:value-type="float">
            <text:p>39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9.273S" calcext:value-type="time">
            <text:p>11:07:39.273</text:p>
          </table:table-cell>
          <table:table-cell table:style-name="ce3" table:formula="of:=([.E73]-[.E72])*24*60*60*1000" office:value-type="float" office:value="195.000000000078" calcext:value-type="float">
            <text:p>19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698S" calcext:value-type="time">
            <text:p>11:07:29.698</text:p>
          </table:table-cell>
          <table:table-cell table:style-name="ce3" table:formula="of:=([.A74]-[.A73])*24*60*60*1000" office:value-type="float" office:value="26.9999999941817" calcext:value-type="float">
            <text:p>27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9.485S" calcext:value-type="time">
            <text:p>11:07:39.485</text:p>
          </table:table-cell>
          <table:table-cell table:style-name="ce3" table:formula="of:=([.E74]-[.E73])*24*60*60*1000" office:value-type="float" office:value="212.000000001389" calcext:value-type="float">
            <text:p>212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803S" calcext:value-type="time">
            <text:p>11:07:29.803</text:p>
          </table:table-cell>
          <table:table-cell table:style-name="ce3" table:formula="of:=([.A75]-[.A74])*24*60*60*1000" office:value-type="float" office:value="105.000000001887" calcext:value-type="float">
            <text:p>105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9.674S" calcext:value-type="time">
            <text:p>11:07:39.674</text:p>
          </table:table-cell>
          <table:table-cell table:style-name="ce3" table:formula="of:=([.E75]-[.E74])*24*60*60*1000" office:value-type="float" office:value="188.999999997641" calcext:value-type="float">
            <text:p>189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837S" calcext:value-type="time">
            <text:p>11:07:29.837</text:p>
          </table:table-cell>
          <table:table-cell table:style-name="ce3" table:formula="of:=([.A76]-[.A75])*24*60*60*1000" office:value-type="float" office:value="34.0000000026208" calcext:value-type="float">
            <text:p>34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9.858S" calcext:value-type="time">
            <text:p>11:07:39.858</text:p>
          </table:table-cell>
          <table:table-cell table:style-name="ce3" table:formula="of:=([.E76]-[.E75])*24*60*60*1000" office:value-type="float" office:value="184.000000001205" calcext:value-type="float">
            <text:p>184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866S" calcext:value-type="time">
            <text:p>11:07:29.866</text:p>
          </table:table-cell>
          <table:table-cell table:style-name="ce3" table:formula="of:=([.A77]-[.A76])*24*60*60*1000" office:value-type="float" office:value="29.000000001389" calcext:value-type="float">
            <text:p>29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40.049S" calcext:value-type="time">
            <text:p>11:07:40.049</text:p>
          </table:table-cell>
          <table:table-cell table:style-name="ce3" table:formula="of:=([.E77]-[.E76])*24*60*60*1000" office:value-type="float" office:value="190.999999995256" calcext:value-type="float">
            <text:p>191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871S" calcext:value-type="time">
            <text:p>11:07:29.871</text:p>
          </table:table-cell>
          <table:table-cell table:style-name="ce3" table:formula="of:=([.A78]-[.A77])*24*60*60*1000" office:value-type="float" office:value="4.99999999643563" calcext:value-type="float">
            <text:p>5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40.251S" calcext:value-type="time">
            <text:p>11:07:40.251</text:p>
          </table:table-cell>
          <table:table-cell table:style-name="ce3" table:formula="of:=([.E78]-[.E77])*24*60*60*1000" office:value-type="float" office:value="201.999999998925" calcext:value-type="float">
            <text:p>202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7" office:value-type="time" office:time-value="PT11H07M29.971S" calcext:value-type="time">
            <text:p>11:07:29.971</text:p>
          </table:table-cell>
          <table:table-cell table:style-name="ce3" table:formula="of:=([.A79]-[.A78])*24*60*60*1000" office:value-type="float" office:value="99.999999995859" calcext:value-type="float">
            <text:p>100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6.485S" calcext:value-type="time">
            <text:p>11:07:26.485</text:p>
          </table:table-cell>
          <table:table-cell table:style-name="ce3"/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046S" calcext:value-type="time">
            <text:p>11:07:30.046</text:p>
          </table:table-cell>
          <table:table-cell table:style-name="ce3" table:formula="of:=([.A80]-[.A79])*24*60*60*1000" office:value-type="float" office:value="75.0000000088846" calcext:value-type="float">
            <text:p>75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6.666S" calcext:value-type="time">
            <text:p>11:07:26.666</text:p>
          </table:table-cell>
          <table:table-cell table:style-name="ce3" table:formula="of:=([.E80]-[.E79])*24*60*60*1000" office:value-type="float" office:value="180.999999997589" calcext:value-type="float">
            <text:p>181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052S" calcext:value-type="time">
            <text:p>11:07:30.052</text:p>
          </table:table-cell>
          <table:table-cell table:style-name="ce3" table:formula="of:=([.A81]-[.A80])*24*60*60*1000" office:value-type="float" office:value="5.99999999764123" calcext:value-type="float">
            <text:p>6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6.898S" calcext:value-type="time">
            <text:p>11:07:26.898</text:p>
          </table:table-cell>
          <table:table-cell table:style-name="ce3" table:formula="of:=([.E81]-[.E80])*24*60*60*1000" office:value-type="float" office:value="232.000000006316" calcext:value-type="float">
            <text:p>23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077S" calcext:value-type="time">
            <text:p>11:07:30.077</text:p>
          </table:table-cell>
          <table:table-cell table:style-name="ce3" table:formula="of:=([.A82]-[.A81])*24*60*60*1000" office:value-type="float" office:value="24.9999999965667" calcext:value-type="float">
            <text:p>25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7.076S" calcext:value-type="time">
            <text:p>11:07:27.076</text:p>
          </table:table-cell>
          <table:table-cell table:style-name="ce3" table:formula="of:=([.E82]-[.E81])*24*60*60*1000" office:value-type="float" office:value="177.999999998768" calcext:value-type="float">
            <text:p>17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135S" calcext:value-type="time">
            <text:p>11:07:30.135</text:p>
          </table:table-cell>
          <table:table-cell table:style-name="ce3" table:formula="of:=([.A83]-[.A82])*24*60*60*1000" office:value-type="float" office:value="58.0000000027781" calcext:value-type="float">
            <text:p>58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7.256S" calcext:value-type="time">
            <text:p>11:07:27.256</text:p>
          </table:table-cell>
          <table:table-cell table:style-name="ce3" table:formula="of:=([.E83]-[.E82])*24*60*60*1000" office:value-type="float" office:value="180.000000001179" calcext:value-type="float">
            <text:p>180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223S" calcext:value-type="time">
            <text:p>11:07:30.223</text:p>
          </table:table-cell>
          <table:table-cell table:style-name="ce3" table:formula="of:=([.A84]-[.A83])*24*60*60*1000" office:value-type="float" office:value="87.9999999957803" calcext:value-type="float">
            <text:p>88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7.461S" calcext:value-type="time">
            <text:p>11:07:27.461</text:p>
          </table:table-cell>
          <table:table-cell table:style-name="ce3" table:formula="of:=([.E84]-[.E83])*24*60*60*1000" office:value-type="float" office:value="205.000000002542" calcext:value-type="float">
            <text:p>205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245S" calcext:value-type="time">
            <text:p>11:07:30.245</text:p>
          </table:table-cell>
          <table:table-cell table:style-name="ce3" table:formula="of:=([.A85]-[.A84])*24*60*60*1000" office:value-type="float" office:value="22.0000000073384" calcext:value-type="float">
            <text:p>22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7.643S" calcext:value-type="time">
            <text:p>11:07:27.643</text:p>
          </table:table-cell>
          <table:table-cell table:style-name="ce3" table:formula="of:=([.E85]-[.E84])*24*60*60*1000" office:value-type="float" office:value="181.999999989202" calcext:value-type="float">
            <text:p>18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262S" calcext:value-type="time">
            <text:p>11:07:30.262</text:p>
          </table:table-cell>
          <table:table-cell table:style-name="ce3" table:formula="of:=([.A86]-[.A85])*24*60*60*1000" office:value-type="float" office:value="16.9999999965142" calcext:value-type="float">
            <text:p>17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7.918S" calcext:value-type="time">
            <text:p>11:07:27.918</text:p>
          </table:table-cell>
          <table:table-cell table:style-name="ce3" table:formula="of:=([.E86]-[.E85])*24*60*60*1000" office:value-type="float" office:value="275.000000005399" calcext:value-type="float">
            <text:p>275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303S" calcext:value-type="time">
            <text:p>11:07:30.303</text:p>
          </table:table-cell>
          <table:table-cell table:style-name="ce3" table:formula="of:=([.A87]-[.A86])*24*60*60*1000" office:value-type="float" office:value="40.9999999966715" calcext:value-type="float">
            <text:p>41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8.11S" calcext:value-type="time">
            <text:p>11:07:28.110</text:p>
          </table:table-cell>
          <table:table-cell table:style-name="ce3" table:formula="of:=([.E87]-[.E86])*24*60*60*1000" office:value-type="float" office:value="192.000000001258" calcext:value-type="float">
            <text:p>19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399S" calcext:value-type="time">
            <text:p>11:07:30.399</text:p>
          </table:table-cell>
          <table:table-cell table:style-name="ce3" table:formula="of:=([.A88]-[.A87])*24*60*60*1000" office:value-type="float" office:value="96.0000000006289" calcext:value-type="float">
            <text:p>96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8.295S" calcext:value-type="time">
            <text:p>11:07:28.295</text:p>
          </table:table-cell>
          <table:table-cell table:style-name="ce3" table:formula="of:=([.E88]-[.E87])*24*60*60*1000" office:value-type="float" office:value="184.999999997615" calcext:value-type="float">
            <text:p>185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434S" calcext:value-type="time">
            <text:p>11:07:30.434</text:p>
          </table:table-cell>
          <table:table-cell table:style-name="ce3" table:formula="of:=([.A89]-[.A88])*24*60*60*1000" office:value-type="float" office:value="35.0000000038264" calcext:value-type="float">
            <text:p>35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8.515S" calcext:value-type="time">
            <text:p>11:07:28.515</text:p>
          </table:table-cell>
          <table:table-cell table:style-name="ce3" table:formula="of:=([.E89]-[.E88])*24*60*60*1000" office:value-type="float" office:value="220.000000001441" calcext:value-type="float">
            <text:p>220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469S" calcext:value-type="time">
            <text:p>11:07:30.469</text:p>
          </table:table-cell>
          <table:table-cell table:style-name="ce3" table:formula="of:=([.A90]-[.A89])*24*60*60*1000" office:value-type="float" office:value="34.9999999942341" calcext:value-type="float">
            <text:p>35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8.712S" calcext:value-type="time">
            <text:p>11:07:28.712</text:p>
          </table:table-cell>
          <table:table-cell table:style-name="ce3" table:formula="of:=([.E90]-[.E89])*24*60*60*1000" office:value-type="float" office:value="196.999999997693" calcext:value-type="float">
            <text:p>197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475S" calcext:value-type="time">
            <text:p>11:07:30.475</text:p>
          </table:table-cell>
          <table:table-cell table:style-name="ce3" table:formula="of:=([.A91]-[.A90])*24*60*60*1000" office:value-type="float" office:value="6.00000000243739" calcext:value-type="float">
            <text:p>6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8.922S" calcext:value-type="time">
            <text:p>11:07:28.922</text:p>
          </table:table-cell>
          <table:table-cell table:style-name="ce3" table:formula="of:=([.E91]-[.E90])*24*60*60*1000" office:value-type="float" office:value="209.999999998978" calcext:value-type="float">
            <text:p>210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619S" calcext:value-type="time">
            <text:p>11:07:30.619</text:p>
          </table:table-cell>
          <table:table-cell table:style-name="ce3" table:formula="of:=([.A92]-[.A91])*24*60*60*1000" office:value-type="float" office:value="144.000000000943" calcext:value-type="float">
            <text:p>144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9.123S" calcext:value-type="time">
            <text:p>11:07:29.123</text:p>
          </table:table-cell>
          <table:table-cell table:style-name="ce3" table:formula="of:=([.E92]-[.E91])*24*60*60*1000" office:value-type="float" office:value="201.000000002516" calcext:value-type="float">
            <text:p>201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639S" calcext:value-type="time">
            <text:p>11:07:30.639</text:p>
          </table:table-cell>
          <table:table-cell table:style-name="ce3" table:formula="of:=([.A93]-[.A92])*24*60*60*1000" office:value-type="float" office:value="20.0000000049272" calcext:value-type="float">
            <text:p>20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9.297S" calcext:value-type="time">
            <text:p>11:07:29.297</text:p>
          </table:table-cell>
          <table:table-cell table:style-name="ce3" table:formula="of:=([.E93]-[.E92])*24*60*60*1000" office:value-type="float" office:value="173.999999998742" calcext:value-type="float">
            <text:p>174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669S" calcext:value-type="time">
            <text:p>11:07:30.669</text:p>
          </table:table-cell>
          <table:table-cell table:style-name="ce3" table:formula="of:=([.A94]-[.A93])*24*60*60*1000" office:value-type="float" office:value="29.9999999977985" calcext:value-type="float">
            <text:p>30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9.485S" calcext:value-type="time">
            <text:p>11:07:29.485</text:p>
          </table:table-cell>
          <table:table-cell table:style-name="ce3" table:formula="of:=([.E94]-[.E93])*24*60*60*1000" office:value-type="float" office:value="188.000000001232" calcext:value-type="float">
            <text:p>18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754S" calcext:value-type="time">
            <text:p>11:07:30.754</text:p>
          </table:table-cell>
          <table:table-cell table:style-name="ce3" table:formula="of:=([.A95]-[.A94])*24*60*60*1000" office:value-type="float" office:value="84.9999999969597" calcext:value-type="float">
            <text:p>85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9.671S" calcext:value-type="time">
            <text:p>11:07:29.671</text:p>
          </table:table-cell>
          <table:table-cell table:style-name="ce3" table:formula="of:=([.E95]-[.E94])*24*60*60*1000" office:value-type="float" office:value="186.000000003617" calcext:value-type="float">
            <text:p>186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816S" calcext:value-type="time">
            <text:p>11:07:30.816</text:p>
          </table:table-cell>
          <table:table-cell table:style-name="ce3" table:formula="of:=([.A96]-[.A95])*24*60*60*1000" office:value-type="float" office:value="61.9999999980081" calcext:value-type="float">
            <text:p>6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9.866S" calcext:value-type="time">
            <text:p>11:07:29.866</text:p>
          </table:table-cell>
          <table:table-cell table:style-name="ce3" table:formula="of:=([.E96]-[.E95])*24*60*60*1000" office:value-type="float" office:value="195.000000000078" calcext:value-type="float">
            <text:p>195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827S" calcext:value-type="time">
            <text:p>11:07:30.827</text:p>
          </table:table-cell>
          <table:table-cell table:style-name="ce3" table:formula="of:=([.A97]-[.A96])*24*60*60*1000" office:value-type="float" office:value="10.999999998873" calcext:value-type="float">
            <text:p>1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0.077S" calcext:value-type="time">
            <text:p>11:07:30.077</text:p>
          </table:table-cell>
          <table:table-cell table:style-name="ce3" table:formula="of:=([.E97]-[.E96])*24*60*60*1000" office:value-type="float" office:value="210.999999995387" calcext:value-type="float">
            <text:p>211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846S" calcext:value-type="time">
            <text:p>11:07:30.846</text:p>
          </table:table-cell>
          <table:table-cell table:style-name="ce3" table:formula="of:=([.A98]-[.A97])*24*60*60*1000" office:value-type="float" office:value="19.0000000037216" calcext:value-type="float">
            <text:p>19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0.262S" calcext:value-type="time">
            <text:p>11:07:30.262</text:p>
          </table:table-cell>
          <table:table-cell table:style-name="ce3" table:formula="of:=([.E98]-[.E97])*24*60*60*1000" office:value-type="float" office:value="185.000000002411" calcext:value-type="float">
            <text:p>185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0.921S" calcext:value-type="time">
            <text:p>11:07:30.921</text:p>
          </table:table-cell>
          <table:table-cell table:style-name="ce3" table:formula="of:=([.A99]-[.A98])*24*60*60*1000" office:value-type="float" office:value="75.0000000040885" calcext:value-type="float">
            <text:p>75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0.434S" calcext:value-type="time">
            <text:p>11:07:30.434</text:p>
          </table:table-cell>
          <table:table-cell table:style-name="ce3" table:formula="of:=([.E99]-[.E98])*24*60*60*1000" office:value-type="float" office:value="172.000000001127" calcext:value-type="float">
            <text:p>17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003S" calcext:value-type="time">
            <text:p>11:07:31.003</text:p>
          </table:table-cell>
          <table:table-cell table:style-name="ce3" table:formula="of:=([.A100]-[.A99])*24*60*60*1000" office:value-type="float" office:value="81.999999993343" calcext:value-type="float">
            <text:p>8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0.619S" calcext:value-type="time">
            <text:p>11:07:30.619</text:p>
          </table:table-cell>
          <table:table-cell table:style-name="ce3" table:formula="of:=([.E100]-[.E99])*24*60*60*1000" office:value-type="float" office:value="184.999999997615" calcext:value-type="float">
            <text:p>185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014S" calcext:value-type="time">
            <text:p>11:07:31.014</text:p>
          </table:table-cell>
          <table:table-cell table:style-name="ce3" table:formula="of:=([.A101]-[.A100])*24*60*60*1000" office:value-type="float" office:value="11.0000000036692" calcext:value-type="float">
            <text:p>1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0.816S" calcext:value-type="time">
            <text:p>11:07:30.816</text:p>
          </table:table-cell>
          <table:table-cell table:style-name="ce3" table:formula="of:=([.E101]-[.E100])*24*60*60*1000" office:value-type="float" office:value="196.999999997693" calcext:value-type="float">
            <text:p>197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021S" calcext:value-type="time">
            <text:p>11:07:31.021</text:p>
          </table:table-cell>
          <table:table-cell table:style-name="ce3" table:formula="of:=([.A102]-[.A101])*24*60*60*1000" office:value-type="float" office:value="6.99999999884682" calcext:value-type="float">
            <text:p>7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1.003S" calcext:value-type="time">
            <text:p>11:07:31.003</text:p>
          </table:table-cell>
          <table:table-cell table:style-name="ce3" table:formula="of:=([.E102]-[.E101])*24*60*60*1000" office:value-type="float" office:value="187.000000000026" calcext:value-type="float">
            <text:p>187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09S" calcext:value-type="time">
            <text:p>11:07:31.090</text:p>
          </table:table-cell>
          <table:table-cell table:style-name="ce3" table:formula="of:=([.A103]-[.A102])*24*60*60*1000" office:value-type="float" office:value="68.9999999968549" calcext:value-type="float">
            <text:p>69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1.19S" calcext:value-type="time">
            <text:p>11:07:31.190</text:p>
          </table:table-cell>
          <table:table-cell table:style-name="ce3" table:formula="of:=([.E103]-[.E102])*24*60*60*1000" office:value-type="float" office:value="187.000000004822" calcext:value-type="float">
            <text:p>187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19S" calcext:value-type="time">
            <text:p>11:07:31.190</text:p>
          </table:table-cell>
          <table:table-cell table:style-name="ce3" table:formula="of:=([.A104]-[.A103])*24*60*60*1000" office:value-type="float" office:value="100.000000005451" calcext:value-type="float">
            <text:p>100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1.377S" calcext:value-type="time">
            <text:p>11:07:31.377</text:p>
          </table:table-cell>
          <table:table-cell table:style-name="ce3" table:formula="of:=([.E104]-[.E103])*24*60*60*1000" office:value-type="float" office:value="187.000000000026" calcext:value-type="float">
            <text:p>187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204S" calcext:value-type="time">
            <text:p>11:07:31.204</text:p>
          </table:table-cell>
          <table:table-cell table:style-name="ce3" table:formula="of:=([.A105]-[.A104])*24*60*60*1000" office:value-type="float" office:value="13.9999999976936" calcext:value-type="float">
            <text:p>14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1.569S" calcext:value-type="time">
            <text:p>11:07:31.569</text:p>
          </table:table-cell>
          <table:table-cell table:style-name="ce3" table:formula="of:=([.E105]-[.E104])*24*60*60*1000" office:value-type="float" office:value="192.000000001258" calcext:value-type="float">
            <text:p>19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22S" calcext:value-type="time">
            <text:p>11:07:31.220</text:p>
          </table:table-cell>
          <table:table-cell table:style-name="ce3" table:formula="of:=([.A106]-[.A105])*24*60*60*1000" office:value-type="float" office:value="16.0000000001048" calcext:value-type="float">
            <text:p>1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1.751S" calcext:value-type="time">
            <text:p>11:07:31.751</text:p>
          </table:table-cell>
          <table:table-cell table:style-name="ce3" table:formula="of:=([.E106]-[.E105])*24*60*60*1000" office:value-type="float" office:value="181.999999993998" calcext:value-type="float">
            <text:p>18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265S" calcext:value-type="time">
            <text:p>11:07:31.265</text:p>
          </table:table-cell>
          <table:table-cell table:style-name="ce3" table:formula="of:=([.A107]-[.A106])*24*60*60*1000" office:value-type="float" office:value="45.0000000014938" calcext:value-type="float">
            <text:p>45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1.929S" calcext:value-type="time">
            <text:p>11:07:31.929</text:p>
          </table:table-cell>
          <table:table-cell table:style-name="ce3" table:formula="of:=([.E107]-[.E106])*24*60*60*1000" office:value-type="float" office:value="177.999999998768" calcext:value-type="float">
            <text:p>17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377S" calcext:value-type="time">
            <text:p>11:07:31.377</text:p>
          </table:table-cell>
          <table:table-cell table:style-name="ce3" table:formula="of:=([.A108]-[.A107])*24*60*60*1000" office:value-type="float" office:value="112.000000000734" calcext:value-type="float">
            <text:p>11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2.097S" calcext:value-type="time">
            <text:p>11:07:32.097</text:p>
          </table:table-cell>
          <table:table-cell table:style-name="ce3" table:formula="of:=([.E108]-[.E107])*24*60*60*1000" office:value-type="float" office:value="168.000000005897" calcext:value-type="float">
            <text:p>16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414S" calcext:value-type="time">
            <text:p>11:07:31.414</text:p>
          </table:table-cell>
          <table:table-cell table:style-name="ce3" table:formula="of:=([.A109]-[.A108])*24*60*60*1000" office:value-type="float" office:value="36.9999999966453" calcext:value-type="float">
            <text:p>37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2.261S" calcext:value-type="time">
            <text:p>11:07:32.261</text:p>
          </table:table-cell>
          <table:table-cell table:style-name="ce3" table:formula="of:=([.E109]-[.E108])*24*60*60*1000" office:value-type="float" office:value="163.999999996278" calcext:value-type="float">
            <text:p>164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423S" calcext:value-type="time">
            <text:p>11:07:31.423</text:p>
          </table:table-cell>
          <table:table-cell table:style-name="ce3" table:formula="of:=([.A110]-[.A109])*24*60*60*1000" office:value-type="float" office:value="9.000000001258" calcext:value-type="float">
            <text:p>9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2.432S" calcext:value-type="time">
            <text:p>11:07:32.432</text:p>
          </table:table-cell>
          <table:table-cell table:style-name="ce3" table:formula="of:=([.E110]-[.E109])*24*60*60*1000" office:value-type="float" office:value="170.999999999921" calcext:value-type="float">
            <text:p>171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462S" calcext:value-type="time">
            <text:p>11:07:31.462</text:p>
          </table:table-cell>
          <table:table-cell table:style-name="ce3" table:formula="of:=([.A111]-[.A110])*24*60*60*1000" office:value-type="float" office:value="38.9999999990565" calcext:value-type="float">
            <text:p>39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2.605S" calcext:value-type="time">
            <text:p>11:07:32.605</text:p>
          </table:table-cell>
          <table:table-cell table:style-name="ce3" table:formula="of:=([.E111]-[.E110])*24*60*60*1000" office:value-type="float" office:value="173.000000007129" calcext:value-type="float">
            <text:p>173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569S" calcext:value-type="time">
            <text:p>11:07:31.569</text:p>
          </table:table-cell>
          <table:table-cell table:style-name="ce3" table:formula="of:=([.A112]-[.A111])*24*60*60*1000" office:value-type="float" office:value="107.000000004298" calcext:value-type="float">
            <text:p>107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2.782S" calcext:value-type="time">
            <text:p>11:07:32.782</text:p>
          </table:table-cell>
          <table:table-cell table:style-name="ce3" table:formula="of:=([.E112]-[.E111])*24*60*60*1000" office:value-type="float" office:value="176.999999992766" calcext:value-type="float">
            <text:p>177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6S" calcext:value-type="time">
            <text:p>11:07:31.600</text:p>
          </table:table-cell>
          <table:table-cell table:style-name="ce3" table:formula="of:=([.A113]-[.A112])*24*60*60*1000" office:value-type="float" office:value="30.9999999942079" calcext:value-type="float">
            <text:p>3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2.955S" calcext:value-type="time">
            <text:p>11:07:32.955</text:p>
          </table:table-cell>
          <table:table-cell table:style-name="ce3" table:formula="of:=([.E113]-[.E112])*24*60*60*1000" office:value-type="float" office:value="173.000000002332" calcext:value-type="float">
            <text:p>173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641S" calcext:value-type="time">
            <text:p>11:07:31.641</text:p>
          </table:table-cell>
          <table:table-cell table:style-name="ce3" table:formula="of:=([.A114]-[.A113])*24*60*60*1000" office:value-type="float" office:value="41.0000000062638" calcext:value-type="float">
            <text:p>41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3.123S" calcext:value-type="time">
            <text:p>11:07:33.123</text:p>
          </table:table-cell>
          <table:table-cell table:style-name="ce3" table:formula="of:=([.E114]-[.E113])*24*60*60*1000" office:value-type="float" office:value="168.000000001101" calcext:value-type="float">
            <text:p>16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647S" calcext:value-type="time">
            <text:p>11:07:31.647</text:p>
          </table:table-cell>
          <table:table-cell table:style-name="ce3" table:formula="of:=([.A115]-[.A114])*24*60*60*1000" office:value-type="float" office:value="5.99999999284506" calcext:value-type="float">
            <text:p>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3.304S" calcext:value-type="time">
            <text:p>11:07:33.304</text:p>
          </table:table-cell>
          <table:table-cell table:style-name="ce3" table:formula="of:=([.E115]-[.E114])*24*60*60*1000" office:value-type="float" office:value="180.999999992792" calcext:value-type="float">
            <text:p>181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751S" calcext:value-type="time">
            <text:p>11:07:31.751</text:p>
          </table:table-cell>
          <table:table-cell table:style-name="ce3" table:formula="of:=([.A116]-[.A115])*24*60*60*1000" office:value-type="float" office:value="104.000000000681" calcext:value-type="float">
            <text:p>104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3.484S" calcext:value-type="time">
            <text:p>11:07:33.484</text:p>
          </table:table-cell>
          <table:table-cell table:style-name="ce3" table:formula="of:=([.E116]-[.E115])*24*60*60*1000" office:value-type="float" office:value="180.000000001179" calcext:value-type="float">
            <text:p>180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793S" calcext:value-type="time">
            <text:p>11:07:31.793</text:p>
          </table:table-cell>
          <table:table-cell table:style-name="ce3" table:formula="of:=([.A117]-[.A116])*24*60*60*1000" office:value-type="float" office:value="42.0000000026732" calcext:value-type="float">
            <text:p>42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3.669S" calcext:value-type="time">
            <text:p>11:07:33.669</text:p>
          </table:table-cell>
          <table:table-cell table:style-name="ce3" table:formula="of:=([.E117]-[.E116])*24*60*60*1000" office:value-type="float" office:value="185.000000007207" calcext:value-type="float">
            <text:p>185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815S" calcext:value-type="time">
            <text:p>11:07:31.815</text:p>
          </table:table-cell>
          <table:table-cell table:style-name="ce3" table:formula="of:=([.A118]-[.A117])*24*60*60*1000" office:value-type="float" office:value="22.0000000025422" calcext:value-type="float">
            <text:p>22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3.915S" calcext:value-type="time">
            <text:p>11:07:33.915</text:p>
          </table:table-cell>
          <table:table-cell table:style-name="ce3" table:formula="of:=([.E118]-[.E117])*24*60*60*1000" office:value-type="float" office:value="245.999999999214" calcext:value-type="float">
            <text:p>246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841S" calcext:value-type="time">
            <text:p>11:07:31.841</text:p>
          </table:table-cell>
          <table:table-cell table:style-name="ce3" table:formula="of:=([.A119]-[.A118])*24*60*60*1000" office:value-type="float" office:value="25.9999999977722" calcext:value-type="float">
            <text:p>2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4.111S" calcext:value-type="time">
            <text:p>11:07:34.111</text:p>
          </table:table-cell>
          <table:table-cell table:style-name="ce3" table:formula="of:=([.E119]-[.E118])*24*60*60*1000" office:value-type="float" office:value="195.999999996488" calcext:value-type="float">
            <text:p>196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929S" calcext:value-type="time">
            <text:p>11:07:31.929</text:p>
          </table:table-cell>
          <table:table-cell table:style-name="ce3" table:formula="of:=([.A120]-[.A119])*24*60*60*1000" office:value-type="float" office:value="87.9999999957803" calcext:value-type="float">
            <text:p>88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4.303S" calcext:value-type="time">
            <text:p>11:07:34.303</text:p>
          </table:table-cell>
          <table:table-cell table:style-name="ce3" table:formula="of:=([.E120]-[.E119])*24*60*60*1000" office:value-type="float" office:value="192.000000001258" calcext:value-type="float">
            <text:p>19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1.981S" calcext:value-type="time">
            <text:p>11:07:31.981</text:p>
          </table:table-cell>
          <table:table-cell table:style-name="ce3" table:formula="of:=([.A121]-[.A120])*24*60*60*1000" office:value-type="float" office:value="52.0000000051368" calcext:value-type="float">
            <text:p>52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4.492S" calcext:value-type="time">
            <text:p>11:07:34.492</text:p>
          </table:table-cell>
          <table:table-cell table:style-name="ce3" table:formula="of:=([.E121]-[.E120])*24*60*60*1000" office:value-type="float" office:value="188.999999997641" calcext:value-type="float">
            <text:p>189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007S" calcext:value-type="time">
            <text:p>11:07:32.007</text:p>
          </table:table-cell>
          <table:table-cell table:style-name="ce3" table:formula="of:=([.A122]-[.A121])*24*60*60*1000" office:value-type="float" office:value="25.9999999977722" calcext:value-type="float">
            <text:p>26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4.667S" calcext:value-type="time">
            <text:p>11:07:34.667</text:p>
          </table:table-cell>
          <table:table-cell table:style-name="ce3" table:formula="of:=([.E122]-[.E121])*24*60*60*1000" office:value-type="float" office:value="175.000000004744" calcext:value-type="float">
            <text:p>175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024S" calcext:value-type="time">
            <text:p>11:07:32.024</text:p>
          </table:table-cell>
          <table:table-cell table:style-name="ce3" table:formula="of:=([.A123]-[.A122])*24*60*60*1000" office:value-type="float" office:value="16.9999999965142" calcext:value-type="float">
            <text:p>17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4.844S" calcext:value-type="time">
            <text:p>11:07:34.844</text:p>
          </table:table-cell>
          <table:table-cell table:style-name="ce3" table:formula="of:=([.E123]-[.E122])*24*60*60*1000" office:value-type="float" office:value="176.999999992766" calcext:value-type="float">
            <text:p>177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097S" calcext:value-type="time">
            <text:p>11:07:32.097</text:p>
          </table:table-cell>
          <table:table-cell table:style-name="ce3" table:formula="of:=([.A124]-[.A123])*24*60*60*1000" office:value-type="float" office:value="73.0000000064734" calcext:value-type="float">
            <text:p>73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5.015S" calcext:value-type="time">
            <text:p>11:07:35.015</text:p>
          </table:table-cell>
          <table:table-cell table:style-name="ce3" table:formula="of:=([.E124]-[.E123])*24*60*60*1000" office:value-type="float" office:value="171.000000004717" calcext:value-type="float">
            <text:p>171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155S" calcext:value-type="time">
            <text:p>11:07:32.155</text:p>
          </table:table-cell>
          <table:table-cell table:style-name="ce3" table:formula="of:=([.A125]-[.A124])*24*60*60*1000" office:value-type="float" office:value="57.9999999979819" calcext:value-type="float">
            <text:p>58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5.193S" calcext:value-type="time">
            <text:p>11:07:35.193</text:p>
          </table:table-cell>
          <table:table-cell table:style-name="ce3" table:formula="of:=([.E125]-[.E124])*24*60*60*1000" office:value-type="float" office:value="177.999999998768" calcext:value-type="float">
            <text:p>17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195S" calcext:value-type="time">
            <text:p>11:07:32.195</text:p>
          </table:table-cell>
          <table:table-cell table:style-name="ce3" table:formula="of:=([.A126]-[.A125])*24*60*60*1000" office:value-type="float" office:value="40.0000000002621" calcext:value-type="float">
            <text:p>40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5.367S" calcext:value-type="time">
            <text:p>11:07:35.367</text:p>
          </table:table-cell>
          <table:table-cell table:style-name="ce3" table:formula="of:=([.E126]-[.E125])*24*60*60*1000" office:value-type="float" office:value="173.999999998742" calcext:value-type="float">
            <text:p>174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198S" calcext:value-type="time">
            <text:p>11:07:32.198</text:p>
          </table:table-cell>
          <table:table-cell table:style-name="ce3" table:formula="of:=([.A127]-[.A126])*24*60*60*1000" office:value-type="float" office:value="2.99999999402445" calcext:value-type="float">
            <text:p>3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5.54S" calcext:value-type="time">
            <text:p>11:07:35.540</text:p>
          </table:table-cell>
          <table:table-cell table:style-name="ce3" table:formula="of:=([.E127]-[.E126])*24*60*60*1000" office:value-type="float" office:value="173.000000002332" calcext:value-type="float">
            <text:p>173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261S" calcext:value-type="time">
            <text:p>11:07:32.261</text:p>
          </table:table-cell>
          <table:table-cell table:style-name="ce3" table:formula="of:=([.A128]-[.A127])*24*60*60*1000" office:value-type="float" office:value="63.0000000040099" calcext:value-type="float">
            <text:p>63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5.799S" calcext:value-type="time">
            <text:p>11:07:35.799</text:p>
          </table:table-cell>
          <table:table-cell table:style-name="ce3" table:formula="of:=([.E128]-[.E127])*24*60*60*1000" office:value-type="float" office:value="259.000000000498" calcext:value-type="float">
            <text:p>259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342S" calcext:value-type="time">
            <text:p>11:07:32.342</text:p>
          </table:table-cell>
          <table:table-cell table:style-name="ce3" table:formula="of:=([.A129]-[.A128])*24*60*60*1000" office:value-type="float" office:value="80.9999999969335" calcext:value-type="float">
            <text:p>8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6.001S" calcext:value-type="time">
            <text:p>11:07:36.001</text:p>
          </table:table-cell>
          <table:table-cell table:style-name="ce3" table:formula="of:=([.E129]-[.E128])*24*60*60*1000" office:value-type="float" office:value="201.999999998925" calcext:value-type="float">
            <text:p>20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382S" calcext:value-type="time">
            <text:p>11:07:32.382</text:p>
          </table:table-cell>
          <table:table-cell table:style-name="ce3" table:formula="of:=([.A130]-[.A129])*24*60*60*1000" office:value-type="float" office:value="40.0000000002621" calcext:value-type="float">
            <text:p>40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6.185S" calcext:value-type="time">
            <text:p>11:07:36.185</text:p>
          </table:table-cell>
          <table:table-cell table:style-name="ce3" table:formula="of:=([.E130]-[.E129])*24*60*60*1000" office:value-type="float" office:value="183.999999996409" calcext:value-type="float">
            <text:p>184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395S" calcext:value-type="time">
            <text:p>11:07:32.395</text:p>
          </table:table-cell>
          <table:table-cell table:style-name="ce3" table:formula="of:=([.A131]-[.A130])*24*60*60*1000" office:value-type="float" office:value="13.0000000012842" calcext:value-type="float">
            <text:p>13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6.386S" calcext:value-type="time">
            <text:p>11:07:36.386</text:p>
          </table:table-cell>
          <table:table-cell table:style-name="ce3" table:formula="of:=([.E131]-[.E130])*24*60*60*1000" office:value-type="float" office:value="201.000000002516" calcext:value-type="float">
            <text:p>201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432S" calcext:value-type="time">
            <text:p>11:07:32.432</text:p>
          </table:table-cell>
          <table:table-cell table:style-name="ce3" table:formula="of:=([.A132]-[.A131])*24*60*60*1000" office:value-type="float" office:value="37.0000000014414" calcext:value-type="float">
            <text:p>37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6.668S" calcext:value-type="time">
            <text:p>11:07:36.668</text:p>
          </table:table-cell>
          <table:table-cell table:style-name="ce3" table:formula="of:=([.E132]-[.E131])*24*60*60*1000" office:value-type="float" office:value="281.999999999449" calcext:value-type="float">
            <text:p>28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51S" calcext:value-type="time">
            <text:p>11:07:32.510</text:p>
          </table:table-cell>
          <table:table-cell table:style-name="ce3" table:formula="of:=([.A133]-[.A132])*24*60*60*1000" office:value-type="float" office:value="78.0000000029091" calcext:value-type="float">
            <text:p>78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6.84S" calcext:value-type="time">
            <text:p>11:07:36.840</text:p>
          </table:table-cell>
          <table:table-cell table:style-name="ce3" table:formula="of:=([.E133]-[.E132])*24*60*60*1000" office:value-type="float" office:value="172.000000001127" calcext:value-type="float">
            <text:p>17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59S" calcext:value-type="time">
            <text:p>11:07:32.590</text:p>
          </table:table-cell>
          <table:table-cell table:style-name="ce3" table:formula="of:=([.A134]-[.A133])*24*60*60*1000" office:value-type="float" office:value="79.9999999957279" calcext:value-type="float">
            <text:p>80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7.006S" calcext:value-type="time">
            <text:p>11:07:37.006</text:p>
          </table:table-cell>
          <table:table-cell table:style-name="ce3" table:formula="of:=([.E134]-[.E133])*24*60*60*1000" office:value-type="float" office:value="166.000000003486" calcext:value-type="float">
            <text:p>166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594S" calcext:value-type="time">
            <text:p>11:07:32.594</text:p>
          </table:table-cell>
          <table:table-cell table:style-name="ce3" table:formula="of:=([.A135]-[.A134])*24*60*60*1000" office:value-type="float" office:value="4.00000000002621" calcext:value-type="float">
            <text:p>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7.174S" calcext:value-type="time">
            <text:p>11:07:37.174</text:p>
          </table:table-cell>
          <table:table-cell table:style-name="ce3" table:formula="of:=([.E135]-[.E134])*24*60*60*1000" office:value-type="float" office:value="167.999999996304" calcext:value-type="float">
            <text:p>16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605S" calcext:value-type="time">
            <text:p>11:07:32.605</text:p>
          </table:table-cell>
          <table:table-cell table:style-name="ce3" table:formula="of:=([.A136]-[.A135])*24*60*60*1000" office:value-type="float" office:value="11.0000000084654" calcext:value-type="float">
            <text:p>11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7.352S" calcext:value-type="time">
            <text:p>11:07:37.352</text:p>
          </table:table-cell>
          <table:table-cell table:style-name="ce3" table:formula="of:=([.E136]-[.E135])*24*60*60*1000" office:value-type="float" office:value="177.999999998768" calcext:value-type="float">
            <text:p>17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677S" calcext:value-type="time">
            <text:p>11:07:32.677</text:p>
          </table:table-cell>
          <table:table-cell table:style-name="ce3" table:formula="of:=([.A137]-[.A136])*24*60*60*1000" office:value-type="float" office:value="71.9999999956755" calcext:value-type="float">
            <text:p>72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7.528S" calcext:value-type="time">
            <text:p>11:07:37.528</text:p>
          </table:table-cell>
          <table:table-cell table:style-name="ce3" table:formula="of:=([.E137]-[.E136])*24*60*60*1000" office:value-type="float" office:value="176.000000001153" calcext:value-type="float">
            <text:p>176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782S" calcext:value-type="time">
            <text:p>11:07:32.782</text:p>
          </table:table-cell>
          <table:table-cell table:style-name="ce3" table:formula="of:=([.A138]-[.A137])*24*60*60*1000" office:value-type="float" office:value="104.999999997091" calcext:value-type="float">
            <text:p>105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7.708S" calcext:value-type="time">
            <text:p>11:07:37.708</text:p>
          </table:table-cell>
          <table:table-cell table:style-name="ce3" table:formula="of:=([.E138]-[.E137])*24*60*60*1000" office:value-type="float" office:value="180.000000001179" calcext:value-type="float">
            <text:p>180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794S" calcext:value-type="time">
            <text:p>11:07:32.794</text:p>
          </table:table-cell>
          <table:table-cell table:style-name="ce3" table:formula="of:=([.A139]-[.A138])*24*60*60*1000" office:value-type="float" office:value="12.0000000048748" calcext:value-type="float">
            <text:p>12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7.882S" calcext:value-type="time">
            <text:p>11:07:37.882</text:p>
          </table:table-cell>
          <table:table-cell table:style-name="ce3" table:formula="of:=([.E139]-[.E138])*24*60*60*1000" office:value-type="float" office:value="173.999999998742" calcext:value-type="float">
            <text:p>174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8S" calcext:value-type="time">
            <text:p>11:07:32.800</text:p>
          </table:table-cell>
          <table:table-cell table:style-name="ce3" table:formula="of:=([.A140]-[.A139])*24*60*60*1000" office:value-type="float" office:value="5.99999999764123" calcext:value-type="float">
            <text:p>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8.051S" calcext:value-type="time">
            <text:p>11:07:38.051</text:p>
          </table:table-cell>
          <table:table-cell table:style-name="ce3" table:formula="of:=([.E140]-[.E139])*24*60*60*1000" office:value-type="float" office:value="169.000000002306" calcext:value-type="float">
            <text:p>169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85S" calcext:value-type="time">
            <text:p>11:07:32.850</text:p>
          </table:table-cell>
          <table:table-cell table:style-name="ce3" table:formula="of:=([.A141]-[.A140])*24*60*60*1000" office:value-type="float" office:value="49.9999999979295" calcext:value-type="float">
            <text:p>50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8.224S" calcext:value-type="time">
            <text:p>11:07:38.224</text:p>
          </table:table-cell>
          <table:table-cell table:style-name="ce3" table:formula="of:=([.E141]-[.E140])*24*60*60*1000" office:value-type="float" office:value="173.000000002332" calcext:value-type="float">
            <text:p>173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955S" calcext:value-type="time">
            <text:p>11:07:32.955</text:p>
          </table:table-cell>
          <table:table-cell table:style-name="ce3" table:formula="of:=([.A142]-[.A141])*24*60*60*1000" office:value-type="float" office:value="105.000000001887" calcext:value-type="float">
            <text:p>105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8.401S" calcext:value-type="time">
            <text:p>11:07:38.401</text:p>
          </table:table-cell>
          <table:table-cell table:style-name="ce3" table:formula="of:=([.E142]-[.E141])*24*60*60*1000" office:value-type="float" office:value="176.999999997562" calcext:value-type="float">
            <text:p>177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2.991S" calcext:value-type="time">
            <text:p>11:07:32.991</text:p>
          </table:table-cell>
          <table:table-cell table:style-name="ce3" table:formula="of:=([.A143]-[.A142])*24*60*60*1000" office:value-type="float" office:value="36.0000000002358" calcext:value-type="float">
            <text:p>3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8.561S" calcext:value-type="time">
            <text:p>11:07:38.561</text:p>
          </table:table-cell>
          <table:table-cell table:style-name="ce3" table:formula="of:=([.E143]-[.E142])*24*60*60*1000" office:value-type="float" office:value="160.000000001048" calcext:value-type="float">
            <text:p>160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3.021S" calcext:value-type="time">
            <text:p>11:07:33.021</text:p>
          </table:table-cell>
          <table:table-cell table:style-name="ce3" table:formula="of:=([.A144]-[.A143])*24*60*60*1000" office:value-type="float" office:value="29.9999999977985" calcext:value-type="float">
            <text:p>30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8.725S" calcext:value-type="time">
            <text:p>11:07:38.725</text:p>
          </table:table-cell>
          <table:table-cell table:style-name="ce3" table:formula="of:=([.E144]-[.E143])*24*60*60*1000" office:value-type="float" office:value="163.999999996278" calcext:value-type="float">
            <text:p>164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3.114S" calcext:value-type="time">
            <text:p>11:07:33.114</text:p>
          </table:table-cell>
          <table:table-cell table:style-name="ce3" table:formula="of:=([.A145]-[.A144])*24*60*60*1000" office:value-type="float" office:value="93.0000000018083" calcext:value-type="float">
            <text:p>9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8.89S" calcext:value-type="time">
            <text:p>11:07:38.890</text:p>
          </table:table-cell>
          <table:table-cell table:style-name="ce3" table:formula="of:=([.E145]-[.E144])*24*60*60*1000" office:value-type="float" office:value="165.00000000228" calcext:value-type="float">
            <text:p>165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3.123S" calcext:value-type="time">
            <text:p>11:07:33.123</text:p>
          </table:table-cell>
          <table:table-cell table:style-name="ce3" table:formula="of:=([.A146]-[.A145])*24*60*60*1000" office:value-type="float" office:value="9.000000001258" calcext:value-type="float">
            <text:p>9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9.058S" calcext:value-type="time">
            <text:p>11:07:39.058</text:p>
          </table:table-cell>
          <table:table-cell table:style-name="ce3" table:formula="of:=([.E146]-[.E145])*24*60*60*1000" office:value-type="float" office:value="167.999999996304" calcext:value-type="float">
            <text:p>16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3.168S" calcext:value-type="time">
            <text:p>11:07:33.168</text:p>
          </table:table-cell>
          <table:table-cell table:style-name="ce3" table:formula="of:=([.A147]-[.A146])*24*60*60*1000" office:value-type="float" office:value="44.9999999966977" calcext:value-type="float">
            <text:p>45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9.228S" calcext:value-type="time">
            <text:p>11:07:39.228</text:p>
          </table:table-cell>
          <table:table-cell table:style-name="ce3" table:formula="of:=([.E147]-[.E146])*24*60*60*1000" office:value-type="float" office:value="170.000000008308" calcext:value-type="float">
            <text:p>170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3.191S" calcext:value-type="time">
            <text:p>11:07:33.191</text:p>
          </table:table-cell>
          <table:table-cell table:style-name="ce3" table:formula="of:=([.A148]-[.A147])*24*60*60*1000" office:value-type="float" office:value="22.9999999989516" calcext:value-type="float">
            <text:p>2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9.391S" calcext:value-type="time">
            <text:p>11:07:39.391</text:p>
          </table:table-cell>
          <table:table-cell table:style-name="ce3" table:formula="of:=([.E148]-[.E147])*24*60*60*1000" office:value-type="float" office:value="162.999999999869" calcext:value-type="float">
            <text:p>163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3.304S" calcext:value-type="time">
            <text:p>11:07:33.304</text:p>
          </table:table-cell>
          <table:table-cell table:style-name="ce3" table:formula="of:=([.A149]-[.A148])*24*60*60*1000" office:value-type="float" office:value="112.999999997143" calcext:value-type="float">
            <text:p>113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9.554S" calcext:value-type="time">
            <text:p>11:07:39.554</text:p>
          </table:table-cell>
          <table:table-cell table:style-name="ce3" table:formula="of:=([.E149]-[.E148])*24*60*60*1000" office:value-type="float" office:value="162.999999990276" calcext:value-type="float">
            <text:p>163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3.346S" calcext:value-type="time">
            <text:p>11:07:33.346</text:p>
          </table:table-cell>
          <table:table-cell table:style-name="ce3" table:formula="of:=([.A150]-[.A149])*24*60*60*1000" office:value-type="float" office:value="42.0000000026732" calcext:value-type="float">
            <text:p>42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9.716S" calcext:value-type="time">
            <text:p>11:07:39.716</text:p>
          </table:table-cell>
          <table:table-cell table:style-name="ce3" table:formula="of:=([.E150]-[.E149])*24*60*60*1000" office:value-type="float" office:value="162.000000003459" calcext:value-type="float">
            <text:p>16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3.368S" calcext:value-type="time">
            <text:p>11:07:33.368</text:p>
          </table:table-cell>
          <table:table-cell table:style-name="ce3" table:formula="of:=([.A151]-[.A150])*24*60*60*1000" office:value-type="float" office:value="22.0000000073384" calcext:value-type="float">
            <text:p>22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9.895S" calcext:value-type="time">
            <text:p>11:07:39.895</text:p>
          </table:table-cell>
          <table:table-cell table:style-name="ce3" table:formula="of:=([.E151]-[.E150])*24*60*60*1000" office:value-type="float" office:value="178.999999999974" calcext:value-type="float">
            <text:p>179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3.446S" calcext:value-type="time">
            <text:p>11:07:33.446</text:p>
          </table:table-cell>
          <table:table-cell table:style-name="ce3" table:formula="of:=([.A152]-[.A151])*24*60*60*1000" office:value-type="float" office:value="77.9999999981129" calcext:value-type="float">
            <text:p>78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40.075S" calcext:value-type="time">
            <text:p>11:07:40.075</text:p>
          </table:table-cell>
          <table:table-cell table:style-name="ce3" table:formula="of:=([.E152]-[.E151])*24*60*60*1000" office:value-type="float" office:value="180.000000001179" calcext:value-type="float">
            <text:p>180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7" office:value-type="time" office:time-value="PT11H07M33.484S" calcext:value-type="time">
            <text:p>11:07:33.484</text:p>
          </table:table-cell>
          <table:table-cell table:style-name="ce3" table:formula="of:=([.A153]-[.A152])*24*60*60*1000" office:value-type="float" office:value="37.9999999930547" calcext:value-type="float">
            <text:p>38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6.607S" calcext:value-type="time">
            <text:p>11:07:26.607</text:p>
          </table:table-cell>
          <table:table-cell table:style-name="ce3"/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3.523S" calcext:value-type="time">
            <text:p>11:07:33.523</text:p>
          </table:table-cell>
          <table:table-cell table:style-name="ce3" table:formula="of:=([.A154]-[.A153])*24*60*60*1000" office:value-type="float" office:value="39.0000000038526" calcext:value-type="float">
            <text:p>39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6.857S" calcext:value-type="time">
            <text:p>11:07:26.857</text:p>
          </table:table-cell>
          <table:table-cell table:style-name="ce3" table:formula="of:=([.E154]-[.E153])*24*60*60*1000" office:value-type="float" office:value="249.99999999924" calcext:value-type="float">
            <text:p>25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3.536S" calcext:value-type="time">
            <text:p>11:07:33.536</text:p>
          </table:table-cell>
          <table:table-cell table:style-name="ce3" table:formula="of:=([.A155]-[.A154])*24*60*60*1000" office:value-type="float" office:value="13.0000000012842" calcext:value-type="float">
            <text:p>1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7.024S" calcext:value-type="time">
            <text:p>11:07:27.024</text:p>
          </table:table-cell>
          <table:table-cell table:style-name="ce3" table:formula="of:=([.E155]-[.E154])*24*60*60*1000" office:value-type="float" office:value="166.999999995099" calcext:value-type="float">
            <text:p>16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3.637S" calcext:value-type="time">
            <text:p>11:07:33.637</text:p>
          </table:table-cell>
          <table:table-cell table:style-name="ce3" table:formula="of:=([.A156]-[.A155])*24*60*60*1000" office:value-type="float" office:value="101.000000001861" calcext:value-type="float">
            <text:p>10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7.193S" calcext:value-type="time">
            <text:p>11:07:27.193</text:p>
          </table:table-cell>
          <table:table-cell table:style-name="ce3" table:formula="of:=([.E156]-[.E155])*24*60*60*1000" office:value-type="float" office:value="169.000000002306" calcext:value-type="float">
            <text:p>169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3.669S" calcext:value-type="time">
            <text:p>11:07:33.669</text:p>
          </table:table-cell>
          <table:table-cell table:style-name="ce3" table:formula="of:=([.A157]-[.A156])*24*60*60*1000" office:value-type="float" office:value="32.0000000002096" calcext:value-type="float">
            <text:p>3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7.366S" calcext:value-type="time">
            <text:p>11:07:27.366</text:p>
          </table:table-cell>
          <table:table-cell table:style-name="ce3" table:formula="of:=([.E157]-[.E156])*24*60*60*1000" office:value-type="float" office:value="173.000000002332" calcext:value-type="float">
            <text:p>17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3.704S" calcext:value-type="time">
            <text:p>11:07:33.704</text:p>
          </table:table-cell>
          <table:table-cell table:style-name="ce3" table:formula="of:=([.A158]-[.A157])*24*60*60*1000" office:value-type="float" office:value="34.9999999942341" calcext:value-type="float">
            <text:p>35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7.535S" calcext:value-type="time">
            <text:p>11:07:27.535</text:p>
          </table:table-cell>
          <table:table-cell table:style-name="ce3" table:formula="of:=([.E158]-[.E157])*24*60*60*1000" office:value-type="float" office:value="169.000000002306" calcext:value-type="float">
            <text:p>169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3.717S" calcext:value-type="time">
            <text:p>11:07:33.717</text:p>
          </table:table-cell>
          <table:table-cell table:style-name="ce3" table:formula="of:=([.A159]-[.A158])*24*60*60*1000" office:value-type="float" office:value="13.0000000012842" calcext:value-type="float">
            <text:p>1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7.704S" calcext:value-type="time">
            <text:p>11:07:27.704</text:p>
          </table:table-cell>
          <table:table-cell table:style-name="ce3" table:formula="of:=([.E159]-[.E158])*24*60*60*1000" office:value-type="float" office:value="168.999999992714" calcext:value-type="float">
            <text:p>169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3.851S" calcext:value-type="time">
            <text:p>11:07:33.851</text:p>
          </table:table-cell>
          <table:table-cell table:style-name="ce3" table:formula="of:=([.A160]-[.A159])*24*60*60*1000" office:value-type="float" office:value="134.000000003276" calcext:value-type="float">
            <text:p>134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7.867S" calcext:value-type="time">
            <text:p>11:07:27.867</text:p>
          </table:table-cell>
          <table:table-cell table:style-name="ce3" table:formula="of:=([.E160]-[.E159])*24*60*60*1000" office:value-type="float" office:value="162.999999999869" calcext:value-type="float">
            <text:p>16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3.894S" calcext:value-type="time">
            <text:p>11:07:33.894</text:p>
          </table:table-cell>
          <table:table-cell table:style-name="ce3" table:formula="of:=([.A161]-[.A160])*24*60*60*1000" office:value-type="float" office:value="42.9999999990827" calcext:value-type="float">
            <text:p>4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8.033S" calcext:value-type="time">
            <text:p>11:07:28.033</text:p>
          </table:table-cell>
          <table:table-cell table:style-name="ce3" table:formula="of:=([.E161]-[.E160])*24*60*60*1000" office:value-type="float" office:value="166.000000008282" calcext:value-type="float">
            <text:p>166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3.915S" calcext:value-type="time">
            <text:p>11:07:33.915</text:p>
          </table:table-cell>
          <table:table-cell table:style-name="ce3" table:formula="of:=([.A162]-[.A161])*24*60*60*1000" office:value-type="float" office:value="21.0000000013366" calcext:value-type="float">
            <text:p>21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8.201S" calcext:value-type="time">
            <text:p>11:07:28.201</text:p>
          </table:table-cell>
          <table:table-cell table:style-name="ce3" table:formula="of:=([.E162]-[.E161])*24*60*60*1000" office:value-type="float" office:value="167.999999996304" calcext:value-type="float">
            <text:p>168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3.919S" calcext:value-type="time">
            <text:p>11:07:33.919</text:p>
          </table:table-cell>
          <table:table-cell table:style-name="ce3" table:formula="of:=([.A163]-[.A162])*24*60*60*1000" office:value-type="float" office:value="4.00000000002621" calcext:value-type="float">
            <text:p>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8.368S" calcext:value-type="time">
            <text:p>11:07:28.368</text:p>
          </table:table-cell>
          <table:table-cell table:style-name="ce3" table:formula="of:=([.E163]-[.E162])*24*60*60*1000" office:value-type="float" office:value="166.999999999895" calcext:value-type="float">
            <text:p>16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026S" calcext:value-type="time">
            <text:p>11:07:34.026</text:p>
          </table:table-cell>
          <table:table-cell table:style-name="ce3" table:formula="of:=([.A164]-[.A163])*24*60*60*1000" office:value-type="float" office:value="106.999999994706" calcext:value-type="float">
            <text:p>107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8.539S" calcext:value-type="time">
            <text:p>11:07:28.539</text:p>
          </table:table-cell>
          <table:table-cell table:style-name="ce3" table:formula="of:=([.E164]-[.E163])*24*60*60*1000" office:value-type="float" office:value="170.999999995125" calcext:value-type="float">
            <text:p>171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066S" calcext:value-type="time">
            <text:p>11:07:34.066</text:p>
          </table:table-cell>
          <table:table-cell table:style-name="ce3" table:formula="of:=([.A165]-[.A164])*24*60*60*1000" office:value-type="float" office:value="40.0000000002621" calcext:value-type="float">
            <text:p>40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8.733S" calcext:value-type="time">
            <text:p>11:07:28.733</text:p>
          </table:table-cell>
          <table:table-cell table:style-name="ce3" table:formula="of:=([.E165]-[.E164])*24*60*60*1000" office:value-type="float" office:value="194.000000003669" calcext:value-type="float">
            <text:p>194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095S" calcext:value-type="time">
            <text:p>11:07:34.095</text:p>
          </table:table-cell>
          <table:table-cell table:style-name="ce3" table:formula="of:=([.A166]-[.A165])*24*60*60*1000" office:value-type="float" office:value="29.0000000061852" calcext:value-type="float">
            <text:p>29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8.968S" calcext:value-type="time">
            <text:p>11:07:28.968</text:p>
          </table:table-cell>
          <table:table-cell table:style-name="ce3" table:formula="of:=([.E166]-[.E165])*24*60*60*1000" office:value-type="float" office:value="235.00000000034" calcext:value-type="float">
            <text:p>235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111S" calcext:value-type="time">
            <text:p>11:07:34.111</text:p>
          </table:table-cell>
          <table:table-cell table:style-name="ce3" table:formula="of:=([.A167]-[.A166])*24*60*60*1000" office:value-type="float" office:value="15.9999999953087" calcext:value-type="float">
            <text:p>16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9.153S" calcext:value-type="time">
            <text:p>11:07:29.153</text:p>
          </table:table-cell>
          <table:table-cell table:style-name="ce3" table:formula="of:=([.E167]-[.E166])*24*60*60*1000" office:value-type="float" office:value="184.999999997615" calcext:value-type="float">
            <text:p>185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22S" calcext:value-type="time">
            <text:p>11:07:34.220</text:p>
          </table:table-cell>
          <table:table-cell table:style-name="ce3" table:formula="of:=([.A168]-[.A167])*24*60*60*1000" office:value-type="float" office:value="109.000000001913" calcext:value-type="float">
            <text:p>109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9.336S" calcext:value-type="time">
            <text:p>11:07:29.336</text:p>
          </table:table-cell>
          <table:table-cell table:style-name="ce3" table:formula="of:=([.E168]-[.E167])*24*60*60*1000" office:value-type="float" office:value="183.000000004796" calcext:value-type="float">
            <text:p>18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262S" calcext:value-type="time">
            <text:p>11:07:34.262</text:p>
          </table:table-cell>
          <table:table-cell table:style-name="ce3" table:formula="of:=([.A169]-[.A168])*24*60*60*1000" office:value-type="float" office:value="42.0000000026732" calcext:value-type="float">
            <text:p>42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9.526S" calcext:value-type="time">
            <text:p>11:07:29.526</text:p>
          </table:table-cell>
          <table:table-cell table:style-name="ce3" table:formula="of:=([.E169]-[.E168])*24*60*60*1000" office:value-type="float" office:value="189.99999999405" calcext:value-type="float">
            <text:p>19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281S" calcext:value-type="time">
            <text:p>11:07:34.281</text:p>
          </table:table-cell>
          <table:table-cell table:style-name="ce3" table:formula="of:=([.A170]-[.A169])*24*60*60*1000" office:value-type="float" office:value="18.9999999989254" calcext:value-type="float">
            <text:p>19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9.698S" calcext:value-type="time">
            <text:p>11:07:29.698</text:p>
          </table:table-cell>
          <table:table-cell table:style-name="ce3" table:formula="of:=([.E170]-[.E169])*24*60*60*1000" office:value-type="float" office:value="172.000000001127" calcext:value-type="float">
            <text:p>172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303S" calcext:value-type="time">
            <text:p>11:07:34.303</text:p>
          </table:table-cell>
          <table:table-cell table:style-name="ce3" table:formula="of:=([.A171]-[.A170])*24*60*60*1000" office:value-type="float" office:value="21.999999997746" calcext:value-type="float">
            <text:p>2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9.871S" calcext:value-type="time">
            <text:p>11:07:29.871</text:p>
          </table:table-cell>
          <table:table-cell table:style-name="ce3" table:formula="of:=([.E171]-[.E170])*24*60*60*1000" office:value-type="float" office:value="173.000000002332" calcext:value-type="float">
            <text:p>17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399S" calcext:value-type="time">
            <text:p>11:07:34.399</text:p>
          </table:table-cell>
          <table:table-cell table:style-name="ce3" table:formula="of:=([.A172]-[.A171])*24*60*60*1000" office:value-type="float" office:value="95.9999999958328" calcext:value-type="float">
            <text:p>96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0.046S" calcext:value-type="time">
            <text:p>11:07:30.046</text:p>
          </table:table-cell>
          <table:table-cell table:style-name="ce3" table:formula="of:=([.E172]-[.E171])*24*60*60*1000" office:value-type="float" office:value="175.000000004744" calcext:value-type="float">
            <text:p>175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451S" calcext:value-type="time">
            <text:p>11:07:34.451</text:p>
          </table:table-cell>
          <table:table-cell table:style-name="ce3" table:formula="of:=([.A173]-[.A172])*24*60*60*1000" office:value-type="float" office:value="52.0000000051368" calcext:value-type="float">
            <text:p>52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0.223S" calcext:value-type="time">
            <text:p>11:07:30.223</text:p>
          </table:table-cell>
          <table:table-cell table:style-name="ce3" table:formula="of:=([.E173]-[.E172])*24*60*60*1000" office:value-type="float" office:value="176.999999992766" calcext:value-type="float">
            <text:p>17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461S" calcext:value-type="time">
            <text:p>11:07:34.461</text:p>
          </table:table-cell>
          <table:table-cell table:style-name="ce3" table:formula="of:=([.A174]-[.A173])*24*60*60*1000" office:value-type="float" office:value="10.0000000024636" calcext:value-type="float">
            <text:p>10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0.399S" calcext:value-type="time">
            <text:p>11:07:30.399</text:p>
          </table:table-cell>
          <table:table-cell table:style-name="ce3" table:formula="of:=([.E174]-[.E173])*24*60*60*1000" office:value-type="float" office:value="176.000000001153" calcext:value-type="float">
            <text:p>176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492S" calcext:value-type="time">
            <text:p>11:07:34.492</text:p>
          </table:table-cell>
          <table:table-cell table:style-name="ce3" table:formula="of:=([.A175]-[.A174])*24*60*60*1000" office:value-type="float" office:value="30.9999999942079" calcext:value-type="float">
            <text:p>31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0.639S" calcext:value-type="time">
            <text:p>11:07:30.639</text:p>
          </table:table-cell>
          <table:table-cell table:style-name="ce3" table:formula="of:=([.E175]-[.E174])*24*60*60*1000" office:value-type="float" office:value="240.000000006368" calcext:value-type="float">
            <text:p>24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571S" calcext:value-type="time">
            <text:p>11:07:34.571</text:p>
          </table:table-cell>
          <table:table-cell table:style-name="ce3" table:formula="of:=([.A176]-[.A175])*24*60*60*1000" office:value-type="float" office:value="79.0000000041147" calcext:value-type="float">
            <text:p>79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0.827S" calcext:value-type="time">
            <text:p>11:07:30.827</text:p>
          </table:table-cell>
          <table:table-cell table:style-name="ce3" table:formula="of:=([.E176]-[.E175])*24*60*60*1000" office:value-type="float" office:value="187.999999991639" calcext:value-type="float">
            <text:p>188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621S" calcext:value-type="time">
            <text:p>11:07:34.621</text:p>
          </table:table-cell>
          <table:table-cell table:style-name="ce3" table:formula="of:=([.A177]-[.A176])*24*60*60*1000" office:value-type="float" office:value="49.9999999979295" calcext:value-type="float">
            <text:p>50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1.014S" calcext:value-type="time">
            <text:p>11:07:31.014</text:p>
          </table:table-cell>
          <table:table-cell table:style-name="ce3" table:formula="of:=([.E177]-[.E176])*24*60*60*1000" office:value-type="float" office:value="187.000000004822" calcext:value-type="float">
            <text:p>18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65S" calcext:value-type="time">
            <text:p>11:07:34.650</text:p>
          </table:table-cell>
          <table:table-cell table:style-name="ce3" table:formula="of:=([.A178]-[.A177])*24*60*60*1000" office:value-type="float" office:value="29.000000001389" calcext:value-type="float">
            <text:p>29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1.204S" calcext:value-type="time">
            <text:p>11:07:31.204</text:p>
          </table:table-cell>
          <table:table-cell table:style-name="ce3" table:formula="of:=([.E178]-[.E177])*24*60*60*1000" office:value-type="float" office:value="189.999999998847" calcext:value-type="float">
            <text:p>19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667S" calcext:value-type="time">
            <text:p>11:07:34.667</text:p>
          </table:table-cell>
          <table:table-cell table:style-name="ce3" table:formula="of:=([.A179]-[.A178])*24*60*60*1000" office:value-type="float" office:value="17.0000000013104" calcext:value-type="float">
            <text:p>17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1.414S" calcext:value-type="time">
            <text:p>11:07:31.414</text:p>
          </table:table-cell>
          <table:table-cell table:style-name="ce3" table:formula="of:=([.E179]-[.E178])*24*60*60*1000" office:value-type="float" office:value="209.999999998978" calcext:value-type="float">
            <text:p>21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75S" calcext:value-type="time">
            <text:p>11:07:34.750</text:p>
          </table:table-cell>
          <table:table-cell table:style-name="ce3" table:formula="of:=([.A180]-[.A179])*24*60*60*1000" office:value-type="float" office:value="82.9999999993447" calcext:value-type="float">
            <text:p>8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1.6S" calcext:value-type="time">
            <text:p>11:07:31.600</text:p>
          </table:table-cell>
          <table:table-cell table:style-name="ce3" table:formula="of:=([.E180]-[.E179])*24*60*60*1000" office:value-type="float" office:value="185.99999999882" calcext:value-type="float">
            <text:p>186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82S" calcext:value-type="time">
            <text:p>11:07:34.820</text:p>
          </table:table-cell>
          <table:table-cell table:style-name="ce3" table:formula="of:=([.A181]-[.A180])*24*60*60*1000" office:value-type="float" office:value="69.9999999980605" calcext:value-type="float">
            <text:p>70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1.793S" calcext:value-type="time">
            <text:p>11:07:31.793</text:p>
          </table:table-cell>
          <table:table-cell table:style-name="ce3" table:formula="of:=([.E181]-[.E180])*24*60*60*1000" office:value-type="float" office:value="193.000000002463" calcext:value-type="float">
            <text:p>19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82S" calcext:value-type="time">
            <text:p>11:07:34.820</text:p>
          </table:table-cell>
          <table:table-cell table:style-name="ce3" table:formula="of:=([.A182]-[.A181])*24*60*60*1000" office:value-type="float" office:value="0" calcext:value-type="float">
            <text:p>0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1.981S" calcext:value-type="time">
            <text:p>11:07:31.981</text:p>
          </table:table-cell>
          <table:table-cell table:style-name="ce3" table:formula="of:=([.E182]-[.E181])*24*60*60*1000" office:value-type="float" office:value="188.000000001232" calcext:value-type="float">
            <text:p>188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844S" calcext:value-type="time">
            <text:p>11:07:34.844</text:p>
          </table:table-cell>
          <table:table-cell table:style-name="ce3" table:formula="of:=([.A183]-[.A182])*24*60*60*1000" office:value-type="float" office:value="23.9999999953611" calcext:value-type="float">
            <text:p>24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2.155S" calcext:value-type="time">
            <text:p>11:07:32.155</text:p>
          </table:table-cell>
          <table:table-cell table:style-name="ce3" table:formula="of:=([.E183]-[.E182])*24*60*60*1000" office:value-type="float" office:value="173.999999998742" calcext:value-type="float">
            <text:p>174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921S" calcext:value-type="time">
            <text:p>11:07:34.921</text:p>
          </table:table-cell>
          <table:table-cell table:style-name="ce3" table:formula="of:=([.A184]-[.A183])*24*60*60*1000" office:value-type="float" office:value="77.0000000064997" calcext:value-type="float">
            <text:p>77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2.342S" calcext:value-type="time">
            <text:p>11:07:32.342</text:p>
          </table:table-cell>
          <table:table-cell table:style-name="ce3" table:formula="of:=([.E184]-[.E183])*24*60*60*1000" office:value-type="float" office:value="186.99999999523" calcext:value-type="float">
            <text:p>18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4.994S" calcext:value-type="time">
            <text:p>11:07:34.994</text:p>
          </table:table-cell>
          <table:table-cell table:style-name="ce3" table:formula="of:=([.A185]-[.A184])*24*60*60*1000" office:value-type="float" office:value="72.9999999968811" calcext:value-type="float">
            <text:p>7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2.51S" calcext:value-type="time">
            <text:p>11:07:32.510</text:p>
          </table:table-cell>
          <table:table-cell table:style-name="ce3" table:formula="of:=([.E185]-[.E184])*24*60*60*1000" office:value-type="float" office:value="168.000000005897" calcext:value-type="float">
            <text:p>168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015S" calcext:value-type="time">
            <text:p>11:07:35.015</text:p>
          </table:table-cell>
          <table:table-cell table:style-name="ce3" table:formula="of:=([.A186]-[.A185])*24*60*60*1000" office:value-type="float" office:value="21.0000000013366" calcext:value-type="float">
            <text:p>21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2.677S" calcext:value-type="time">
            <text:p>11:07:32.677</text:p>
          </table:table-cell>
          <table:table-cell table:style-name="ce3" table:formula="of:=([.E186]-[.E185])*24*60*60*1000" office:value-type="float" office:value="166.999999999895" calcext:value-type="float">
            <text:p>16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037S" calcext:value-type="time">
            <text:p>11:07:35.037</text:p>
          </table:table-cell>
          <table:table-cell table:style-name="ce3" table:formula="of:=([.A187]-[.A186])*24*60*60*1000" office:value-type="float" office:value="21.999999997746" calcext:value-type="float">
            <text:p>22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2.85S" calcext:value-type="time">
            <text:p>11:07:32.850</text:p>
          </table:table-cell>
          <table:table-cell table:style-name="ce3" table:formula="of:=([.E187]-[.E186])*24*60*60*1000" office:value-type="float" office:value="172.999999997536" calcext:value-type="float">
            <text:p>17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099S" calcext:value-type="time">
            <text:p>11:07:35.099</text:p>
          </table:table-cell>
          <table:table-cell table:style-name="ce3" table:formula="of:=([.A188]-[.A187])*24*60*60*1000" office:value-type="float" office:value="62.0000000028043" calcext:value-type="float">
            <text:p>62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3.114S" calcext:value-type="time">
            <text:p>11:07:33.114</text:p>
          </table:table-cell>
          <table:table-cell table:style-name="ce3" table:formula="of:=([.E188]-[.E187])*24*60*60*1000" office:value-type="float" office:value="264.00000000173" calcext:value-type="float">
            <text:p>264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161S" calcext:value-type="time">
            <text:p>11:07:35.161</text:p>
          </table:table-cell>
          <table:table-cell table:style-name="ce3" table:formula="of:=([.A189]-[.A188])*24*60*60*1000" office:value-type="float" office:value="61.9999999980081" calcext:value-type="float">
            <text:p>62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3.446S" calcext:value-type="time">
            <text:p>11:07:33.446</text:p>
          </table:table-cell>
          <table:table-cell table:style-name="ce3" table:formula="of:=([.E189]-[.E188])*24*60*60*1000" office:value-type="float" office:value="332.000000002175" calcext:value-type="float">
            <text:p>332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193S" calcext:value-type="time">
            <text:p>11:07:35.193</text:p>
          </table:table-cell>
          <table:table-cell table:style-name="ce3" table:formula="of:=([.A190]-[.A189])*24*60*60*1000" office:value-type="float" office:value="32.0000000002096" calcext:value-type="float">
            <text:p>3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3.637S" calcext:value-type="time">
            <text:p>11:07:33.637</text:p>
          </table:table-cell>
          <table:table-cell table:style-name="ce3" table:formula="of:=([.E190]-[.E189])*24*60*60*1000" office:value-type="float" office:value="191.000000000052" calcext:value-type="float">
            <text:p>191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219S" calcext:value-type="time">
            <text:p>11:07:35.219</text:p>
          </table:table-cell>
          <table:table-cell table:style-name="ce3" table:formula="of:=([.A191]-[.A190])*24*60*60*1000" office:value-type="float" office:value="25.9999999977722" calcext:value-type="float">
            <text:p>2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3.851S" calcext:value-type="time">
            <text:p>11:07:33.851</text:p>
          </table:table-cell>
          <table:table-cell table:style-name="ce3" table:formula="of:=([.E191]-[.E190])*24*60*60*1000" office:value-type="float" office:value="213.999999999004" calcext:value-type="float">
            <text:p>214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266S" calcext:value-type="time">
            <text:p>11:07:35.266</text:p>
          </table:table-cell>
          <table:table-cell table:style-name="ce3" table:formula="of:=([.A192]-[.A191])*24*60*60*1000" office:value-type="float" office:value="47.0000000087012" calcext:value-type="float">
            <text:p>47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4.026S" calcext:value-type="time">
            <text:p>11:07:34.026</text:p>
          </table:table-cell>
          <table:table-cell table:style-name="ce3" table:formula="of:=([.E192]-[.E191])*24*60*60*1000" office:value-type="float" office:value="174.999999995151" calcext:value-type="float">
            <text:p>175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359S" calcext:value-type="time">
            <text:p>11:07:35.359</text:p>
          </table:table-cell>
          <table:table-cell table:style-name="ce3" table:formula="of:=([.A193]-[.A192])*24*60*60*1000" office:value-type="float" office:value="92.999999992216" calcext:value-type="float">
            <text:p>9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4.22S" calcext:value-type="time">
            <text:p>11:07:34.220</text:p>
          </table:table-cell>
          <table:table-cell table:style-name="ce3" table:formula="of:=([.E193]-[.E192])*24*60*60*1000" office:value-type="float" office:value="194.000000003669" calcext:value-type="float">
            <text:p>194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367S" calcext:value-type="time">
            <text:p>11:07:35.367</text:p>
          </table:table-cell>
          <table:table-cell table:style-name="ce3" table:formula="of:=([.A194]-[.A193])*24*60*60*1000" office:value-type="float" office:value="8.00000000005241" calcext:value-type="float">
            <text:p>8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4.399S" calcext:value-type="time">
            <text:p>11:07:34.399</text:p>
          </table:table-cell>
          <table:table-cell table:style-name="ce3" table:formula="of:=([.E194]-[.E193])*24*60*60*1000" office:value-type="float" office:value="178.999999995177" calcext:value-type="float">
            <text:p>179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391S" calcext:value-type="time">
            <text:p>11:07:35.391</text:p>
          </table:table-cell>
          <table:table-cell table:style-name="ce3" table:formula="of:=([.A195]-[.A194])*24*60*60*1000" office:value-type="float" office:value="24.0000000049534" calcext:value-type="float">
            <text:p>2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4.571S" calcext:value-type="time">
            <text:p>11:07:34.571</text:p>
          </table:table-cell>
          <table:table-cell table:style-name="ce3" table:formula="of:=([.E195]-[.E194])*24*60*60*1000" office:value-type="float" office:value="172.000000005923" calcext:value-type="float">
            <text:p>172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434S" calcext:value-type="time">
            <text:p>11:07:35.434</text:p>
          </table:table-cell>
          <table:table-cell table:style-name="ce3" table:formula="of:=([.A196]-[.A195])*24*60*60*1000" office:value-type="float" office:value="42.9999999990827" calcext:value-type="float">
            <text:p>4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4.75S" calcext:value-type="time">
            <text:p>11:07:34.750</text:p>
          </table:table-cell>
          <table:table-cell table:style-name="ce3" table:formula="of:=([.E196]-[.E195])*24*60*60*1000" office:value-type="float" office:value="178.999999999974" calcext:value-type="float">
            <text:p>179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54S" calcext:value-type="time">
            <text:p>11:07:35.540</text:p>
          </table:table-cell>
          <table:table-cell table:style-name="ce3" table:formula="of:=([.A197]-[.A196])*24*60*60*1000" office:value-type="float" office:value="105.999999998296" calcext:value-type="float">
            <text:p>106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4.921S" calcext:value-type="time">
            <text:p>11:07:34.921</text:p>
          </table:table-cell>
          <table:table-cell table:style-name="ce3" table:formula="of:=([.E197]-[.E196])*24*60*60*1000" office:value-type="float" office:value="170.999999999921" calcext:value-type="float">
            <text:p>171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565S" calcext:value-type="time">
            <text:p>11:07:35.565</text:p>
          </table:table-cell>
          <table:table-cell table:style-name="ce3" table:formula="of:=([.A198]-[.A197])*24*60*60*1000" office:value-type="float" office:value="25.0000000013628" calcext:value-type="float">
            <text:p>25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5.099S" calcext:value-type="time">
            <text:p>11:07:35.099</text:p>
          </table:table-cell>
          <table:table-cell table:style-name="ce3" table:formula="of:=([.E198]-[.E197])*24*60*60*1000" office:value-type="float" office:value="177.999999998768" calcext:value-type="float">
            <text:p>178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583S" calcext:value-type="time">
            <text:p>11:07:35.583</text:p>
          </table:table-cell>
          <table:table-cell table:style-name="ce3" table:formula="of:=([.A199]-[.A198])*24*60*60*1000" office:value-type="float" office:value="17.9999999977198" calcext:value-type="float">
            <text:p>18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5.266S" calcext:value-type="time">
            <text:p>11:07:35.266</text:p>
          </table:table-cell>
          <table:table-cell table:style-name="ce3" table:formula="of:=([.E199]-[.E198])*24*60*60*1000" office:value-type="float" office:value="167.000000004691" calcext:value-type="float">
            <text:p>16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616S" calcext:value-type="time">
            <text:p>11:07:35.616</text:p>
          </table:table-cell>
          <table:table-cell table:style-name="ce3" table:formula="of:=([.A200]-[.A199])*24*60*60*1000" office:value-type="float" office:value="33.0000000014152" calcext:value-type="float">
            <text:p>3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5.434S" calcext:value-type="time">
            <text:p>11:07:35.434</text:p>
          </table:table-cell>
          <table:table-cell table:style-name="ce3" table:formula="of:=([.E200]-[.E199])*24*60*60*1000" office:value-type="float" office:value="167.999999996304" calcext:value-type="float">
            <text:p>168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75S" calcext:value-type="time">
            <text:p>11:07:35.750</text:p>
          </table:table-cell>
          <table:table-cell table:style-name="ce3" table:formula="of:=([.A201]-[.A200])*24*60*60*1000" office:value-type="float" office:value="133.99999999848" calcext:value-type="float">
            <text:p>13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5.616S" calcext:value-type="time">
            <text:p>11:07:35.616</text:p>
          </table:table-cell>
          <table:table-cell table:style-name="ce3" table:formula="of:=([.E201]-[.E200])*24*60*60*1000" office:value-type="float" office:value="181.999999998794" calcext:value-type="float">
            <text:p>182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759S" calcext:value-type="time">
            <text:p>11:07:35.759</text:p>
          </table:table-cell>
          <table:table-cell table:style-name="ce3" table:formula="of:=([.A202]-[.A201])*24*60*60*1000" office:value-type="float" office:value="9.000000001258" calcext:value-type="float">
            <text:p>9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5.791S" calcext:value-type="time">
            <text:p>11:07:35.791</text:p>
          </table:table-cell>
          <table:table-cell table:style-name="ce3" table:formula="of:=([.E202]-[.E201])*24*60*60*1000" office:value-type="float" office:value="174.999999995151" calcext:value-type="float">
            <text:p>175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791S" calcext:value-type="time">
            <text:p>11:07:35.791</text:p>
          </table:table-cell>
          <table:table-cell table:style-name="ce3" table:formula="of:=([.A203]-[.A202])*24*60*60*1000" office:value-type="float" office:value="31.9999999954135" calcext:value-type="float">
            <text:p>32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5.981S" calcext:value-type="time">
            <text:p>11:07:35.981</text:p>
          </table:table-cell>
          <table:table-cell table:style-name="ce3" table:formula="of:=([.E203]-[.E202])*24*60*60*1000" office:value-type="float" office:value="190.000000003643" calcext:value-type="float">
            <text:p>19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799S" calcext:value-type="time">
            <text:p>11:07:35.799</text:p>
          </table:table-cell>
          <table:table-cell table:style-name="ce3" table:formula="of:=([.A204]-[.A203])*24*60*60*1000" office:value-type="float" office:value="8.00000000484857" calcext:value-type="float">
            <text:p>8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6.278S" calcext:value-type="time">
            <text:p>11:07:36.278</text:p>
          </table:table-cell>
          <table:table-cell table:style-name="ce3" table:formula="of:=([.E204]-[.E203])*24*60*60*1000" office:value-type="float" office:value="296.999999998349" calcext:value-type="float">
            <text:p>29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933S" calcext:value-type="time">
            <text:p>11:07:35.933</text:p>
          </table:table-cell>
          <table:table-cell table:style-name="ce3" table:formula="of:=([.A205]-[.A204])*24*60*60*1000" office:value-type="float" office:value="133.99999999848" calcext:value-type="float">
            <text:p>134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6.451S" calcext:value-type="time">
            <text:p>11:07:36.451</text:p>
          </table:table-cell>
          <table:table-cell table:style-name="ce3" table:formula="of:=([.E205]-[.E204])*24*60*60*1000" office:value-type="float" office:value="173.000000002332" calcext:value-type="float">
            <text:p>17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966S" calcext:value-type="time">
            <text:p>11:07:35.966</text:p>
          </table:table-cell>
          <table:table-cell table:style-name="ce3" table:formula="of:=([.A206]-[.A205])*24*60*60*1000" office:value-type="float" office:value="33.0000000014152" calcext:value-type="float">
            <text:p>33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6.615S" calcext:value-type="time">
            <text:p>11:07:36.615</text:p>
          </table:table-cell>
          <table:table-cell table:style-name="ce3" table:formula="of:=([.E206]-[.E205])*24*60*60*1000" office:value-type="float" office:value="163.999999996278" calcext:value-type="float">
            <text:p>164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5.981S" calcext:value-type="time">
            <text:p>11:07:35.981</text:p>
          </table:table-cell>
          <table:table-cell table:style-name="ce3" table:formula="of:=([.A207]-[.A206])*24*60*60*1000" office:value-type="float" office:value="14.9999999988992" calcext:value-type="float">
            <text:p>15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6.786S" calcext:value-type="time">
            <text:p>11:07:36.786</text:p>
          </table:table-cell>
          <table:table-cell table:style-name="ce3" table:formula="of:=([.E207]-[.E206])*24*60*60*1000" office:value-type="float" office:value="171.000000004717" calcext:value-type="float">
            <text:p>171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001S" calcext:value-type="time">
            <text:p>11:07:36.001</text:p>
          </table:table-cell>
          <table:table-cell table:style-name="ce3" table:formula="of:=([.A208]-[.A207])*24*60*60*1000" office:value-type="float" office:value="20.000000000131" calcext:value-type="float">
            <text:p>20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6.954S" calcext:value-type="time">
            <text:p>11:07:36.954</text:p>
          </table:table-cell>
          <table:table-cell table:style-name="ce3" table:formula="of:=([.E208]-[.E207])*24*60*60*1000" office:value-type="float" office:value="167.999999996304" calcext:value-type="float">
            <text:p>168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146S" calcext:value-type="time">
            <text:p>11:07:36.146</text:p>
          </table:table-cell>
          <table:table-cell table:style-name="ce3" table:formula="of:=([.A209]-[.A208])*24*60*60*1000" office:value-type="float" office:value="145.000000002149" calcext:value-type="float">
            <text:p>145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7.121S" calcext:value-type="time">
            <text:p>11:07:37.121</text:p>
          </table:table-cell>
          <table:table-cell table:style-name="ce3" table:formula="of:=([.E209]-[.E208])*24*60*60*1000" office:value-type="float" office:value="167.000000004691" calcext:value-type="float">
            <text:p>16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179S" calcext:value-type="time">
            <text:p>11:07:36.179</text:p>
          </table:table-cell>
          <table:table-cell table:style-name="ce3" table:formula="of:=([.A210]-[.A209])*24*60*60*1000" office:value-type="float" office:value="32.9999999966191" calcext:value-type="float">
            <text:p>33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7.286S" calcext:value-type="time">
            <text:p>11:07:37.286</text:p>
          </table:table-cell>
          <table:table-cell table:style-name="ce3" table:formula="of:=([.E210]-[.E209])*24*60*60*1000" office:value-type="float" office:value="164.999999997484" calcext:value-type="float">
            <text:p>165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185S" calcext:value-type="time">
            <text:p>11:07:36.185</text:p>
          </table:table-cell>
          <table:table-cell table:style-name="ce3" table:formula="of:=([.A211]-[.A210])*24*60*60*1000" office:value-type="float" office:value="5.99999999764123" calcext:value-type="float">
            <text:p>6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7.452S" calcext:value-type="time">
            <text:p>11:07:37.452</text:p>
          </table:table-cell>
          <table:table-cell table:style-name="ce3" table:formula="of:=([.E211]-[.E210])*24*60*60*1000" office:value-type="float" office:value="165.999999998689" calcext:value-type="float">
            <text:p>166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278S" calcext:value-type="time">
            <text:p>11:07:36.278</text:p>
          </table:table-cell>
          <table:table-cell table:style-name="ce3" table:formula="of:=([.A212]-[.A211])*24*60*60*1000" office:value-type="float" office:value="93.0000000018083" calcext:value-type="float">
            <text:p>9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7.618S" calcext:value-type="time">
            <text:p>11:07:37.618</text:p>
          </table:table-cell>
          <table:table-cell table:style-name="ce3" table:formula="of:=([.E212]-[.E211])*24*60*60*1000" office:value-type="float" office:value="166.000000003486" calcext:value-type="float">
            <text:p>166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355S" calcext:value-type="time">
            <text:p>11:07:36.355</text:p>
          </table:table-cell>
          <table:table-cell table:style-name="ce3" table:formula="of:=([.A213]-[.A212])*24*60*60*1000" office:value-type="float" office:value="77.0000000064997" calcext:value-type="float">
            <text:p>77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7.783S" calcext:value-type="time">
            <text:p>11:07:37.783</text:p>
          </table:table-cell>
          <table:table-cell table:style-name="ce3" table:formula="of:=([.E213]-[.E212])*24*60*60*1000" office:value-type="float" office:value="165.00000000228" calcext:value-type="float">
            <text:p>165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371S" calcext:value-type="time">
            <text:p>11:07:36.371</text:p>
          </table:table-cell>
          <table:table-cell table:style-name="ce3" table:formula="of:=([.A214]-[.A213])*24*60*60*1000" office:value-type="float" office:value="15.9999999953087" calcext:value-type="float">
            <text:p>1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7.954S" calcext:value-type="time">
            <text:p>11:07:37.954</text:p>
          </table:table-cell>
          <table:table-cell table:style-name="ce3" table:formula="of:=([.E214]-[.E213])*24*60*60*1000" office:value-type="float" office:value="170.999999995125" calcext:value-type="float">
            <text:p>171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386S" calcext:value-type="time">
            <text:p>11:07:36.386</text:p>
          </table:table-cell>
          <table:table-cell table:style-name="ce3" table:formula="of:=([.A215]-[.A214])*24*60*60*1000" office:value-type="float" office:value="14.9999999988992" calcext:value-type="float">
            <text:p>15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8.122S" calcext:value-type="time">
            <text:p>11:07:38.122</text:p>
          </table:table-cell>
          <table:table-cell table:style-name="ce3" table:formula="of:=([.E215]-[.E214])*24*60*60*1000" office:value-type="float" office:value="168.000000005897" calcext:value-type="float">
            <text:p>168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451S" calcext:value-type="time">
            <text:p>11:07:36.451</text:p>
          </table:table-cell>
          <table:table-cell table:style-name="ce3" table:formula="of:=([.A216]-[.A215])*24*60*60*1000" office:value-type="float" office:value="65.0000000016249" calcext:value-type="float">
            <text:p>65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8.292S" calcext:value-type="time">
            <text:p>11:07:38.292</text:p>
          </table:table-cell>
          <table:table-cell table:style-name="ce3" table:formula="of:=([.E216]-[.E215])*24*60*60*1000" office:value-type="float" office:value="169.999999998716" calcext:value-type="float">
            <text:p>17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538S" calcext:value-type="time">
            <text:p>11:07:36.538</text:p>
          </table:table-cell>
          <table:table-cell table:style-name="ce3" table:formula="of:=([.A217]-[.A216])*24*60*60*1000" office:value-type="float" office:value="86.9999999993709" calcext:value-type="float">
            <text:p>87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8.459S" calcext:value-type="time">
            <text:p>11:07:38.459</text:p>
          </table:table-cell>
          <table:table-cell table:style-name="ce3" table:formula="of:=([.E217]-[.E216])*24*60*60*1000" office:value-type="float" office:value="166.999999999895" calcext:value-type="float">
            <text:p>16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57S" calcext:value-type="time">
            <text:p>11:07:36.570</text:p>
          </table:table-cell>
          <table:table-cell table:style-name="ce3" table:formula="of:=([.A218]-[.A217])*24*60*60*1000" office:value-type="float" office:value="32.0000000002096" calcext:value-type="float">
            <text:p>32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8.625S" calcext:value-type="time">
            <text:p>11:07:38.625</text:p>
          </table:table-cell>
          <table:table-cell table:style-name="ce3" table:formula="of:=([.E218]-[.E217])*24*60*60*1000" office:value-type="float" office:value="165.999999998689" calcext:value-type="float">
            <text:p>166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615S" calcext:value-type="time">
            <text:p>11:07:36.615</text:p>
          </table:table-cell>
          <table:table-cell table:style-name="ce3" table:formula="of:=([.A219]-[.A218])*24*60*60*1000" office:value-type="float" office:value="44.9999999966977" calcext:value-type="float">
            <text:p>45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8.8S" calcext:value-type="time">
            <text:p>11:07:38.800</text:p>
          </table:table-cell>
          <table:table-cell table:style-name="ce3" table:formula="of:=([.E219]-[.E218])*24*60*60*1000" office:value-type="float" office:value="174.999999999947" calcext:value-type="float">
            <text:p>175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668S" calcext:value-type="time">
            <text:p>11:07:36.668</text:p>
          </table:table-cell>
          <table:table-cell table:style-name="ce3" table:formula="of:=([.A220]-[.A219])*24*60*60*1000" office:value-type="float" office:value="53.0000000015463" calcext:value-type="float">
            <text:p>53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8.97S" calcext:value-type="time">
            <text:p>11:07:38.970</text:p>
          </table:table-cell>
          <table:table-cell table:style-name="ce3" table:formula="of:=([.E220]-[.E219])*24*60*60*1000" office:value-type="float" office:value="169.999999998716" calcext:value-type="float">
            <text:p>17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715S" calcext:value-type="time">
            <text:p>11:07:36.715</text:p>
          </table:table-cell>
          <table:table-cell table:style-name="ce3" table:formula="of:=([.A221]-[.A220])*24*60*60*1000" office:value-type="float" office:value="46.9999999991089" calcext:value-type="float">
            <text:p>47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9.133S" calcext:value-type="time">
            <text:p>11:07:39.133</text:p>
          </table:table-cell>
          <table:table-cell table:style-name="ce3" table:formula="of:=([.E221]-[.E220])*24*60*60*1000" office:value-type="float" office:value="162.999999999869" calcext:value-type="float">
            <text:p>16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742S" calcext:value-type="time">
            <text:p>11:07:36.742</text:p>
          </table:table-cell>
          <table:table-cell table:style-name="ce3" table:formula="of:=([.A222]-[.A221])*24*60*60*1000" office:value-type="float" office:value="27.000000003774" calcext:value-type="float">
            <text:p>27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9.296S" calcext:value-type="time">
            <text:p>11:07:39.296</text:p>
          </table:table-cell>
          <table:table-cell table:style-name="ce3" table:formula="of:=([.E222]-[.E221])*24*60*60*1000" office:value-type="float" office:value="162.999999999869" calcext:value-type="float">
            <text:p>16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786S" calcext:value-type="time">
            <text:p>11:07:36.786</text:p>
          </table:table-cell>
          <table:table-cell table:style-name="ce3" table:formula="of:=([.A223]-[.A222])*24*60*60*1000" office:value-type="float" office:value="44.0000000002883" calcext:value-type="float">
            <text:p>44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9.473S" calcext:value-type="time">
            <text:p>11:07:39.473</text:p>
          </table:table-cell>
          <table:table-cell table:style-name="ce3" table:formula="of:=([.E223]-[.E222])*24*60*60*1000" office:value-type="float" office:value="176.999999997562" calcext:value-type="float">
            <text:p>17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84S" calcext:value-type="time">
            <text:p>11:07:36.840</text:p>
          </table:table-cell>
          <table:table-cell table:style-name="ce3" table:formula="of:=([.A224]-[.A223])*24*60*60*1000" office:value-type="float" office:value="53.9999999979557" calcext:value-type="float">
            <text:p>54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9.645S" calcext:value-type="time">
            <text:p>11:07:39.645</text:p>
          </table:table-cell>
          <table:table-cell table:style-name="ce3" table:formula="of:=([.E224]-[.E223])*24*60*60*1000" office:value-type="float" office:value="172.000000001127" calcext:value-type="float">
            <text:p>172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904S" calcext:value-type="time">
            <text:p>11:07:36.904</text:p>
          </table:table-cell>
          <table:table-cell table:style-name="ce3" table:formula="of:=([.A225]-[.A224])*24*60*60*1000" office:value-type="float" office:value="64.0000000052154" calcext:value-type="float">
            <text:p>6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9.816S" calcext:value-type="time">
            <text:p>11:07:39.816</text:p>
          </table:table-cell>
          <table:table-cell table:style-name="ce3" table:formula="of:=([.E225]-[.E224])*24*60*60*1000" office:value-type="float" office:value="170.999999999921" calcext:value-type="float">
            <text:p>171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927S" calcext:value-type="time">
            <text:p>11:07:36.927</text:p>
          </table:table-cell>
          <table:table-cell table:style-name="ce3" table:formula="of:=([.A226]-[.A225])*24*60*60*1000" office:value-type="float" office:value="22.9999999989516" calcext:value-type="float">
            <text:p>2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9.986S" calcext:value-type="time">
            <text:p>11:07:39.986</text:p>
          </table:table-cell>
          <table:table-cell table:style-name="ce3" table:formula="of:=([.E226]-[.E225])*24*60*60*1000" office:value-type="float" office:value="169.999999998716" calcext:value-type="float">
            <text:p>17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6.954S" calcext:value-type="time">
            <text:p>11:07:36.954</text:p>
          </table:table-cell>
          <table:table-cell table:style-name="ce3" table:formula="of:=([.A227]-[.A226])*24*60*60*1000" office:value-type="float" office:value="26.9999999941817" calcext:value-type="float">
            <text:p>27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40.158S" calcext:value-type="time">
            <text:p>11:07:40.158</text:p>
          </table:table-cell>
          <table:table-cell table:style-name="ce3" table:formula="of:=([.E227]-[.E226])*24*60*60*1000" office:value-type="float" office:value="172.000000005923" calcext:value-type="float">
            <text:p>172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7.006S" calcext:value-type="time">
            <text:p>11:07:37.006</text:p>
          </table:table-cell>
          <table:table-cell table:style-name="ce3" table:formula="of:=([.A228]-[.A227])*24*60*60*1000" office:value-type="float" office:value="52.0000000051368" calcext:value-type="float">
            <text:p>5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40.328S" calcext:value-type="time">
            <text:p>11:07:40.328</text:p>
          </table:table-cell>
          <table:table-cell table:style-name="ce3" table:formula="of:=([.E228]-[.E227])*24*60*60*1000" office:value-type="float" office:value="169.999999998716" calcext:value-type="float">
            <text:p>17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7" office:value-type="time" office:time-value="PT11H07M37.07S" calcext:value-type="time">
            <text:p>11:07:37.070</text:p>
          </table:table-cell>
          <table:table-cell table:style-name="ce3" table:formula="of:=([.A229]-[.A228])*24*60*60*1000" office:value-type="float" office:value="63.9999999956231" calcext:value-type="float">
            <text:p>6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6.607S" calcext:value-type="time">
            <text:p>11:07:26.607</text:p>
          </table:table-cell>
          <table:table-cell table:style-name="ce4"/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108S" calcext:value-type="time">
            <text:p>11:07:37.108</text:p>
          </table:table-cell>
          <table:table-cell table:style-name="ce3" table:formula="of:=([.A230]-[.A229])*24*60*60*1000" office:value-type="float" office:value="38.000000002647" calcext:value-type="float">
            <text:p>38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6.846S" calcext:value-type="time">
            <text:p>11:07:26.846</text:p>
          </table:table-cell>
          <table:table-cell table:style-name="ce3" table:formula="of:=([.E230]-[.E229])*24*60*60*1000" office:value-type="float" office:value="238.999999995571" calcext:value-type="float">
            <text:p>23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121S" calcext:value-type="time">
            <text:p>11:07:37.121</text:p>
          </table:table-cell>
          <table:table-cell table:style-name="ce3" table:formula="of:=([.A231]-[.A230])*24*60*60*1000" office:value-type="float" office:value="13.0000000012842" calcext:value-type="float">
            <text:p>1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7.047S" calcext:value-type="time">
            <text:p>11:07:27.047</text:p>
          </table:table-cell>
          <table:table-cell table:style-name="ce3" table:formula="of:=([.E231]-[.E230])*24*60*60*1000" office:value-type="float" office:value="201.000000002516" calcext:value-type="float">
            <text:p>201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174S" calcext:value-type="time">
            <text:p>11:07:37.174</text:p>
          </table:table-cell>
          <table:table-cell table:style-name="ce3" table:formula="of:=([.A232]-[.A231])*24*60*60*1000" office:value-type="float" office:value="52.9999999967501" calcext:value-type="float">
            <text:p>53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7.223S" calcext:value-type="time">
            <text:p>11:07:27.223</text:p>
          </table:table-cell>
          <table:table-cell table:style-name="ce3" table:formula="of:=([.E232]-[.E231])*24*60*60*1000" office:value-type="float" office:value="175.999999996357" calcext:value-type="float">
            <text:p>1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236S" calcext:value-type="time">
            <text:p>11:07:37.236</text:p>
          </table:table-cell>
          <table:table-cell table:style-name="ce3" table:formula="of:=([.A233]-[.A232])*24*60*60*1000" office:value-type="float" office:value="61.9999999980081" calcext:value-type="float">
            <text:p>62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7.395S" calcext:value-type="time">
            <text:p>11:07:27.395</text:p>
          </table:table-cell>
          <table:table-cell table:style-name="ce3" table:formula="of:=([.E233]-[.E232])*24*60*60*1000" office:value-type="float" office:value="172.000000001127" calcext:value-type="float">
            <text:p>17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286S" calcext:value-type="time">
            <text:p>11:07:37.286</text:p>
          </table:table-cell>
          <table:table-cell table:style-name="ce3" table:formula="of:=([.A234]-[.A233])*24*60*60*1000" office:value-type="float" office:value="50.0000000027256" calcext:value-type="float">
            <text:p>50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7.588S" calcext:value-type="time">
            <text:p>11:07:27.588</text:p>
          </table:table-cell>
          <table:table-cell table:style-name="ce3" table:formula="of:=([.E234]-[.E233])*24*60*60*1000" office:value-type="float" office:value="193.00000000726" calcext:value-type="float">
            <text:p>193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319S" calcext:value-type="time">
            <text:p>11:07:37.319</text:p>
          </table:table-cell>
          <table:table-cell table:style-name="ce3" table:formula="of:=([.A235]-[.A234])*24*60*60*1000" office:value-type="float" office:value="33.0000000062114" calcext:value-type="float">
            <text:p>3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7.76S" calcext:value-type="time">
            <text:p>11:07:27.760</text:p>
          </table:table-cell>
          <table:table-cell table:style-name="ce3" table:formula="of:=([.E235]-[.E234])*24*60*60*1000" office:value-type="float" office:value="171.999999996331" calcext:value-type="float">
            <text:p>17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352S" calcext:value-type="time">
            <text:p>11:07:37.352</text:p>
          </table:table-cell>
          <table:table-cell table:style-name="ce3" table:formula="of:=([.A236]-[.A235])*24*60*60*1000" office:value-type="float" office:value="32.9999999918229" calcext:value-type="float">
            <text:p>33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7.929S" calcext:value-type="time">
            <text:p>11:07:27.929</text:p>
          </table:table-cell>
          <table:table-cell table:style-name="ce3" table:formula="of:=([.E236]-[.E235])*24*60*60*1000" office:value-type="float" office:value="168.99999999751" calcext:value-type="float">
            <text:p>16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403S" calcext:value-type="time">
            <text:p>11:07:37.403</text:p>
          </table:table-cell>
          <table:table-cell table:style-name="ce3" table:formula="of:=([.A237]-[.A236])*24*60*60*1000" office:value-type="float" office:value="50.9999999991351" calcext:value-type="float">
            <text:p>51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8.104S" calcext:value-type="time">
            <text:p>11:07:28.104</text:p>
          </table:table-cell>
          <table:table-cell table:style-name="ce3" table:formula="of:=([.E237]-[.E236])*24*60*60*1000" office:value-type="float" office:value="174.999999999947" calcext:value-type="float">
            <text:p>17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452S" calcext:value-type="time">
            <text:p>11:07:37.452</text:p>
          </table:table-cell>
          <table:table-cell table:style-name="ce3" table:formula="of:=([.A238]-[.A237])*24*60*60*1000" office:value-type="float" office:value="49.0000000015201" calcext:value-type="float">
            <text:p>49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8.299S" calcext:value-type="time">
            <text:p>11:07:28.299</text:p>
          </table:table-cell>
          <table:table-cell table:style-name="ce3" table:formula="of:=([.E238]-[.E237])*24*60*60*1000" office:value-type="float" office:value="195.000000000078" calcext:value-type="float">
            <text:p>19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495S" calcext:value-type="time">
            <text:p>11:07:37.495</text:p>
          </table:table-cell>
          <table:table-cell table:style-name="ce3" table:formula="of:=([.A239]-[.A238])*24*60*60*1000" office:value-type="float" office:value="43.0000000038788" calcext:value-type="float">
            <text:p>43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8.484S" calcext:value-type="time">
            <text:p>11:07:28.484</text:p>
          </table:table-cell>
          <table:table-cell table:style-name="ce3" table:formula="of:=([.E239]-[.E238])*24*60*60*1000" office:value-type="float" office:value="184.999999997615" calcext:value-type="float">
            <text:p>18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528S" calcext:value-type="time">
            <text:p>11:07:37.528</text:p>
          </table:table-cell>
          <table:table-cell table:style-name="ce3" table:formula="of:=([.A240]-[.A239])*24*60*60*1000" office:value-type="float" office:value="32.9999999966191" calcext:value-type="float">
            <text:p>33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8.703S" calcext:value-type="time">
            <text:p>11:07:28.703</text:p>
          </table:table-cell>
          <table:table-cell table:style-name="ce3" table:formula="of:=([.E240]-[.E239])*24*60*60*1000" office:value-type="float" office:value="219.000000005032" calcext:value-type="float">
            <text:p>21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567S" calcext:value-type="time">
            <text:p>11:07:37.567</text:p>
          </table:table-cell>
          <table:table-cell table:style-name="ce3" table:formula="of:=([.A241]-[.A240])*24*60*60*1000" office:value-type="float" office:value="39.0000000038526" calcext:value-type="float">
            <text:p>39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8.932S" calcext:value-type="time">
            <text:p>11:07:28.932</text:p>
          </table:table-cell>
          <table:table-cell table:style-name="ce3" table:formula="of:=([.E241]-[.E240])*24*60*60*1000" office:value-type="float" office:value="228.999999997903" calcext:value-type="float">
            <text:p>22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618S" calcext:value-type="time">
            <text:p>11:07:37.618</text:p>
          </table:table-cell>
          <table:table-cell table:style-name="ce3" table:formula="of:=([.A242]-[.A241])*24*60*60*1000" office:value-type="float" office:value="50.9999999991351" calcext:value-type="float">
            <text:p>5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9.104S" calcext:value-type="time">
            <text:p>11:07:29.104</text:p>
          </table:table-cell>
          <table:table-cell table:style-name="ce3" table:formula="of:=([.E242]-[.E241])*24*60*60*1000" office:value-type="float" office:value="172.000000001127" calcext:value-type="float">
            <text:p>17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662S" calcext:value-type="time">
            <text:p>11:07:37.662</text:p>
          </table:table-cell>
          <table:table-cell table:style-name="ce3" table:formula="of:=([.A243]-[.A242])*24*60*60*1000" office:value-type="float" office:value="43.9999999954921" calcext:value-type="float">
            <text:p>44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9.277S" calcext:value-type="time">
            <text:p>11:07:29.277</text:p>
          </table:table-cell>
          <table:table-cell table:style-name="ce3" table:formula="of:=([.E243]-[.E242])*24*60*60*1000" office:value-type="float" office:value="173.000000002332" calcext:value-type="float">
            <text:p>173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708S" calcext:value-type="time">
            <text:p>11:07:37.708</text:p>
          </table:table-cell>
          <table:table-cell table:style-name="ce3" table:formula="of:=([.A244]-[.A243])*24*60*60*1000" office:value-type="float" office:value="46.0000000026994" calcext:value-type="float">
            <text:p>46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29.453S" calcext:value-type="time">
            <text:p>11:07:29.453</text:p>
          </table:table-cell>
          <table:table-cell table:style-name="ce3" table:formula="of:=([.E244]-[.E243])*24*60*60*1000" office:value-type="float" office:value="175.999999996357" calcext:value-type="float">
            <text:p>1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735S" calcext:value-type="time">
            <text:p>11:07:37.735</text:p>
          </table:table-cell>
          <table:table-cell table:style-name="ce3" table:formula="of:=([.A245]-[.A244])*24*60*60*1000" office:value-type="float" office:value="26.9999999989778" calcext:value-type="float">
            <text:p>27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29.627S" calcext:value-type="time">
            <text:p>11:07:29.627</text:p>
          </table:table-cell>
          <table:table-cell table:style-name="ce3" table:formula="of:=([.E245]-[.E244])*24*60*60*1000" office:value-type="float" office:value="174.000000003538" calcext:value-type="float">
            <text:p>17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783S" calcext:value-type="time">
            <text:p>11:07:37.783</text:p>
          </table:table-cell>
          <table:table-cell table:style-name="ce3" table:formula="of:=([.A246]-[.A245])*24*60*60*1000" office:value-type="float" office:value="48.0000000051106" calcext:value-type="float">
            <text:p>48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29.803S" calcext:value-type="time">
            <text:p>11:07:29.803</text:p>
          </table:table-cell>
          <table:table-cell table:style-name="ce3" table:formula="of:=([.E246]-[.E245])*24*60*60*1000" office:value-type="float" office:value="175.999999996357" calcext:value-type="float">
            <text:p>1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825S" calcext:value-type="time">
            <text:p>11:07:37.825</text:p>
          </table:table-cell>
          <table:table-cell table:style-name="ce3" table:formula="of:=([.A247]-[.A246])*24*60*60*1000" office:value-type="float" office:value="41.9999999930809" calcext:value-type="float">
            <text:p>42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29.971S" calcext:value-type="time">
            <text:p>11:07:29.971</text:p>
          </table:table-cell>
          <table:table-cell table:style-name="ce3" table:formula="of:=([.E247]-[.E246])*24*60*60*1000" office:value-type="float" office:value="167.999999996304" calcext:value-type="float">
            <text:p>168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882S" calcext:value-type="time">
            <text:p>11:07:37.882</text:p>
          </table:table-cell>
          <table:table-cell table:style-name="ce3" table:formula="of:=([.A248]-[.A247])*24*60*60*1000" office:value-type="float" office:value="57.0000000015725" calcext:value-type="float">
            <text:p>57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0.135S" calcext:value-type="time">
            <text:p>11:07:30.135</text:p>
          </table:table-cell>
          <table:table-cell table:style-name="ce3" table:formula="of:=([.E248]-[.E247])*24*60*60*1000" office:value-type="float" office:value="164.000000005871" calcext:value-type="float">
            <text:p>16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906S" calcext:value-type="time">
            <text:p>11:07:37.906</text:p>
          </table:table-cell>
          <table:table-cell table:style-name="ce3" table:formula="of:=([.A249]-[.A248])*24*60*60*1000" office:value-type="float" office:value="24.0000000049534" calcext:value-type="float">
            <text:p>2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0.303S" calcext:value-type="time">
            <text:p>11:07:30.303</text:p>
          </table:table-cell>
          <table:table-cell table:style-name="ce3" table:formula="of:=([.E249]-[.E248])*24*60*60*1000" office:value-type="float" office:value="167.999999996304" calcext:value-type="float">
            <text:p>168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954S" calcext:value-type="time">
            <text:p>11:07:37.954</text:p>
          </table:table-cell>
          <table:table-cell table:style-name="ce3" table:formula="of:=([.A250]-[.A249])*24*60*60*1000" office:value-type="float" office:value="47.9999999955183" calcext:value-type="float">
            <text:p>48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0.469S" calcext:value-type="time">
            <text:p>11:07:30.469</text:p>
          </table:table-cell>
          <table:table-cell table:style-name="ce3" table:formula="of:=([.E250]-[.E249])*24*60*60*1000" office:value-type="float" office:value="165.999999998689" calcext:value-type="float">
            <text:p>16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7.99S" calcext:value-type="time">
            <text:p>11:07:37.990</text:p>
          </table:table-cell>
          <table:table-cell table:style-name="ce3" table:formula="of:=([.A251]-[.A250])*24*60*60*1000" office:value-type="float" office:value="36.0000000002358" calcext:value-type="float">
            <text:p>36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0.669S" calcext:value-type="time">
            <text:p>11:07:30.669</text:p>
          </table:table-cell>
          <table:table-cell table:style-name="ce3" table:formula="of:=([.E251]-[.E250])*24*60*60*1000" office:value-type="float" office:value="200.000000006106" calcext:value-type="float">
            <text:p>200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051S" calcext:value-type="time">
            <text:p>11:07:38.051</text:p>
          </table:table-cell>
          <table:table-cell table:style-name="ce3" table:formula="of:=([.A252]-[.A251])*24*60*60*1000" office:value-type="float" office:value="61.0000000015987" calcext:value-type="float">
            <text:p>61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0.846S" calcext:value-type="time">
            <text:p>11:07:30.846</text:p>
          </table:table-cell>
          <table:table-cell table:style-name="ce3" table:formula="of:=([.E252]-[.E251])*24*60*60*1000" office:value-type="float" office:value="176.999999997562" calcext:value-type="float">
            <text:p>177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076S" calcext:value-type="time">
            <text:p>11:07:38.076</text:p>
          </table:table-cell>
          <table:table-cell table:style-name="ce3" table:formula="of:=([.A253]-[.A252])*24*60*60*1000" office:value-type="float" office:value="25.0000000013628" calcext:value-type="float">
            <text:p>25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1.021S" calcext:value-type="time">
            <text:p>11:07:31.021</text:p>
          </table:table-cell>
          <table:table-cell table:style-name="ce3" table:formula="of:=([.E253]-[.E252])*24*60*60*1000" office:value-type="float" office:value="174.999999999947" calcext:value-type="float">
            <text:p>17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122S" calcext:value-type="time">
            <text:p>11:07:38.122</text:p>
          </table:table-cell>
          <table:table-cell table:style-name="ce3" table:formula="of:=([.A254]-[.A253])*24*60*60*1000" office:value-type="float" office:value="46.0000000026994" calcext:value-type="float">
            <text:p>46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1.22S" calcext:value-type="time">
            <text:p>11:07:31.220</text:p>
          </table:table-cell>
          <table:table-cell table:style-name="ce3" table:formula="of:=([.E254]-[.E253])*24*60*60*1000" office:value-type="float" office:value="199.000000000105" calcext:value-type="float">
            <text:p>19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156S" calcext:value-type="time">
            <text:p>11:07:38.156</text:p>
          </table:table-cell>
          <table:table-cell table:style-name="ce3" table:formula="of:=([.A255]-[.A254])*24*60*60*1000" office:value-type="float" office:value="33.9999999978247" calcext:value-type="float">
            <text:p>34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1.423S" calcext:value-type="time">
            <text:p>11:07:31.423</text:p>
          </table:table-cell>
          <table:table-cell table:style-name="ce3" table:formula="of:=([.E255]-[.E254])*24*60*60*1000" office:value-type="float" office:value="203.000000000131" calcext:value-type="float">
            <text:p>203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224S" calcext:value-type="time">
            <text:p>11:07:38.224</text:p>
          </table:table-cell>
          <table:table-cell table:style-name="ce3" table:formula="of:=([.A256]-[.A255])*24*60*60*1000" office:value-type="float" office:value="68.0000000004455" calcext:value-type="float">
            <text:p>68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1.647S" calcext:value-type="time">
            <text:p>11:07:31.647</text:p>
          </table:table-cell>
          <table:table-cell table:style-name="ce3" table:formula="of:=([.E256]-[.E255])*24*60*60*1000" office:value-type="float" office:value="223.999999996671" calcext:value-type="float">
            <text:p>22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252S" calcext:value-type="time">
            <text:p>11:07:38.252</text:p>
          </table:table-cell>
          <table:table-cell table:style-name="ce3" table:formula="of:=([.A257]-[.A256])*24*60*60*1000" office:value-type="float" office:value="27.9999999953873" calcext:value-type="float">
            <text:p>28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1.841S" calcext:value-type="time">
            <text:p>11:07:31.841</text:p>
          </table:table-cell>
          <table:table-cell table:style-name="ce3" table:formula="of:=([.E257]-[.E256])*24*60*60*1000" office:value-type="float" office:value="194.000000003669" calcext:value-type="float">
            <text:p>19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292S" calcext:value-type="time">
            <text:p>11:07:38.292</text:p>
          </table:table-cell>
          <table:table-cell table:style-name="ce3" table:formula="of:=([.A258]-[.A257])*24*60*60*1000" office:value-type="float" office:value="40.0000000050582" calcext:value-type="float">
            <text:p>40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2.024S" calcext:value-type="time">
            <text:p>11:07:32.024</text:p>
          </table:table-cell>
          <table:table-cell table:style-name="ce3" table:formula="of:=([.E258]-[.E257])*24*60*60*1000" office:value-type="float" office:value="182.999999995204" calcext:value-type="float">
            <text:p>183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319S" calcext:value-type="time">
            <text:p>11:07:38.319</text:p>
          </table:table-cell>
          <table:table-cell table:style-name="ce3" table:formula="of:=([.A259]-[.A258])*24*60*60*1000" office:value-type="float" office:value="26.9999999989778" calcext:value-type="float">
            <text:p>27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2.198S" calcext:value-type="time">
            <text:p>11:07:32.198</text:p>
          </table:table-cell>
          <table:table-cell table:style-name="ce3" table:formula="of:=([.E259]-[.E258])*24*60*60*1000" office:value-type="float" office:value="173.999999998742" calcext:value-type="float">
            <text:p>17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401S" calcext:value-type="time">
            <text:p>11:07:38.401</text:p>
          </table:table-cell>
          <table:table-cell table:style-name="ce3" table:formula="of:=([.A260]-[.A259])*24*60*60*1000" office:value-type="float" office:value="81.9999999981391" calcext:value-type="float">
            <text:p>8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2.395S" calcext:value-type="time">
            <text:p>11:07:32.395</text:p>
          </table:table-cell>
          <table:table-cell table:style-name="ce3" table:formula="of:=([.E260]-[.E259])*24*60*60*1000" office:value-type="float" office:value="197.00000000249" calcext:value-type="float">
            <text:p>197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427S" calcext:value-type="time">
            <text:p>11:07:38.427</text:p>
          </table:table-cell>
          <table:table-cell table:style-name="ce3" table:formula="of:=([.A261]-[.A260])*24*60*60*1000" office:value-type="float" office:value="26.0000000025684" calcext:value-type="float">
            <text:p>2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2.594S" calcext:value-type="time">
            <text:p>11:07:32.594</text:p>
          </table:table-cell>
          <table:table-cell table:style-name="ce3" table:formula="of:=([.E261]-[.E260])*24*60*60*1000" office:value-type="float" office:value="199.000000000105" calcext:value-type="float">
            <text:p>19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459S" calcext:value-type="time">
            <text:p>11:07:38.459</text:p>
          </table:table-cell>
          <table:table-cell table:style-name="ce3" table:formula="of:=([.A262]-[.A261])*24*60*60*1000" office:value-type="float" office:value="32.0000000002096" calcext:value-type="float">
            <text:p>32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2.8S" calcext:value-type="time">
            <text:p>11:07:32.800</text:p>
          </table:table-cell>
          <table:table-cell table:style-name="ce3" table:formula="of:=([.E262]-[.E261])*24*60*60*1000" office:value-type="float" office:value="206.000000003748" calcext:value-type="float">
            <text:p>20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486S" calcext:value-type="time">
            <text:p>11:07:38.486</text:p>
          </table:table-cell>
          <table:table-cell table:style-name="ce3" table:formula="of:=([.A263]-[.A262])*24*60*60*1000" office:value-type="float" office:value="26.9999999941817" calcext:value-type="float">
            <text:p>27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2.991S" calcext:value-type="time">
            <text:p>11:07:32.991</text:p>
          </table:table-cell>
          <table:table-cell table:style-name="ce3" table:formula="of:=([.E263]-[.E262])*24*60*60*1000" office:value-type="float" office:value="191.000000000052" calcext:value-type="float">
            <text:p>191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561S" calcext:value-type="time">
            <text:p>11:07:38.561</text:p>
          </table:table-cell>
          <table:table-cell table:style-name="ce3" table:formula="of:=([.A264]-[.A263])*24*60*60*1000" office:value-type="float" office:value="75.0000000040885" calcext:value-type="float">
            <text:p>75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3.168S" calcext:value-type="time">
            <text:p>11:07:33.168</text:p>
          </table:table-cell>
          <table:table-cell table:style-name="ce3" table:formula="of:=([.E264]-[.E263])*24*60*60*1000" office:value-type="float" office:value="176.999999997562" calcext:value-type="float">
            <text:p>177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625S" calcext:value-type="time">
            <text:p>11:07:38.625</text:p>
          </table:table-cell>
          <table:table-cell table:style-name="ce3" table:formula="of:=([.A265]-[.A264])*24*60*60*1000" office:value-type="float" office:value="64.0000000004193" calcext:value-type="float">
            <text:p>64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3.346S" calcext:value-type="time">
            <text:p>11:07:33.346</text:p>
          </table:table-cell>
          <table:table-cell table:style-name="ce3" table:formula="of:=([.E265]-[.E264])*24*60*60*1000" office:value-type="float" office:value="177.999999998768" calcext:value-type="float">
            <text:p>178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649S" calcext:value-type="time">
            <text:p>11:07:38.649</text:p>
          </table:table-cell>
          <table:table-cell table:style-name="ce3" table:formula="of:=([.A266]-[.A265])*24*60*60*1000" office:value-type="float" office:value="23.9999999953611" calcext:value-type="float">
            <text:p>2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3.523S" calcext:value-type="time">
            <text:p>11:07:33.523</text:p>
          </table:table-cell>
          <table:table-cell table:style-name="ce3" table:formula="of:=([.E266]-[.E265])*24*60*60*1000" office:value-type="float" office:value="177.000000002359" calcext:value-type="float">
            <text:p>177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674S" calcext:value-type="time">
            <text:p>11:07:38.674</text:p>
          </table:table-cell>
          <table:table-cell table:style-name="ce3" table:formula="of:=([.A267]-[.A266])*24*60*60*1000" office:value-type="float" office:value="25.0000000013628" calcext:value-type="float">
            <text:p>25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3.704S" calcext:value-type="time">
            <text:p>11:07:33.704</text:p>
          </table:table-cell>
          <table:table-cell table:style-name="ce3" table:formula="of:=([.E267]-[.E266])*24*60*60*1000" office:value-type="float" office:value="180.999999997589" calcext:value-type="float">
            <text:p>181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725S" calcext:value-type="time">
            <text:p>11:07:38.725</text:p>
          </table:table-cell>
          <table:table-cell table:style-name="ce3" table:formula="of:=([.A268]-[.A267])*24*60*60*1000" office:value-type="float" office:value="50.9999999991351" calcext:value-type="float">
            <text:p>51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3.919S" calcext:value-type="time">
            <text:p>11:07:33.919</text:p>
          </table:table-cell>
          <table:table-cell table:style-name="ce3" table:formula="of:=([.E268]-[.E267])*24*60*60*1000" office:value-type="float" office:value="215.000000005006" calcext:value-type="float">
            <text:p>21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8S" calcext:value-type="time">
            <text:p>11:07:38.800</text:p>
          </table:table-cell>
          <table:table-cell table:style-name="ce3" table:formula="of:=([.A269]-[.A268])*24*60*60*1000" office:value-type="float" office:value="75.0000000040885" calcext:value-type="float">
            <text:p>75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4.095S" calcext:value-type="time">
            <text:p>11:07:34.095</text:p>
          </table:table-cell>
          <table:table-cell table:style-name="ce3" table:formula="of:=([.E269]-[.E268])*24*60*60*1000" office:value-type="float" office:value="176.000000001153" calcext:value-type="float">
            <text:p>1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847S" calcext:value-type="time">
            <text:p>11:07:38.847</text:p>
          </table:table-cell>
          <table:table-cell table:style-name="ce3" table:formula="of:=([.A270]-[.A269])*24*60*60*1000" office:value-type="float" office:value="46.9999999991089" calcext:value-type="float">
            <text:p>47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4.281S" calcext:value-type="time">
            <text:p>11:07:34.281</text:p>
          </table:table-cell>
          <table:table-cell table:style-name="ce3" table:formula="of:=([.E270]-[.E269])*24*60*60*1000" office:value-type="float" office:value="185.99999999882" calcext:value-type="float">
            <text:p>18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855S" calcext:value-type="time">
            <text:p>11:07:38.855</text:p>
          </table:table-cell>
          <table:table-cell table:style-name="ce3" table:formula="of:=([.A271]-[.A270])*24*60*60*1000" office:value-type="float" office:value="8.00000000005241" calcext:value-type="float">
            <text:p>8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4.451S" calcext:value-type="time">
            <text:p>11:07:34.451</text:p>
          </table:table-cell>
          <table:table-cell table:style-name="ce3" table:formula="of:=([.E271]-[.E270])*24*60*60*1000" office:value-type="float" office:value="169.999999998716" calcext:value-type="float">
            <text:p>170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89S" calcext:value-type="time">
            <text:p>11:07:38.890</text:p>
          </table:table-cell>
          <table:table-cell table:style-name="ce3" table:formula="of:=([.A272]-[.A271])*24*60*60*1000" office:value-type="float" office:value="34.9999999990303" calcext:value-type="float">
            <text:p>35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4.621S" calcext:value-type="time">
            <text:p>11:07:34.621</text:p>
          </table:table-cell>
          <table:table-cell table:style-name="ce3" table:formula="of:=([.E272]-[.E271])*24*60*60*1000" office:value-type="float" office:value="169.999999998716" calcext:value-type="float">
            <text:p>170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8.97S" calcext:value-type="time">
            <text:p>11:07:38.970</text:p>
          </table:table-cell>
          <table:table-cell table:style-name="ce3" table:formula="of:=([.A273]-[.A272])*24*60*60*1000" office:value-type="float" office:value="80.0000000005241" calcext:value-type="float">
            <text:p>80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4.82S" calcext:value-type="time">
            <text:p>11:07:34.820</text:p>
          </table:table-cell>
          <table:table-cell table:style-name="ce3" table:formula="of:=([.E273]-[.E272])*24*60*60*1000" office:value-type="float" office:value="199.000000000105" calcext:value-type="float">
            <text:p>19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049S" calcext:value-type="time">
            <text:p>11:07:39.049</text:p>
          </table:table-cell>
          <table:table-cell table:style-name="ce3" table:formula="of:=([.A274]-[.A273])*24*60*60*1000" office:value-type="float" office:value="78.9999999993185" calcext:value-type="float">
            <text:p>79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5.037S" calcext:value-type="time">
            <text:p>11:07:35.037</text:p>
          </table:table-cell>
          <table:table-cell table:style-name="ce3" table:formula="of:=([.E274]-[.E273])*24*60*60*1000" office:value-type="float" office:value="216.999999997824" calcext:value-type="float">
            <text:p>217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058S" calcext:value-type="time">
            <text:p>11:07:39.058</text:p>
          </table:table-cell>
          <table:table-cell table:style-name="ce3" table:formula="of:=([.A275]-[.A274])*24*60*60*1000" office:value-type="float" office:value="8.99999999646184" calcext:value-type="float">
            <text:p>9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5.219S" calcext:value-type="time">
            <text:p>11:07:35.219</text:p>
          </table:table-cell>
          <table:table-cell table:style-name="ce3" table:formula="of:=([.E275]-[.E274])*24*60*60*1000" office:value-type="float" office:value="181.999999998794" calcext:value-type="float">
            <text:p>18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078S" calcext:value-type="time">
            <text:p>11:07:39.078</text:p>
          </table:table-cell>
          <table:table-cell table:style-name="ce3" table:formula="of:=([.A276]-[.A275])*24*60*60*1000" office:value-type="float" office:value="20.0000000049272" calcext:value-type="float">
            <text:p>20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5.391S" calcext:value-type="time">
            <text:p>11:07:35.391</text:p>
          </table:table-cell>
          <table:table-cell table:style-name="ce3" table:formula="of:=([.E276]-[.E275])*24*60*60*1000" office:value-type="float" office:value="172.000000005923" calcext:value-type="float">
            <text:p>17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133S" calcext:value-type="time">
            <text:p>11:07:39.133</text:p>
          </table:table-cell>
          <table:table-cell table:style-name="ce3" table:formula="of:=([.A277]-[.A276])*24*60*60*1000" office:value-type="float" office:value="54.9999999991613" calcext:value-type="float">
            <text:p>55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5.565S" calcext:value-type="time">
            <text:p>11:07:35.565</text:p>
          </table:table-cell>
          <table:table-cell table:style-name="ce3" table:formula="of:=([.E277]-[.E276])*24*60*60*1000" office:value-type="float" office:value="173.999999998742" calcext:value-type="float">
            <text:p>17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228S" calcext:value-type="time">
            <text:p>11:07:39.228</text:p>
          </table:table-cell>
          <table:table-cell table:style-name="ce3" table:formula="of:=([.A278]-[.A277])*24*60*60*1000" office:value-type="float" office:value="95.0000000042195" calcext:value-type="float">
            <text:p>95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5.75S" calcext:value-type="time">
            <text:p>11:07:35.750</text:p>
          </table:table-cell>
          <table:table-cell table:style-name="ce3" table:formula="of:=([.E278]-[.E277])*24*60*60*1000" office:value-type="float" office:value="184.999999997615" calcext:value-type="float">
            <text:p>18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244S" calcext:value-type="time">
            <text:p>11:07:39.244</text:p>
          </table:table-cell>
          <table:table-cell table:style-name="ce3" table:formula="of:=([.A279]-[.A278])*24*60*60*1000" office:value-type="float" office:value="15.9999999953087" calcext:value-type="float">
            <text:p>16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5.966S" calcext:value-type="time">
            <text:p>11:07:35.966</text:p>
          </table:table-cell>
          <table:table-cell table:style-name="ce3" table:formula="of:=([.E279]-[.E278])*24*60*60*1000" office:value-type="float" office:value="216.000000001415" calcext:value-type="float">
            <text:p>21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273S" calcext:value-type="time">
            <text:p>11:07:39.273</text:p>
          </table:table-cell>
          <table:table-cell table:style-name="ce3" table:formula="of:=([.A280]-[.A279])*24*60*60*1000" office:value-type="float" office:value="29.000000001389" calcext:value-type="float">
            <text:p>29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6.179S" calcext:value-type="time">
            <text:p>11:07:36.179</text:p>
          </table:table-cell>
          <table:table-cell table:style-name="ce3" table:formula="of:=([.E280]-[.E279])*24*60*60*1000" office:value-type="float" office:value="212.999999997798" calcext:value-type="float">
            <text:p>213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296S" calcext:value-type="time">
            <text:p>11:07:39.296</text:p>
          </table:table-cell>
          <table:table-cell table:style-name="ce3" table:formula="of:=([.A281]-[.A280])*24*60*60*1000" office:value-type="float" office:value="22.9999999989516" calcext:value-type="float">
            <text:p>2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6.371S" calcext:value-type="time">
            <text:p>11:07:36.371</text:p>
          </table:table-cell>
          <table:table-cell table:style-name="ce3" table:formula="of:=([.E281]-[.E280])*24*60*60*1000" office:value-type="float" office:value="192.000000001258" calcext:value-type="float">
            <text:p>19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391S" calcext:value-type="time">
            <text:p>11:07:39.391</text:p>
          </table:table-cell>
          <table:table-cell table:style-name="ce3" table:formula="of:=([.A282]-[.A281])*24*60*60*1000" office:value-type="float" office:value="95.0000000042195" calcext:value-type="float">
            <text:p>95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6.57S" calcext:value-type="time">
            <text:p>11:07:36.570</text:p>
          </table:table-cell>
          <table:table-cell table:style-name="ce3" table:formula="of:=([.E282]-[.E281])*24*60*60*1000" office:value-type="float" office:value="199.000000000105" calcext:value-type="float">
            <text:p>19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439S" calcext:value-type="time">
            <text:p>11:07:39.439</text:p>
          </table:table-cell>
          <table:table-cell table:style-name="ce3" table:formula="of:=([.A283]-[.A282])*24*60*60*1000" office:value-type="float" office:value="47.9999999955183" calcext:value-type="float">
            <text:p>48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6.742S" calcext:value-type="time">
            <text:p>11:07:36.742</text:p>
          </table:table-cell>
          <table:table-cell table:style-name="ce3" table:formula="of:=([.E283]-[.E282])*24*60*60*1000" office:value-type="float" office:value="172.000000001127" calcext:value-type="float">
            <text:p>17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473S" calcext:value-type="time">
            <text:p>11:07:39.473</text:p>
          </table:table-cell>
          <table:table-cell table:style-name="ce3" table:formula="of:=([.A284]-[.A283])*24*60*60*1000" office:value-type="float" office:value="33.9999999978247" calcext:value-type="float">
            <text:p>34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6.904S" calcext:value-type="time">
            <text:p>11:07:36.904</text:p>
          </table:table-cell>
          <table:table-cell table:style-name="ce3" table:formula="of:=([.E284]-[.E283])*24*60*60*1000" office:value-type="float" office:value="162.000000003459" calcext:value-type="float">
            <text:p>16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485S" calcext:value-type="time">
            <text:p>11:07:39.485</text:p>
          </table:table-cell>
          <table:table-cell table:style-name="ce3" table:formula="of:=([.A285]-[.A284])*24*60*60*1000" office:value-type="float" office:value="12.0000000048748" calcext:value-type="float">
            <text:p>12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7.07S" calcext:value-type="time">
            <text:p>11:07:37.070</text:p>
          </table:table-cell>
          <table:table-cell table:style-name="ce3" table:formula="of:=([.E285]-[.E284])*24*60*60*1000" office:value-type="float" office:value="165.999999993893" calcext:value-type="float">
            <text:p>16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554S" calcext:value-type="time">
            <text:p>11:07:39.554</text:p>
          </table:table-cell>
          <table:table-cell table:style-name="ce3" table:formula="of:=([.A286]-[.A285])*24*60*60*1000" office:value-type="float" office:value="68.9999999920588" calcext:value-type="float">
            <text:p>69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7.236S" calcext:value-type="time">
            <text:p>11:07:37.236</text:p>
          </table:table-cell>
          <table:table-cell table:style-name="ce3" table:formula="of:=([.E286]-[.E285])*24*60*60*1000" office:value-type="float" office:value="165.999999998689" calcext:value-type="float">
            <text:p>16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635S" calcext:value-type="time">
            <text:p>11:07:39.635</text:p>
          </table:table-cell>
          <table:table-cell table:style-name="ce3" table:formula="of:=([.A287]-[.A286])*24*60*60*1000" office:value-type="float" office:value="81.0000000065259" calcext:value-type="float">
            <text:p>81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7.403S" calcext:value-type="time">
            <text:p>11:07:37.403</text:p>
          </table:table-cell>
          <table:table-cell table:style-name="ce3" table:formula="of:=([.E287]-[.E286])*24*60*60*1000" office:value-type="float" office:value="166.999999999895" calcext:value-type="float">
            <text:p>167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645S" calcext:value-type="time">
            <text:p>11:07:39.645</text:p>
          </table:table-cell>
          <table:table-cell table:style-name="ce3" table:formula="of:=([.A288]-[.A287])*24*60*60*1000" office:value-type="float" office:value="9.99999999766743" calcext:value-type="float">
            <text:p>10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7.567S" calcext:value-type="time">
            <text:p>11:07:37.567</text:p>
          </table:table-cell>
          <table:table-cell table:style-name="ce3" table:formula="of:=([.E288]-[.E287])*24*60*60*1000" office:value-type="float" office:value="164.000000005871" calcext:value-type="float">
            <text:p>16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674S" calcext:value-type="time">
            <text:p>11:07:39.674</text:p>
          </table:table-cell>
          <table:table-cell table:style-name="ce3" table:formula="of:=([.A289]-[.A288])*24*60*60*1000" office:value-type="float" office:value="29.000000001389" calcext:value-type="float">
            <text:p>29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7.735S" calcext:value-type="time">
            <text:p>11:07:37.735</text:p>
          </table:table-cell>
          <table:table-cell table:style-name="ce3" table:formula="of:=([.E289]-[.E288])*24*60*60*1000" office:value-type="float" office:value="167.999999996304" calcext:value-type="float">
            <text:p>168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716S" calcext:value-type="time">
            <text:p>11:07:39.716</text:p>
          </table:table-cell>
          <table:table-cell table:style-name="ce3" table:formula="of:=([.A290]-[.A289])*24*60*60*1000" office:value-type="float" office:value="41.9999999978771" calcext:value-type="float">
            <text:p>42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7.906S" calcext:value-type="time">
            <text:p>11:07:37.906</text:p>
          </table:table-cell>
          <table:table-cell table:style-name="ce3" table:formula="of:=([.E290]-[.E289])*24*60*60*1000" office:value-type="float" office:value="171.000000004717" calcext:value-type="float">
            <text:p>171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816S" calcext:value-type="time">
            <text:p>11:07:39.816</text:p>
          </table:table-cell>
          <table:table-cell table:style-name="ce3" table:formula="of:=([.A291]-[.A290])*24*60*60*1000" office:value-type="float" office:value="100.000000000655" calcext:value-type="float">
            <text:p>100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8.076S" calcext:value-type="time">
            <text:p>11:07:38.076</text:p>
          </table:table-cell>
          <table:table-cell table:style-name="ce3" table:formula="of:=([.E291]-[.E290])*24*60*60*1000" office:value-type="float" office:value="169.999999998716" calcext:value-type="float">
            <text:p>170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846S" calcext:value-type="time">
            <text:p>11:07:39.846</text:p>
          </table:table-cell>
          <table:table-cell table:style-name="ce3" table:formula="of:=([.A292]-[.A291])*24*60*60*1000" office:value-type="float" office:value="29.9999999977985" calcext:value-type="float">
            <text:p>30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8.252S" calcext:value-type="time">
            <text:p>11:07:38.252</text:p>
          </table:table-cell>
          <table:table-cell table:style-name="ce3" table:formula="of:=([.E292]-[.E291])*24*60*60*1000" office:value-type="float" office:value="175.999999996357" calcext:value-type="float">
            <text:p>1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858S" calcext:value-type="time">
            <text:p>11:07:39.858</text:p>
          </table:table-cell>
          <table:table-cell table:style-name="ce3" table:formula="of:=([.A293]-[.A292])*24*60*60*1000" office:value-type="float" office:value="12.0000000048748" calcext:value-type="float">
            <text:p>12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8.427S" calcext:value-type="time">
            <text:p>11:07:38.427</text:p>
          </table:table-cell>
          <table:table-cell table:style-name="ce3" table:formula="of:=([.E293]-[.E292])*24*60*60*1000" office:value-type="float" office:value="175.000000004744" calcext:value-type="float">
            <text:p>17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895S" calcext:value-type="time">
            <text:p>11:07:39.895</text:p>
          </table:table-cell>
          <table:table-cell table:style-name="ce3" table:formula="of:=([.A294]-[.A293])*24*60*60*1000" office:value-type="float" office:value="36.9999999966453" calcext:value-type="float">
            <text:p>37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8.649S" calcext:value-type="time">
            <text:p>11:07:38.649</text:p>
          </table:table-cell>
          <table:table-cell table:style-name="ce3" table:formula="of:=([.E294]-[.E293])*24*60*60*1000" office:value-type="float" office:value="221.99999999426" calcext:value-type="float">
            <text:p>22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39.986S" calcext:value-type="time">
            <text:p>11:07:39.986</text:p>
          </table:table-cell>
          <table:table-cell table:style-name="ce3" table:formula="of:=([.A295]-[.A294])*24*60*60*1000" office:value-type="float" office:value="90.9999999993971" calcext:value-type="float">
            <text:p>91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8.855S" calcext:value-type="time">
            <text:p>11:07:38.855</text:p>
          </table:table-cell>
          <table:table-cell table:style-name="ce3" table:formula="of:=([.E295]-[.E294])*24*60*60*1000" office:value-type="float" office:value="206.000000003748" calcext:value-type="float">
            <text:p>20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40.041S" calcext:value-type="time">
            <text:p>11:07:40.041</text:p>
          </table:table-cell>
          <table:table-cell table:style-name="ce3" table:formula="of:=([.A296]-[.A295])*24*60*60*1000" office:value-type="float" office:value="54.9999999991613" calcext:value-type="float">
            <text:p>55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9.049S" calcext:value-type="time">
            <text:p>11:07:39.049</text:p>
          </table:table-cell>
          <table:table-cell table:style-name="ce3" table:formula="of:=([.E296]-[.E295])*24*60*60*1000" office:value-type="float" office:value="193.999999998873" calcext:value-type="float">
            <text:p>19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40.049S" calcext:value-type="time">
            <text:p>11:07:40.049</text:p>
          </table:table-cell>
          <table:table-cell table:style-name="ce3" table:formula="of:=([.A297]-[.A296])*24*60*60*1000" office:value-type="float" office:value="8.00000000005241" calcext:value-type="float">
            <text:p>8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39.244S" calcext:value-type="time">
            <text:p>11:07:39.244</text:p>
          </table:table-cell>
          <table:table-cell table:style-name="ce3" table:formula="of:=([.E297]-[.E296])*24*60*60*1000" office:value-type="float" office:value="195.000000000078" calcext:value-type="float">
            <text:p>19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40.075S" calcext:value-type="time">
            <text:p>11:07:40.075</text:p>
          </table:table-cell>
          <table:table-cell table:style-name="ce3" table:formula="of:=([.A298]-[.A297])*24*60*60*1000" office:value-type="float" office:value="26.0000000025684" calcext:value-type="float">
            <text:p>26</text:p>
          </table:table-cell>
          <table:table-cell office:value-type="float" office:value="6318" calcext:value-type="float">
            <text:p>6318</text:p>
          </table:table-cell>
          <table:table-cell/>
          <table:table-cell table:style-name="ce7" office:value-type="time" office:time-value="PT11H07M39.439S" calcext:value-type="time">
            <text:p>11:07:39.439</text:p>
          </table:table-cell>
          <table:table-cell table:style-name="ce3" table:formula="of:=([.E298]-[.E297])*24*60*60*1000" office:value-type="float" office:value="195.000000000078" calcext:value-type="float">
            <text:p>19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40.158S" calcext:value-type="time">
            <text:p>11:07:40.158</text:p>
          </table:table-cell>
          <table:table-cell table:style-name="ce3" table:formula="of:=([.A299]-[.A298])*24*60*60*1000" office:value-type="float" office:value="83.0000000041409" calcext:value-type="float">
            <text:p>83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39.635S" calcext:value-type="time">
            <text:p>11:07:39.635</text:p>
          </table:table-cell>
          <table:table-cell table:style-name="ce3" table:formula="of:=([.E299]-[.E298])*24*60*60*1000" office:value-type="float" office:value="196.000000001284" calcext:value-type="float">
            <text:p>19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40.222S" calcext:value-type="time">
            <text:p>11:07:40.222</text:p>
          </table:table-cell>
          <table:table-cell table:style-name="ce3" table:formula="of:=([.A300]-[.A299])*24*60*60*1000" office:value-type="float" office:value="64.0000000004193" calcext:value-type="float">
            <text:p>64</text:p>
          </table:table-cell>
          <table:table-cell office:value-type="float" office:value="6320" calcext:value-type="float">
            <text:p>6320</text:p>
          </table:table-cell>
          <table:table-cell/>
          <table:table-cell table:style-name="ce7" office:value-type="time" office:time-value="PT11H07M39.846S" calcext:value-type="time">
            <text:p>11:07:39.846</text:p>
          </table:table-cell>
          <table:table-cell table:style-name="ce3" table:formula="of:=([.E300]-[.E299])*24*60*60*1000" office:value-type="float" office:value="210.999999995387" calcext:value-type="float">
            <text:p>211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40.251S" calcext:value-type="time">
            <text:p>11:07:40.251</text:p>
          </table:table-cell>
          <table:table-cell table:style-name="ce3" table:formula="of:=([.A301]-[.A300])*24*60*60*1000" office:value-type="float" office:value="28.9999999917967" calcext:value-type="float">
            <text:p>29</text:p>
          </table:table-cell>
          <table:table-cell office:value-type="float" office:value="6317" calcext:value-type="float">
            <text:p>6317</text:p>
          </table:table-cell>
          <table:table-cell/>
          <table:table-cell table:style-name="ce7" office:value-type="time" office:time-value="PT11H07M40.041S" calcext:value-type="time">
            <text:p>11:07:40.041</text:p>
          </table:table-cell>
          <table:table-cell table:style-name="ce3" table:formula="of:=([.E301]-[.E300])*24*60*60*1000" office:value-type="float" office:value="195.000000000078" calcext:value-type="float">
            <text:p>19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7" office:value-type="time" office:time-value="PT11H07M40.328S" calcext:value-type="time">
            <text:p>11:07:40.328</text:p>
          </table:table-cell>
          <table:table-cell table:style-name="ce3" table:formula="of:=([.A302]-[.A301])*24*60*60*1000" office:value-type="float" office:value="77.0000000064997" calcext:value-type="float">
            <text:p>77</text:p>
          </table:table-cell>
          <table:table-cell office:value-type="float" office:value="6319" calcext:value-type="float">
            <text:p>6319</text:p>
          </table:table-cell>
          <table:table-cell/>
          <table:table-cell table:style-name="ce7" office:value-type="time" office:time-value="PT11H07M40.222S" calcext:value-type="time">
            <text:p>11:07:40.222</text:p>
          </table:table-cell>
          <table:table-cell table:style-name="ce3" table:formula="of:=([.E302]-[.E301])*24*60*60*1000" office:value-type="float" office:value="181.000000007181" calcext:value-type="float">
            <text:p>181</text:p>
          </table:table-cell>
          <table:table-cell office:value-type="float" office:value="6320" calcext:value-type="float">
            <text:p>6320</text:p>
          </table:table-cell>
        </table:table-row>
        <table:table-row table:style-name="ro2" table:number-rows-repeated="104827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320x240.E6:320x240.G16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'VGA 640x480'.A6:'VGA 640x480'.C3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Bold" svg:font-family="Menlo-Bold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time-style style:name="N121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22">
      <number:seconds number:style="long" number:decimal-places="3"/>
    </number:time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time-style style:name="N125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5:39:10.166775706</meta:creation-date>
    <dc:date>2019-08-13T16:37:16.455406564</dc:date>
    <meta:editing-duration>PT11M25S</meta:editing-duration>
    <meta:editing-cycles>1</meta:editing-cycles>
    <meta:document-statistic meta:table-count="2" meta:cell-count="2774" meta:object-count="0"/>
    <meta:generator>LibreOffice/6.1.3.2$MacOSX_X86_64 LibreOffice_project/86daf60bf00efa86ad547e59e09d6bb77c699acb</meta:generator>
  </office:meta>
</office:document-meta>
</file>